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181d95e" style:font-size-asian="11pt" style:font-size-complex="11pt"/>
    </style:style>
    <style:style style:name="P34" style:family="paragraph" style:parent-style-name="Standard">
      <style:text-properties style:font-name="Arial" fo:font-size="11pt" officeooo:rsid="000a5397" officeooo:paragraph-rsid="0182cbf1" style:font-size-asian="11pt" style:font-size-complex="11pt"/>
    </style:style>
    <style:style style:name="P35" style:family="paragraph" style:parent-style-name="Standard">
      <style:text-properties style:font-name="Arial" fo:font-size="11pt" officeooo:rsid="000a5397" officeooo:paragraph-rsid="008e6687"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style:font-size-asian="11pt" style:font-size-complex="11pt"/>
    </style:style>
    <style:style style:name="P179" style:family="paragraph" style:parent-style-name="Standard">
      <style:text-properties style:font-name="Arial" fo:font-size="11pt" officeooo:rsid="015b1a89" officeooo:paragraph-rsid="015b1a89" style:font-size-asian="11pt" style:font-size-complex="11pt"/>
    </style:style>
    <style:style style:name="P180" style:family="paragraph" style:parent-style-name="Standard">
      <style:text-properties style:font-name="Arial" fo:font-size="11pt" officeooo:rsid="016b93eb" officeooo:paragraph-rsid="016b93eb" style:font-size-asian="11pt" style:font-size-complex="11pt"/>
    </style:style>
    <style:style style:name="P181" style:family="paragraph" style:parent-style-name="Standard">
      <style:text-properties style:font-name="Arial" fo:font-size="11pt" officeooo:rsid="011980cb" officeooo:paragraph-rsid="0174db80" style:font-size-asian="11pt" style:font-size-complex="11pt"/>
    </style:style>
    <style:style style:name="P182" style:family="paragraph" style:parent-style-name="Standard">
      <style:text-properties style:font-name="Arial" fo:font-size="11pt" officeooo:rsid="017576dd" officeooo:paragraph-rsid="017576dd" style:font-size-asian="11pt" style:font-size-complex="11pt"/>
    </style:style>
    <style:style style:name="P183" style:family="paragraph" style:parent-style-name="Standard">
      <style:text-properties style:font-name="Arial" fo:font-size="11pt" officeooo:rsid="0028e01c" officeooo:paragraph-rsid="01062e07" style:font-size-asian="11pt" style:font-size-complex="11pt"/>
    </style:style>
    <style:style style:name="P184" style:family="paragraph" style:parent-style-name="Standard">
      <style:text-properties style:font-name="Arial" fo:font-size="11pt" officeooo:rsid="017a5957" officeooo:paragraph-rsid="017a5957" style:font-size-asian="11pt" style:font-size-complex="11pt"/>
    </style:style>
    <style:style style:name="P185" style:family="paragraph" style:parent-style-name="Standard">
      <style:text-properties style:font-name="Arial" fo:font-size="11pt" officeooo:rsid="00470252" officeooo:paragraph-rsid="017b1775" style:font-size-asian="11pt" style:font-size-complex="11pt"/>
    </style:style>
    <style:style style:name="P186" style:family="paragraph" style:parent-style-name="Standard">
      <style:text-properties style:font-name="Arial" fo:font-size="11pt" officeooo:rsid="01440dbf" officeooo:paragraph-rsid="0140f873" style:font-size-asian="11pt" style:font-size-complex="11pt"/>
    </style:style>
    <style:style style:name="P187" style:family="paragraph" style:parent-style-name="Standard">
      <style:text-properties style:font-name="Arial" fo:font-size="11pt" officeooo:rsid="0181635b" officeooo:paragraph-rsid="0181635b" style:font-size-asian="11pt" style:font-size-complex="11pt"/>
    </style:style>
    <style:style style:name="P188" style:family="paragraph" style:parent-style-name="Standard">
      <style:text-properties style:font-name="Arial"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90" style:family="paragraph" style:parent-style-name="Standard">
      <style:text-properties style:font-name="Arial" fo:font-size="11pt" officeooo:rsid="01bceaa3" officeooo:paragraph-rsid="01bceaa3" style:font-size-asian="11pt" style:font-size-complex="11pt"/>
    </style:style>
    <style:style style:name="P191" style:family="paragraph" style:parent-style-name="Standard">
      <style:text-properties style:font-name="Arial" fo:font-size="11pt" officeooo:rsid="01bceaa3" officeooo:paragraph-rsid="0099884a" style:font-size-asian="11pt" style:font-size-complex="11pt"/>
    </style:style>
    <style:style style:name="P192" style:family="paragraph" style:parent-style-name="Standard">
      <style:text-properties style:font-name="Arial" fo:font-size="11pt" officeooo:rsid="01c08a3e" officeooo:paragraph-rsid="01c08a3e" style:font-size-asian="11pt" style:font-size-complex="11pt"/>
    </style:style>
    <style:style style:name="P193" style:family="paragraph" style:parent-style-name="Standard">
      <style:text-properties style:font-name="Arial" fo:font-size="11pt" officeooo:rsid="01cd127f" officeooo:paragraph-rsid="01cd127f" style:font-size-asian="11pt" style:font-size-complex="11pt"/>
    </style:style>
    <style:style style:name="P194" style:family="paragraph" style:parent-style-name="Standard">
      <style:text-properties style:font-name="Arial" fo:font-size="11pt" officeooo:paragraph-rsid="0123543d" style:font-size-asian="11pt" style:font-size-complex="11pt"/>
    </style:style>
    <style:style style:name="P195" style:family="paragraph" style:parent-style-name="Standard">
      <style:text-properties style:font-name="Arial" fo:font-size="11pt" officeooo:rsid="01daa076" officeooo:paragraph-rsid="01daa076" style:font-size-asian="11pt" style:font-size-complex="11pt"/>
    </style:style>
    <style:style style:name="P196"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 fo:font-size="11pt" officeooo:rsid="0154cf2d" officeooo:paragraph-rsid="0140f873" style:font-size-asian="9.60000038146973pt" style:font-size-complex="11pt"/>
    </style:style>
    <style:style style:name="P223"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 fo:font-size="10pt" officeooo:rsid="001e4da2" officeooo:paragraph-rsid="001e4da2" style:font-size-asian="10pt" style:font-size-complex="10pt"/>
    </style:style>
    <style:style style:name="P226" style:family="paragraph" style:parent-style-name="Standard">
      <style:text-properties style:font-name="Arial" fo:font-size="10pt" officeooo:paragraph-rsid="0058b49f" style:font-size-asian="10pt" style:font-size-complex="10pt"/>
    </style:style>
    <style:style style:name="P227" style:family="paragraph" style:parent-style-name="Standard">
      <style:text-properties style:font-name="Arial" fo:font-size="10pt" officeooo:rsid="000a5397" officeooo:paragraph-rsid="000a5397" style:font-size-asian="10pt" style:font-size-complex="10pt"/>
    </style:style>
    <style:style style:name="P228" style:family="paragraph" style:parent-style-name="Standard">
      <style:text-properties style:font-name="Arial" fo:font-size="10pt" officeooo:rsid="000a5397" officeooo:paragraph-rsid="0037780a" style:font-size-asian="10pt" style:font-size-complex="10pt"/>
    </style:style>
    <style:style style:name="P229" style:family="paragraph" style:parent-style-name="Standard">
      <style:text-properties style:font-name="Arial" fo:font-size="10pt" officeooo:rsid="000a5397" officeooo:paragraph-rsid="0058b49f" style:font-size-asian="10pt" style:font-size-complex="10pt"/>
    </style:style>
    <style:style style:name="P230" style:family="paragraph" style:parent-style-name="Standard">
      <style:text-properties style:font-name="Arial" fo:font-size="10pt" officeooo:rsid="000a5397" officeooo:paragraph-rsid="005746ca" style:font-size-asian="10pt" style:font-size-complex="10pt"/>
    </style:style>
    <style:style style:name="P231" style:family="paragraph" style:parent-style-name="Standard">
      <style:text-properties style:font-name="Arial" fo:font-size="10pt" officeooo:paragraph-rsid="0037780a" style:font-size-asian="10pt" style:font-size-complex="10pt"/>
    </style:style>
    <style:style style:name="P232" style:family="paragraph" style:parent-style-name="Standard">
      <style:text-properties style:font-name="Arial" fo:font-size="10pt" officeooo:rsid="0037780a" officeooo:paragraph-rsid="0037780a" style:font-size-asian="10pt" style:font-size-complex="10pt"/>
    </style:style>
    <style:style style:name="P233" style:family="paragraph" style:parent-style-name="Standard">
      <style:text-properties style:font-name="Arial" fo:font-size="10pt" officeooo:paragraph-rsid="00d69a10" style:font-size-asian="10pt" style:font-size-complex="10pt"/>
    </style:style>
    <style:style style:name="P234" style:family="paragraph" style:parent-style-name="Standard">
      <style:text-properties style:font-name="Arial" fo:font-size="10pt" officeooo:paragraph-rsid="00dab08d" style:font-size-asian="10pt" style:font-size-complex="10pt"/>
    </style:style>
    <style:style style:name="P235" style:family="paragraph" style:parent-style-name="Standard">
      <style:text-properties style:font-name="Arial" fo:font-size="10pt" officeooo:rsid="0020cf53" officeooo:paragraph-rsid="0020cf53" style:font-size-asian="10pt" style:font-size-complex="10pt"/>
    </style:style>
    <style:style style:name="P236" style:family="paragraph" style:parent-style-name="Standard">
      <style:text-properties style:font-name="Arial" fo:font-size="10pt" officeooo:paragraph-rsid="004e17b3" style:font-size-asian="10pt" style:font-size-complex="10pt"/>
    </style:style>
    <style:style style:name="P237" style:family="paragraph" style:parent-style-name="Standard">
      <style:text-properties style:font-name="Arial" fo:font-size="10pt" officeooo:paragraph-rsid="0027d37a" style:font-size-asian="10pt" style:font-size-complex="10pt"/>
    </style:style>
    <style:style style:name="P238" style:family="paragraph" style:parent-style-name="Standard">
      <style:text-properties style:font-name="Arial" fo:font-size="10pt" officeooo:paragraph-rsid="003b5a31" style:font-size-asian="10pt" style:font-size-complex="10pt"/>
    </style:style>
    <style:style style:name="P239" style:family="paragraph" style:parent-style-name="Standard">
      <style:text-properties style:font-name="Arial" fo:font-size="10pt" officeooo:rsid="003b5a31" officeooo:paragraph-rsid="003b5a31" style:font-size-asian="10pt" style:font-size-complex="10pt"/>
    </style:style>
    <style:style style:name="P240" style:family="paragraph" style:parent-style-name="Standard">
      <style:text-properties style:font-name="Arial" fo:font-size="10pt" officeooo:rsid="0027d37a" officeooo:paragraph-rsid="0027d37a" style:font-size-asian="10pt" style:font-size-complex="10pt"/>
    </style:style>
    <style:style style:name="P241" style:family="paragraph" style:parent-style-name="Standard">
      <style:text-properties style:font-name="Arial" fo:font-size="10pt" officeooo:rsid="0027d37a" officeooo:paragraph-rsid="012071df" style:font-size-asian="10pt" style:font-size-complex="10pt"/>
    </style:style>
    <style:style style:name="P242" style:family="paragraph" style:parent-style-name="Standard">
      <style:text-properties style:font-name="Arial" fo:font-size="10pt" officeooo:paragraph-rsid="00564309" style:font-size-asian="10pt" style:font-size-complex="10pt"/>
    </style:style>
    <style:style style:name="P243" style:family="paragraph" style:parent-style-name="Standard">
      <style:text-properties style:font-name="Arial" fo:font-size="10pt" officeooo:paragraph-rsid="002ffdbe" style:font-size-asian="10pt" style:font-size-complex="10pt"/>
    </style:style>
    <style:style style:name="P244" style:family="paragraph" style:parent-style-name="Standard">
      <style:text-properties style:font-name="Arial"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6" style:family="paragraph" style:parent-style-name="Standard">
      <style:text-properties style:font-name="Arial" fo:font-size="10pt" officeooo:paragraph-rsid="00e04042" style:font-size-asian="10pt" style:font-size-complex="10pt"/>
    </style:style>
    <style:style style:name="P247" style:family="paragraph" style:parent-style-name="Standard">
      <style:text-properties style:font-name="Arial" fo:font-size="10pt" officeooo:paragraph-rsid="00500abb" style:font-size-asian="10pt" style:font-size-complex="10pt"/>
    </style:style>
    <style:style style:name="P248" style:family="paragraph" style:parent-style-name="Standard">
      <style:text-properties style:font-name="Arial" fo:font-size="10pt" officeooo:paragraph-rsid="000a5397" style:font-size-asian="10pt" style:font-size-complex="10pt"/>
    </style:style>
    <style:style style:name="P249" style:family="paragraph" style:parent-style-name="Standard">
      <style:text-properties style:font-name="Arial" fo:font-size="10pt" officeooo:paragraph-rsid="003e1c0e" style:font-size-asian="10pt" style:font-size-complex="10pt"/>
    </style:style>
    <style:style style:name="P250" style:family="paragraph" style:parent-style-name="Standard">
      <style:text-properties style:font-name="Arial" fo:font-size="10pt" officeooo:rsid="003e1c0e" officeooo:paragraph-rsid="003e1c0e" style:font-size-asian="10pt" style:font-size-complex="10pt"/>
    </style:style>
    <style:style style:name="P251" style:family="paragraph" style:parent-style-name="Standard">
      <style:text-properties style:font-name="Arial" fo:font-size="10pt" officeooo:rsid="003c08fa" officeooo:paragraph-rsid="003c08fa" style:font-size-asian="10pt" style:font-size-complex="10pt"/>
    </style:style>
    <style:style style:name="P252" style:family="paragraph" style:parent-style-name="Standard">
      <style:text-properties style:font-name="Arial" fo:font-size="10pt" officeooo:rsid="0058b49f" officeooo:paragraph-rsid="01003298" style:font-size-asian="10pt" style:font-size-complex="10pt"/>
    </style:style>
    <style:style style:name="P253" style:family="paragraph" style:parent-style-name="Standard">
      <style:text-properties style:font-name="Arial" fo:font-size="10pt" officeooo:rsid="00b1893d" officeooo:paragraph-rsid="000a5397" style:font-size-asian="10pt" style:font-size-complex="10pt"/>
    </style:style>
    <style:style style:name="P254" style:family="paragraph" style:parent-style-name="Standard">
      <style:text-properties style:font-name="Arial"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7" style:family="paragraph" style:parent-style-name="Standard">
      <style:text-properties style:font-name="Arial" fo:font-size="10pt" officeooo:rsid="0185e71d" officeooo:paragraph-rsid="0185e71d" style:font-size-asian="10pt" style:font-size-complex="10pt"/>
    </style:style>
    <style:style style:name="P258" style:family="paragraph" style:parent-style-name="Standard">
      <style:text-properties style:font-name="Arial"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60" style:family="paragraph" style:parent-style-name="Standard">
      <style:text-properties style:font-name="Arial" fo:font-size="10pt" officeooo:rsid="00e04042" officeooo:paragraph-rsid="000a5397" style:font-size-asian="10pt" style:font-size-complex="10pt"/>
    </style:style>
    <style:style style:name="P261" style:family="paragraph" style:parent-style-name="Standard">
      <style:text-properties style:font-name="Arial"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3" style:family="paragraph" style:parent-style-name="Standard">
      <style:text-properties style:font-name="Arial" fo:font-size="10pt" officeooo:rsid="01c953f6" officeooo:paragraph-rsid="01c953f6" style:font-size-asian="10pt" style:font-size-complex="10pt"/>
    </style:style>
    <style:style style:name="P264" style:family="paragraph" style:parent-style-name="Standard">
      <style:text-properties style:font-name="Arial" fo:font-size="10pt" officeooo:rsid="01d5089d" officeooo:paragraph-rsid="01d5089d" style:font-size-asian="10pt" style:font-size-complex="10pt"/>
    </style:style>
    <style:style style:name="P265" style:family="paragraph" style:parent-style-name="Standard">
      <style:text-properties style:font-name="Arial" fo:font-size="10pt" officeooo:rsid="0022e8e1" officeooo:paragraph-rsid="001e4da2" style:font-size-asian="10pt" style:font-size-complex="10pt"/>
    </style:style>
    <style:style style:name="P266" style:family="paragraph" style:parent-style-name="Standard">
      <style:text-properties style:font-name="Arial" fo:font-size="10pt" officeooo:rsid="01f2e194" officeooo:paragraph-rsid="01f2e194" style:font-size-asian="10pt" style:font-size-complex="10pt"/>
    </style:style>
    <style:style style:name="P267"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8"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9"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70"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71" style:family="paragraph" style:parent-style-name="Standard">
      <style:text-properties style:font-name="Arial" officeooo:rsid="01440dbf" officeooo:paragraph-rsid="0181635b"/>
    </style:style>
    <style:style style:name="P272" style:family="paragraph" style:parent-style-name="Standard">
      <style:text-properties officeooo:rsid="00a2b1f0" officeooo:paragraph-rsid="00a2b1f0"/>
    </style:style>
    <style:style style:name="P273"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4"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5"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6"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7"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8"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9"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80"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81"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2"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9"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90"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91" style:family="paragraph" style:parent-style-name="Standard">
      <style:text-properties fo:color="#000000" style:font-name="Arial" fo:font-size="11pt" officeooo:rsid="008cf76c" officeooo:paragraph-rsid="008cf76c" style:font-size-asian="11pt" style:font-size-complex="11pt"/>
    </style:style>
    <style:style style:name="P292" style:family="paragraph" style:parent-style-name="Standard">
      <style:text-properties fo:color="#000000" style:font-name="Arial" fo:font-size="11pt" officeooo:rsid="00584948" officeooo:paragraph-rsid="015909f4" style:font-size-asian="11pt" style:font-size-complex="11pt"/>
    </style:style>
    <style:style style:name="P293" style:family="paragraph" style:parent-style-name="Standard">
      <style:text-properties fo:color="#000000" style:font-name="Arial" fo:font-size="11pt" officeooo:rsid="00584948" officeooo:paragraph-rsid="01a45fb9" style:font-size-asian="11pt" style:font-size-complex="11pt"/>
    </style:style>
    <style:style style:name="P294" style:family="paragraph" style:parent-style-name="Standard">
      <style:text-properties fo:color="#000000" style:font-name="Arial" fo:font-size="11pt" officeooo:rsid="01c08a3e" officeooo:paragraph-rsid="00851bd5" style:font-size-asian="11pt" style:font-size-complex="11pt"/>
    </style:style>
    <style:style style:name="P295" style:family="paragraph" style:parent-style-name="Standard">
      <style:text-properties fo:color="#000000" style:font-name="Arial" fo:font-size="11pt" officeooo:rsid="01f61d1f" officeooo:paragraph-rsid="01f66ef2" style:font-size-asian="11pt" style:font-size-complex="11pt"/>
    </style:style>
    <style:style style:name="P296" style:family="paragraph" style:parent-style-name="Standard">
      <style:text-properties fo:color="#000000" style:font-name="Arial" fo:font-size="11pt" officeooo:rsid="01ffb406" officeooo:paragraph-rsid="01ffb406" style:font-size-asian="11pt" style:font-size-complex="11pt"/>
    </style:style>
    <style:style style:name="P297" style:family="paragraph" style:parent-style-name="Standard">
      <style:text-properties fo:color="#000000" style:font-name="Arial" fo:font-size="10pt" officeooo:rsid="01ceddb9" officeooo:paragraph-rsid="01d242d5" style:font-size-asian="10pt" style:font-size-complex="10pt"/>
    </style:style>
    <style:style style:name="P298" style:family="paragraph" style:parent-style-name="Standard">
      <style:text-properties style:text-position="0% 100%" style:font-name="Arial" fo:font-size="11pt" officeooo:rsid="0058f2e2" officeooo:paragraph-rsid="0058f2e2" style:font-size-asian="11pt" style:font-size-complex="11pt"/>
    </style:style>
    <style:style style:name="P299" style:family="paragraph" style:parent-style-name="Standard">
      <style:text-properties style:text-position="0% 100%" style:font-name="Arial" fo:font-size="11pt" officeooo:rsid="0058f2e2" officeooo:paragraph-rsid="0106b5b8" style:font-size-asian="11pt" style:font-size-complex="11pt"/>
    </style:style>
    <style:style style:name="P300" style:family="paragraph" style:parent-style-name="Standard">
      <style:text-properties style:text-position="0% 100%" style:font-name="Arial" fo:font-size="11pt" officeooo:rsid="0058f2e2" officeooo:paragraph-rsid="010151d1" style:font-size-asian="11pt" style:font-size-complex="11pt"/>
    </style:style>
    <style:style style:name="P301" style:family="paragraph" style:parent-style-name="Standard">
      <style:text-properties style:text-position="0% 100%" style:font-name="Arial" fo:font-size="11pt" officeooo:rsid="000a5397" officeooo:paragraph-rsid="010151d1" style:font-size-asian="11pt" style:font-size-complex="11pt"/>
    </style:style>
    <style:style style:name="P302" style:family="paragraph" style:parent-style-name="Standard">
      <style:text-properties style:text-position="0% 100%" style:font-name="Arial" fo:font-size="11pt" officeooo:rsid="010776c4" officeooo:paragraph-rsid="010776c4" style:font-size-asian="11pt" style:font-size-complex="11pt"/>
    </style:style>
    <style:style style:name="P303" style:family="paragraph" style:parent-style-name="Standard">
      <style:text-properties style:text-position="0% 100%" style:font-name="Arial" fo:font-size="11pt" officeooo:rsid="002c0ec0" officeooo:paragraph-rsid="010d87bd" style:font-size-asian="11pt" style:font-size-complex="11pt"/>
    </style:style>
    <style:style style:name="P304" style:family="paragraph" style:parent-style-name="Standard">
      <style:text-properties style:text-position="0% 100%" style:font-name="Arial" fo:font-size="11pt" officeooo:rsid="00b3a60f" officeooo:paragraph-rsid="00da2c41" style:font-size-asian="11pt" style:font-size-complex="11pt"/>
    </style:style>
    <style:style style:name="P305" style:family="paragraph" style:parent-style-name="Standard">
      <style:text-properties style:text-position="0% 100%" style:font-name="Arial" fo:font-size="11pt" officeooo:rsid="018813ef" officeooo:paragraph-rsid="018813ef" style:font-size-asian="11pt" style:font-size-complex="11pt"/>
    </style:style>
    <style:style style:name="P306" style:family="paragraph" style:parent-style-name="Standard">
      <style:text-properties style:text-position="0% 100%" style:font-name="Arial" fo:font-size="11pt" officeooo:rsid="018813ef" officeooo:paragraph-rsid="010d87bd" style:font-size-asian="11pt" style:font-size-complex="11pt"/>
    </style:style>
    <style:style style:name="P307" style:family="paragraph" style:parent-style-name="Standard">
      <style:text-properties style:text-position="0% 100%" style:font-name="Arial" fo:font-size="11pt" officeooo:rsid="018d7b2c" officeooo:paragraph-rsid="018d7b2c" style:font-size-asian="11pt" style:font-size-complex="11pt"/>
    </style:style>
    <style:style style:name="P308" style:family="paragraph" style:parent-style-name="Standard">
      <style:text-properties style:text-position="0% 100%" style:font-name="Arial" fo:font-size="11pt" officeooo:rsid="0186cea3" officeooo:paragraph-rsid="018d7b2c" style:font-size-asian="11pt" style:font-size-complex="11pt"/>
    </style:style>
    <style:style style:name="P309" style:family="paragraph" style:parent-style-name="Standard">
      <style:text-properties style:text-position="0% 100%" style:font-name="Arial" fo:font-size="11pt" officeooo:rsid="01c54cac" officeooo:paragraph-rsid="01c54cac" style:font-size-asian="11pt" style:font-size-complex="11pt"/>
    </style:style>
    <style:style style:name="P31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11"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12" style:family="paragraph" style:parent-style-name="Standard">
      <style:text-properties officeooo:paragraph-rsid="00c5938d"/>
    </style:style>
    <style:style style:name="P313" style:family="paragraph" style:parent-style-name="Standard">
      <style:text-properties officeooo:paragraph-rsid="005746ca"/>
    </style:style>
    <style:style style:name="P314" style:family="paragraph" style:parent-style-name="Standard">
      <style:text-properties officeooo:paragraph-rsid="00f11118"/>
    </style:style>
    <style:style style:name="P315" style:family="paragraph" style:parent-style-name="Standard">
      <style:text-properties officeooo:paragraph-rsid="0117e8bb"/>
    </style:style>
    <style:style style:name="P316" style:family="paragraph" style:parent-style-name="Standard">
      <style:text-properties officeooo:paragraph-rsid="012071df"/>
    </style:style>
    <style:style style:name="P317" style:family="paragraph" style:parent-style-name="Standard">
      <style:text-properties officeooo:paragraph-rsid="013288da"/>
    </style:style>
    <style:style style:name="P318" style:family="paragraph" style:parent-style-name="Standard">
      <style:text-properties officeooo:paragraph-rsid="0140f873"/>
    </style:style>
    <style:style style:name="P319" style:family="paragraph" style:parent-style-name="Standard">
      <style:paragraph-properties fo:text-align="center" style:justify-single-word="false"/>
      <style:text-properties officeooo:rsid="0154cf2d" officeooo:paragraph-rsid="0154cf2d"/>
    </style:style>
    <style:style style:name="P320" style:family="paragraph" style:parent-style-name="Standard">
      <style:text-properties officeooo:paragraph-rsid="0181635b"/>
    </style:style>
    <style:style style:name="P321" style:family="paragraph" style:parent-style-name="Standard">
      <style:text-properties officeooo:paragraph-rsid="01825bd0"/>
    </style:style>
    <style:style style:name="P322" style:family="paragraph" style:parent-style-name="Standard">
      <style:text-properties officeooo:paragraph-rsid="00c16010"/>
    </style:style>
    <style:style style:name="P323" style:family="paragraph" style:parent-style-name="Standard">
      <style:text-properties officeooo:paragraph-rsid="0027d37a"/>
    </style:style>
    <style:style style:name="P324" style:family="paragraph" style:parent-style-name="Standard">
      <style:text-properties officeooo:rsid="01d5089d" officeooo:paragraph-rsid="01d5089d"/>
    </style:style>
    <style:style style:name="P32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8"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9"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30"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3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2"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9"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40"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41"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42"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43"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344" style:family="paragraph" style:parent-style-name="Standard">
      <style:paragraph-properties fo:margin-left="0in" fo:margin-right="0in" fo:text-indent="0in" style:auto-text-indent="false"/>
      <style:text-properties style:font-name="Arial" fo:font-size="10pt" officeooo:rsid="0181635b" officeooo:paragraph-rsid="01f2bb70" style:font-size-asian="10pt" style:font-size-complex="10pt"/>
    </style:style>
    <style:style style:name="P345"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8" style:family="paragraph" style:parent-style-name="Standard">
      <style:paragraph-properties fo:margin-left="0in" fo:margin-right="0in" fo:text-indent="0in" style:auto-text-indent="false"/>
      <style:text-properties officeooo:paragraph-rsid="0125bb4c"/>
    </style:style>
    <style:style style:name="P349" style:family="paragraph" style:parent-style-name="Standard">
      <style:paragraph-properties fo:margin-left="0in" fo:margin-right="0in" fo:text-indent="0in" style:auto-text-indent="false"/>
      <style:text-properties officeooo:paragraph-rsid="0134acea"/>
    </style:style>
    <style:style style:name="P350" style:family="paragraph" style:parent-style-name="Standard">
      <style:paragraph-properties fo:margin-left="0in" fo:margin-right="0in" fo:text-indent="0in" style:auto-text-indent="false"/>
      <style:text-properties officeooo:paragraph-rsid="01f66ef2"/>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5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5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63"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64"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65"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66"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67" style:family="paragraph" style:parent-style-name="List_20_Contents">
      <style:paragraph-properties fo:margin-left="0in" fo:margin-right="0in" fo:text-indent="0in" style:auto-text-indent="false"/>
      <style:text-properties officeooo:paragraph-rsid="013288da"/>
    </style:style>
    <style:style style:name="P368"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69"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70"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71"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72"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7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74"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7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7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77" style:family="paragraph" style:parent-style-name="List_20_Contents">
      <style:paragraph-properties fo:margin-top="0in" fo:margin-bottom="0.1965in" loext:contextual-spacing="false"/>
      <style:text-properties officeooo:paragraph-rsid="00af40a5"/>
    </style:style>
    <style:style style:name="P378"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79" style:family="paragraph" style:parent-style-name="Heading_20_3">
      <style:text-properties style:font-name="Arial" fo:font-size="11pt"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2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27"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28"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29"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30"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31"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32"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33"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34"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35"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36"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37"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438" style:family="paragraph" style:parent-style-name="Standard">
      <style:paragraph-properties fo:margin-left="0.5in" fo:margin-right="0in" fo:text-indent="0in" style:auto-text-indent="false"/>
      <style:text-properties style:font-name="Arial" fo:font-size="11pt" officeooo:rsid="0181635b" officeooo:paragraph-rsid="0181635b" style:font-size-asian="11pt" style:font-size-complex="11pt"/>
    </style:style>
    <style:style style:name="P439"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40"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4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4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4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44"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45"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46"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47"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48"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49"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50"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51"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52"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53"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54"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d4e579" officeooo:paragraph-rsid="01f00f91" style:font-size-asian="11pt" style:font-weight-asian="normal" style:font-size-complex="11pt"/>
    </style:style>
    <style:style style:name="P455" style:family="paragraph" style:parent-style-name="Standard">
      <style:paragraph-properties fo:margin-left="0.5in" fo:margin-right="0in" fo:text-indent="0in" style:auto-text-indent="false"/>
      <style:text-properties officeooo:paragraph-rsid="01f66ef2"/>
    </style:style>
    <style:style style:name="P456"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57" style:family="paragraph" style:parent-style-name="Text_20_body">
      <style:text-properties style:font-name="Arial" fo:font-size="11pt" officeooo:rsid="0099884a" officeooo:paragraph-rsid="00af40a5" style:font-size-asian="11pt" style:font-size-complex="11pt"/>
    </style:style>
    <style:style style:name="P458" style:family="paragraph" style:parent-style-name="Text_20_body">
      <style:text-properties style:font-name="Arial" fo:font-size="11pt" officeooo:rsid="0099884a" officeooo:paragraph-rsid="01c11861" style:font-size-asian="11pt" style:font-size-complex="11pt"/>
    </style:style>
    <style:style style:name="P459" style:family="paragraph" style:parent-style-name="Text_20_body">
      <style:text-properties style:font-name="Arial" fo:font-size="11pt" officeooo:paragraph-rsid="013288da" style:font-size-asian="11pt" style:font-size-complex="11pt"/>
    </style:style>
    <style:style style:name="P460" style:family="paragraph" style:parent-style-name="Text_20_body">
      <style:text-properties officeooo:paragraph-rsid="00afa92d"/>
    </style:style>
    <style:style style:name="P461" style:family="paragraph" style:parent-style-name="Text_20_body">
      <style:text-properties officeooo:paragraph-rsid="013288da"/>
    </style:style>
    <style:style style:name="P462"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63" style:family="paragraph" style:parent-style-name="Text_20_body">
      <style:text-properties officeooo:paragraph-rsid="01443f1a"/>
    </style:style>
    <style:style style:name="P464" style:family="paragraph" style:parent-style-name="Text_20_body">
      <style:paragraph-properties fo:line-height="240%" fo:text-align="center" style:justify-single-word="false"/>
      <style:text-properties fo:color="#5b616b" fo:font-size="7.19999980926514pt"/>
    </style:style>
    <style:style style:name="P465"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66"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67"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68"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69"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70"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71" style:family="paragraph" style:parent-style-name="Table_20_Contents">
      <style:text-properties style:font-name="Arial" fo:font-size="10pt" officeooo:rsid="019b70ad" officeooo:paragraph-rsid="019b70ad" style:font-size-asian="10pt" style:font-size-complex="10pt"/>
    </style:style>
    <style:style style:name="P472" style:family="paragraph" style:parent-style-name="Table_20_Contents">
      <style:text-properties style:font-name="Arial" fo:font-size="10pt" officeooo:rsid="019d623e" officeooo:paragraph-rsid="019d623e" style:font-size-asian="10pt" style:font-size-complex="10pt"/>
    </style:style>
    <style:style style:name="P473" style:family="paragraph" style:parent-style-name="Table_20_Contents">
      <style:text-properties style:font-name="Arial" fo:font-size="10pt" officeooo:rsid="019b2be1" officeooo:paragraph-rsid="019b2be1" style:font-size-asian="10pt" style:font-size-complex="10pt"/>
    </style:style>
    <style:style style:name="P474"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75"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76"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77" style:family="paragraph" style:parent-style-name="Standard" style:list-style-name="L1">
      <style:text-properties officeooo:paragraph-rsid="0049ad8e"/>
    </style:style>
    <style:style style:name="P478" style:family="paragraph" style:parent-style-name="Standard" style:list-style-name="L1">
      <style:text-properties officeooo:paragraph-rsid="00404f30"/>
    </style:style>
    <style:style style:name="P479" style:family="paragraph" style:parent-style-name="Standard" style:list-style-name="L1">
      <style:text-properties officeooo:paragraph-rsid="004b7078"/>
    </style:style>
    <style:style style:name="P480" style:family="paragraph" style:parent-style-name="Standard" style:list-style-name="L1">
      <style:text-properties officeooo:paragraph-rsid="0166ae7b"/>
    </style:style>
    <style:style style:name="P481" style:family="paragraph" style:parent-style-name="Standard" style:list-style-name="L1">
      <style:text-properties officeooo:paragraph-rsid="004d68a0"/>
    </style:style>
    <style:style style:name="P482"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83"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84"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85" style:family="paragraph" style:parent-style-name="Standard" style:list-style-name="L2">
      <style:text-properties style:font-name="Arial" fo:font-size="11pt" officeooo:rsid="00a162e5" officeooo:paragraph-rsid="00a162e5" style:font-size-asian="11pt" style:font-size-complex="11pt"/>
    </style:style>
    <style:style style:name="P486" style:family="paragraph" style:parent-style-name="Standard" style:list-style-name="L2">
      <style:text-properties style:font-name="Arial" fo:font-size="11pt" officeooo:paragraph-rsid="00a162e5" style:font-size-asian="11pt" style:font-size-complex="11pt"/>
    </style:style>
    <style:style style:name="P487" style:family="paragraph" style:parent-style-name="Standard" style:list-style-name="L2">
      <style:text-properties style:font-name="Arial" fo:font-size="11pt" officeooo:paragraph-rsid="00a69377" style:font-size-asian="11pt" style:font-size-complex="11pt"/>
    </style:style>
    <style:style style:name="P488" style:family="paragraph" style:parent-style-name="Standard" style:list-style-name="L2">
      <style:text-properties style:font-name="Arial" fo:font-size="11pt" officeooo:paragraph-rsid="00a7cb7a" style:font-size-asian="11pt" style:font-size-complex="11pt"/>
    </style:style>
    <style:style style:name="P489" style:family="paragraph" style:parent-style-name="Standard" style:list-style-name="L2">
      <style:text-properties style:font-name="Arial" fo:font-size="11pt" officeooo:rsid="00a7cb7a" officeooo:paragraph-rsid="00a7cb7a" style:font-size-asian="11pt" style:font-size-complex="11pt"/>
    </style:style>
    <style:style style:name="P490" style:family="paragraph" style:parent-style-name="Standard" style:list-style-name="L5">
      <style:text-properties style:font-name="Arial" fo:font-size="11pt" officeooo:rsid="00159720" officeooo:paragraph-rsid="00d5b1c3" style:font-size-asian="11pt" style:font-size-complex="11pt"/>
    </style:style>
    <style:style style:name="P491" style:family="paragraph" style:parent-style-name="Standard" style:list-style-name="L5">
      <style:text-properties style:font-name="Arial" fo:font-size="11pt" officeooo:rsid="00159720" officeooo:paragraph-rsid="00d4e579" style:font-size-asian="11pt" style:font-size-complex="11pt"/>
    </style:style>
    <style:style style:name="P492" style:family="paragraph" style:parent-style-name="Standard" style:list-style-name="L5">
      <style:text-properties style:font-name="Arial" fo:font-size="11pt" officeooo:rsid="0037780a" officeooo:paragraph-rsid="00d5b1c3" style:font-size-asian="11pt" style:font-size-complex="11pt"/>
    </style:style>
    <style:style style:name="P493" style:family="paragraph" style:parent-style-name="Standard" style:list-style-name="L5">
      <style:text-properties style:font-name="Arial" fo:font-size="11pt" officeooo:rsid="0058b49f" officeooo:paragraph-rsid="00d5b1c3" style:font-size-asian="11pt" style:font-size-complex="11pt"/>
    </style:style>
    <style:style style:name="P494" style:family="paragraph" style:parent-style-name="Standard" style:list-style-name="L8">
      <style:text-properties style:font-name="Arial" fo:font-size="11pt" officeooo:rsid="01bec308" officeooo:paragraph-rsid="0156a1c2" style:font-size-asian="11pt" style:font-size-complex="11pt"/>
    </style:style>
    <style:style style:name="P495" style:family="paragraph" style:parent-style-name="Standard" style:list-style-name="L8">
      <style:text-properties style:font-name="Arial" fo:font-size="11pt" officeooo:rsid="00505920" officeooo:paragraph-rsid="00505920" style:font-size-asian="11pt" style:font-size-complex="11pt"/>
    </style:style>
    <style:style style:name="P496" style:family="paragraph" style:parent-style-name="Standard" style:list-style-name="L10">
      <style:text-properties style:font-name="Arial" fo:font-size="10pt" officeooo:rsid="003ea243" officeooo:paragraph-rsid="01b08ff9" style:font-size-asian="10pt" style:font-size-complex="10pt"/>
    </style:style>
    <style:style style:name="P497" style:family="paragraph" style:parent-style-name="Standard" style:list-style-name="L4">
      <style:text-properties officeooo:paragraph-rsid="0174db80"/>
    </style:style>
    <style:style style:name="P498"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99" style:family="paragraph" style:parent-style-name="Standard" style:list-style-name="L5">
      <style:text-properties officeooo:paragraph-rsid="00d4e579"/>
    </style:style>
    <style:style style:name="P500" style:family="paragraph" style:parent-style-name="Standard" style:list-style-name="L6">
      <style:text-properties officeooo:paragraph-rsid="00d34b1c"/>
    </style:style>
    <style:style style:name="P501" style:family="paragraph" style:parent-style-name="Standard" style:list-style-name="L7">
      <style:text-properties officeooo:paragraph-rsid="00470252"/>
    </style:style>
    <style:style style:name="P502" style:family="paragraph" style:parent-style-name="Standard" style:list-style-name="L7">
      <style:text-properties officeooo:paragraph-rsid="01e0d681"/>
    </style:style>
    <style:style style:name="P503" style:family="paragraph" style:parent-style-name="Standard" style:list-style-name="L8">
      <style:text-properties officeooo:paragraph-rsid="005ab142"/>
    </style:style>
    <style:style style:name="P504" style:family="paragraph" style:parent-style-name="Standard" style:list-style-name="L8">
      <style:text-properties officeooo:paragraph-rsid="004e17b3"/>
    </style:style>
    <style:style style:name="P505" style:family="paragraph" style:parent-style-name="Standard" style:list-style-name="L8">
      <style:text-properties officeooo:paragraph-rsid="0156a1c2"/>
    </style:style>
    <style:style style:name="P506" style:family="paragraph" style:parent-style-name="Standard" style:list-style-name="L8">
      <style:text-properties officeooo:paragraph-rsid="00505920"/>
    </style:style>
    <style:style style:name="P507" style:family="paragraph" style:parent-style-name="Standard" style:list-style-name="L8">
      <style:text-properties officeooo:paragraph-rsid="010ccd3e"/>
    </style:style>
    <style:style style:name="P508" style:family="paragraph" style:parent-style-name="Standard" style:list-style-name="L8">
      <style:text-properties officeooo:paragraph-rsid="014f4ddf"/>
    </style:style>
    <style:style style:name="P509" style:family="paragraph" style:parent-style-name="Standard" style:list-style-name="L9">
      <style:text-properties officeooo:paragraph-rsid="0057c302"/>
    </style:style>
    <style:style style:name="P510" style:family="paragraph" style:parent-style-name="Standard">
      <style:paragraph-properties fo:margin-left="0.5in" fo:margin-right="0in" fo:text-indent="0in" style:auto-text-indent="false"/>
      <style:text-properties fo:color="#000000" style:font-name="Arial" fo:font-size="10.5pt" officeooo:rsid="01f61d1f" officeooo:paragraph-rsid="01f66ef2" style:font-size-asian="10.5pt" style:font-size-complex="11pt"/>
    </style:style>
    <style:style style:name="P511" style:family="paragraph" style:parent-style-name="Standard">
      <style:paragraph-properties fo:margin-left="0in" fo:margin-right="0in" fo:text-indent="0in" style:auto-text-indent="false"/>
      <style:text-properties fo:color="#000000" style:font-name="Arial" fo:font-size="10.5pt" officeooo:rsid="01f61d1f" officeooo:paragraph-rsid="01f66ef2" style:font-size-asian="10.5pt" style:font-size-complex="11pt"/>
    </style:style>
    <style:style style:name="P512" style:family="paragraph" style:parent-style-name="Standard">
      <style:paragraph-properties fo:margin-left="0in" fo:margin-right="0in" fo:text-indent="0in" style:auto-text-indent="false"/>
      <style:text-properties fo:color="#000000" style:font-name="Arial" fo:font-size="10.5pt" officeooo:rsid="01f66ef2" officeooo:paragraph-rsid="01f66ef2" style:font-size-asian="10.5pt" style:font-size-complex="11pt"/>
    </style:style>
    <style:style style:name="P513" style:family="paragraph" style:parent-style-name="Standard">
      <style:paragraph-properties fo:margin-left="0in" fo:margin-right="0in" fo:text-indent="0in" style:auto-text-indent="false"/>
      <style:text-properties fo:color="#000000" style:font-name="Arial" fo:font-size="11pt" officeooo:rsid="01f66ef2" officeooo:paragraph-rsid="01f66ef2" style:font-size-asian="11pt" style:font-size-complex="11pt"/>
    </style:style>
    <style:style style:name="P514" style:family="paragraph" style:parent-style-name="Standard">
      <style:paragraph-properties fo:margin-left="0in" fo:margin-right="0in" fo:text-indent="0in" style:auto-text-indent="false"/>
      <style:text-properties fo:color="#000000" style:font-name="Arial" fo:font-size="11pt" officeooo:rsid="01fa9520" officeooo:paragraph-rsid="01f66ef2" style:font-size-asian="11pt" style:font-size-complex="11pt"/>
    </style:style>
    <style:style style:name="P515" style:family="paragraph" style:parent-style-name="Table_20_Contents" style:list-style-name="L10">
      <style:text-properties style:font-name="Arial" fo:font-size="10pt" officeooo:rsid="019b2be1" officeooo:paragraph-rsid="019b2be1" style:font-size-asian="10pt" style:font-size-complex="10pt"/>
    </style:style>
    <style:style style:name="P516" style:family="paragraph" style:parent-style-name="Table_20_Contents" style:list-style-name="L10">
      <style:text-properties style:font-name="Arial" fo:font-size="10pt" officeooo:rsid="019b70ad" officeooo:paragraph-rsid="019b70ad" style:font-size-asian="10pt" style:font-size-complex="10pt"/>
    </style:style>
    <style:style style:name="P517" style:family="paragraph" style:parent-style-name="Table_20_Contents" style:list-style-name="L11">
      <style:text-properties style:font-name="Arial" fo:font-size="10pt" officeooo:rsid="019b70ad" officeooo:paragraph-rsid="019b70ad" style:font-size-asian="10pt" style:font-size-complex="10pt"/>
    </style:style>
    <style:style style:name="P518" style:family="paragraph" style:parent-style-name="Table_20_Contents" style:list-style-name="L12">
      <style:text-properties style:font-name="Arial" fo:font-size="10pt" officeooo:rsid="019b70ad" officeooo:paragraph-rsid="019b70ad" style:font-size-asian="10pt" style:font-size-complex="10pt"/>
    </style:style>
    <style:style style:name="P519" style:family="paragraph" style:parent-style-name="Table_20_Contents" style:list-style-name="L13">
      <style:text-properties style:font-name="Arial" fo:font-size="10pt" officeooo:rsid="019b70ad" officeooo:paragraph-rsid="019b70ad" style:font-size-asian="10pt" style:font-size-complex="10pt"/>
    </style:style>
    <style:style style:name="P520" style:family="paragraph" style:parent-style-name="Table_20_Contents" style:list-style-name="L14">
      <style:text-properties style:font-name="Arial" fo:font-size="10pt" officeooo:rsid="019d623e" officeooo:paragraph-rsid="019d623e" style:font-size-asian="10pt" style:font-size-complex="10pt"/>
    </style:style>
    <style:style style:name="P521" style:family="paragraph" style:parent-style-name="Table_20_Contents" style:list-style-name="L10">
      <style:text-properties fo:font-size="10pt" officeooo:paragraph-rsid="019b70ad" style:font-size-asian="10pt" style:font-size-complex="10pt"/>
    </style:style>
    <style:style style:name="P522" style:family="paragraph" style:parent-style-name="Text_20_body" style:list-style-name="L2">
      <style:text-properties officeooo:paragraph-rsid="00afa92d"/>
    </style:style>
    <style:style style:name="P523" style:family="paragraph" style:parent-style-name="Text_20_body" style:list-style-name="L3">
      <style:text-properties style:font-name="Arial" fo:font-size="11pt" style:font-size-asian="11pt" style:font-size-complex="11pt"/>
    </style:style>
    <style:style style:name="P524"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25"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26"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27"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 fo:font-size="10pt" fo:letter-spacing="normal" fo:font-style="normal" fo:font-weight="normal" style:font-size-asian="10pt" style:font-size-complex="10pt"/>
    </style:style>
    <style:style style:name="T14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 fo:font-size="11pt" fo:letter-spacing="normal" officeooo:rsid="00c16010" style:font-size-asian="11pt" style:font-size-complex="11pt"/>
    </style:style>
    <style:style style:name="T156" style:family="text">
      <style:text-properties fo:font-variant="normal" fo:text-transform="none" fo:color="#202122" style:font-name="Arial" fo:font-size="11pt" fo:letter-spacing="normal" officeooo:rsid="0146c738" style:font-size-asian="11pt" style:font-size-complex="11pt"/>
    </style:style>
    <style:style style:name="T157" style:family="text">
      <style:text-properties fo:font-variant="normal" fo:text-transform="none" fo:color="#202122" style:font-name="Arial" fo:font-size="11pt" fo:letter-spacing="normal" officeooo:rsid="01482be2" style:font-size-asian="11pt" style:font-size-complex="11pt"/>
    </style:style>
    <style:style style:name="T158" style:family="text">
      <style:text-properties fo:font-variant="normal" fo:text-transform="none" fo:color="#202122" style:font-name="Arial" fo:font-size="10pt" fo:letter-spacing="normal" fo:font-style="normal" fo:font-weight="normal" style:font-size-asian="10pt" style:font-size-complex="10pt"/>
    </style:style>
    <style:style style:name="T159" style:family="text">
      <style:text-properties fo:font-variant="normal" fo:text-transform="none" fo:color="#202122" style:font-name="Arial"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 fo:font-size="10pt" fo:letter-spacing="normal" fo:font-style="normal" fo:font-weight="bold" style:font-size-asian="10pt" style:font-size-complex="10pt"/>
    </style:style>
    <style:style style:name="T169" style:family="text">
      <style:text-properties fo:font-variant="normal" fo:text-transform="none" style:font-name="Arial"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 fo:font-size="10pt" style:font-size-asian="10pt" style:font-size-complex="10pt"/>
    </style:style>
    <style:style style:name="T182" style:family="text">
      <style:text-properties fo:color="#000000" style:font-name="Arial" fo:font-size="11pt" fo:font-style="normal" officeooo:rsid="00784884" style:font-size-asian="11pt" style:font-style-asian="normal" style:font-size-complex="11pt" style:font-style-complex="normal"/>
    </style:style>
    <style:style style:name="T183" style:family="text">
      <style:text-properties fo:color="#000000" style:font-name="Arial" fo:font-size="11pt" fo:font-style="normal" officeooo:rsid="0117e8bb" style:font-size-asian="11pt" style:font-style-asian="normal" style:font-size-complex="11pt" style:font-style-complex="normal"/>
    </style:style>
    <style:style style:name="T184" style:family="text">
      <style:text-properties fo:color="#000000" style:font-name="Arial" fo:font-size="11pt" officeooo:rsid="01f66ef2" style:font-size-asian="11pt" style:font-size-complex="11pt"/>
    </style:style>
    <style:style style:name="T185" style:family="text">
      <style:text-properties fo:color="#000000" style:font-name="Arial" fo:font-size="11pt" officeooo:rsid="01f896da" style:font-size-asian="11pt" style:font-size-complex="11pt"/>
    </style:style>
    <style:style style:name="T186" style:family="text">
      <style:text-properties fo:color="#000000" style:font-name="Arial" fo:font-size="11pt" officeooo:rsid="01fa9520" style:font-size-asian="11pt" style:font-size-complex="11pt"/>
    </style:style>
    <style:style style:name="T187" style:family="text">
      <style:text-properties fo:color="#000000" style:font-name="Arial" fo:font-size="11pt" officeooo:rsid="0208fe7d" style:font-size-asian="11pt" style:font-size-complex="11pt"/>
    </style:style>
    <style:style style:name="T188" style:family="text">
      <style:text-properties fo:color="#000000" fo:font-size="10pt" style:font-size-asian="10pt" style:font-size-complex="10pt"/>
    </style:style>
    <style:style style:name="T189" style:family="text">
      <style:text-properties fo:color="#000000" fo:font-size="10pt" officeooo:rsid="01ceddb9" style:font-size-asian="10pt" style:font-size-complex="10pt"/>
    </style:style>
    <style:style style:name="T190" style:family="text">
      <style:text-properties fo:color="#000000" fo:font-size="10pt" officeooo:rsid="01d39fd3" style:font-size-asian="10pt" style:font-size-complex="10pt"/>
    </style:style>
    <style:style style:name="T191" style:family="text">
      <style:text-properties officeooo:rsid="0033590b"/>
    </style:style>
    <style:style style:name="T192" style:family="text">
      <style:text-properties officeooo:rsid="0037780a"/>
    </style:style>
    <style:style style:name="T193" style:family="text">
      <style:text-properties officeooo:rsid="003904c0"/>
    </style:style>
    <style:style style:name="T194" style:family="text">
      <style:text-properties officeooo:rsid="003abcf8"/>
    </style:style>
    <style:style style:name="T195" style:family="text">
      <style:text-properties officeooo:rsid="003b5a31"/>
    </style:style>
    <style:style style:name="T196" style:family="text">
      <style:text-properties style:text-line-through-style="none" style:text-line-through-type="none" officeooo:rsid="001b3345"/>
    </style:style>
    <style:style style:name="T197" style:family="text">
      <style:text-properties style:text-line-through-style="none" style:text-line-through-type="none" officeooo:rsid="00e63cfc"/>
    </style:style>
    <style:style style:name="T198" style:family="text">
      <style:text-properties style:text-line-through-style="none" style:text-line-through-type="none" officeooo:rsid="00fa15f8"/>
    </style:style>
    <style:style style:name="T199" style:family="text">
      <style:text-properties style:text-line-through-style="none" style:text-line-through-type="none" style:font-name="Arial" fo:font-size="11pt" officeooo:rsid="004d68a0" style:font-size-asian="11pt" style:font-size-complex="11pt"/>
    </style:style>
    <style:style style:name="T200" style:family="text">
      <style:text-properties style:text-line-through-style="none" style:text-line-through-type="none" style:font-name="Arial" fo:font-size="11pt" officeooo:rsid="0166ae7b" style:font-size-asian="11pt" style:font-size-complex="11pt"/>
    </style:style>
    <style:style style:name="T201" style:family="text">
      <style:text-properties style:text-line-through-style="none" style:text-line-through-type="none" style:font-name="Arial" fo:font-size="11pt" officeooo:rsid="006ff991" style:font-size-asian="11pt" style:font-size-complex="11pt"/>
    </style:style>
    <style:style style:name="T202" style:family="text">
      <style:text-properties style:text-line-through-style="none" style:text-line-through-type="none" style:font-name="Arial" fo:font-size="11pt" officeooo:rsid="01b29a8f" style:font-size-asian="11pt" style:font-size-complex="11pt"/>
    </style:style>
    <style:style style:name="T203" style:family="text">
      <style:text-properties style:text-line-through-style="none" style:text-line-through-type="none" style:font-name="Arial" fo:font-size="11pt" officeooo:rsid="0049ad8e" style:font-size-asian="11pt" style:font-size-complex="11pt"/>
    </style:style>
    <style:style style:name="T204" style:family="text">
      <style:text-properties style:text-line-through-style="none" style:text-line-through-type="none" style:font-name="Arial" fo:font-size="11pt" officeooo:rsid="005e2175" style:font-size-asian="11pt" style:font-size-complex="11pt"/>
    </style:style>
    <style:style style:name="T205" style:family="text">
      <style:text-properties style:text-line-through-style="none" style:text-line-through-type="none" style:font-name="Arial" fo:font-size="11pt" officeooo:rsid="008fb7ff" style:font-size-asian="11pt" style:font-size-complex="11pt"/>
    </style:style>
    <style:style style:name="T206" style:family="text">
      <style:text-properties style:text-line-through-style="none" style:text-line-through-type="none" style:font-name="Arial" fo:font-size="11pt" officeooo:rsid="00404f30" style:font-size-asian="11pt" style:font-size-complex="11pt"/>
    </style:style>
    <style:style style:name="T207" style:family="text">
      <style:text-properties style:text-line-through-style="none" style:text-line-through-type="none" style:font-name="Arial" fo:font-size="11pt" officeooo:rsid="004b7078" style:font-size-asian="11pt" style:font-size-complex="11pt"/>
    </style:style>
    <style:style style:name="T208" style:family="text">
      <style:text-properties style:text-line-through-style="none" style:text-line-through-type="none" style:font-name="Arial" fo:font-size="11pt" officeooo:rsid="0068d8fe" style:font-size-asian="11pt" style:font-size-complex="11pt"/>
    </style:style>
    <style:style style:name="T209" style:family="text">
      <style:text-properties style:text-line-through-style="none" style:text-line-through-type="none" style:font-name="Arial" fo:font-size="11pt" officeooo:rsid="0073a058" style:font-size-asian="11pt" style:font-size-complex="11pt"/>
    </style:style>
    <style:style style:name="T210" style:family="text">
      <style:text-properties style:text-line-through-style="none" style:text-line-through-type="none" style:font-name="Arial" fo:font-size="11pt" officeooo:rsid="006afb92" style:font-size-asian="11pt" style:font-size-complex="11pt"/>
    </style:style>
    <style:style style:name="T211" style:family="text">
      <style:text-properties style:text-line-through-style="none" style:text-line-through-type="none" officeooo:rsid="017ace09"/>
    </style:style>
    <style:style style:name="T212" style:family="text">
      <style:text-properties style:text-line-through-style="none" style:text-line-through-type="none" style:text-underline-style="none" fo:font-weight="normal" style:font-weight-asian="normal"/>
    </style:style>
    <style:style style:name="T213" style:family="text">
      <style:text-properties style:text-line-through-style="none" style:text-line-through-type="none" style:text-underline-style="none" fo:font-weight="normal" officeooo:rsid="01f00f91" style:font-weight-asian="normal"/>
    </style:style>
    <style:style style:name="T214" style:family="text">
      <style:text-properties style:text-line-through-style="none" style:text-line-through-type="none" style:text-underline-style="none" fo:font-weight="bold" style:font-weight-asian="bold" style:font-weight-complex="bold"/>
    </style:style>
    <style:style style:name="T215" style:family="text">
      <style:text-properties style:text-line-through-style="none" style:text-line-through-type="none" style:text-underline-style="none" fo:font-weight="bold" officeooo:rsid="01f00f91" style:font-weight-asian="bold" style:font-weight-complex="bold"/>
    </style:style>
    <style:style style:name="T216" style:family="text">
      <style:text-properties officeooo:rsid="003c592f"/>
    </style:style>
    <style:style style:name="T217" style:family="text">
      <style:text-properties officeooo:rsid="003e1c0e"/>
    </style:style>
    <style:style style:name="T218" style:family="text">
      <style:text-properties officeooo:rsid="0041c437"/>
    </style:style>
    <style:style style:name="T219" style:family="text">
      <style:text-properties fo:font-style="normal" officeooo:rsid="00784884" style:font-style-asian="normal" style:font-style-complex="normal"/>
    </style:style>
    <style:style style:name="T220" style:family="text">
      <style:text-properties fo:font-style="normal" officeooo:rsid="0078b201" style:font-style-asian="normal" style:font-style-complex="normal"/>
    </style:style>
    <style:style style:name="T221" style:family="text">
      <style:text-properties fo:font-style="normal" officeooo:rsid="015b1a89" style:font-style-asian="normal" style:font-style-complex="normal"/>
    </style:style>
    <style:style style:name="T222" style:family="text">
      <style:text-properties fo:font-style="normal" officeooo:rsid="016703c3" style:font-style-asian="normal" style:font-style-complex="normal"/>
    </style:style>
    <style:style style:name="T223" style:family="text">
      <style:text-properties officeooo:rsid="00516ddc"/>
    </style:style>
    <style:style style:name="T224" style:family="text">
      <style:text-properties officeooo:rsid="00539e1a"/>
    </style:style>
    <style:style style:name="T225" style:family="text">
      <style:text-properties officeooo:rsid="0053c982"/>
    </style:style>
    <style:style style:name="T226" style:family="text">
      <style:text-properties officeooo:rsid="00555605"/>
    </style:style>
    <style:style style:name="T227" style:family="text">
      <style:text-properties officeooo:rsid="0055fb2e"/>
    </style:style>
    <style:style style:name="T228" style:family="text">
      <style:text-properties officeooo:rsid="00584948"/>
    </style:style>
    <style:style style:name="T229" style:family="text">
      <style:text-properties officeooo:rsid="0058b49f"/>
    </style:style>
    <style:style style:name="T230" style:family="text">
      <style:text-properties officeooo:rsid="00652590"/>
    </style:style>
    <style:style style:name="T231" style:family="text">
      <style:text-properties officeooo:rsid="0065bf98"/>
    </style:style>
    <style:style style:name="T232" style:family="text">
      <style:text-properties officeooo:rsid="006d765d"/>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06d765d" style:font-weight-asian="bold" style:font-weight-complex="bold"/>
    </style:style>
    <style:style style:name="T236" style:family="text">
      <style:text-properties officeooo:rsid="006e15ee"/>
    </style:style>
    <style:style style:name="T237" style:family="text">
      <style:text-properties officeooo:rsid="00404f30"/>
    </style:style>
    <style:style style:name="T238" style:family="text">
      <style:text-properties officeooo:rsid="006ff991"/>
    </style:style>
    <style:style style:name="T239" style:family="text">
      <style:text-properties officeooo:rsid="00784884"/>
    </style:style>
    <style:style style:name="T240" style:family="text">
      <style:text-properties fo:font-style="italic"/>
    </style:style>
    <style:style style:name="T241" style:family="text">
      <style:text-properties fo:font-style="italic" style:font-style-asian="italic"/>
    </style:style>
    <style:style style:name="T242" style:family="text">
      <style:text-properties fo:font-style="italic" officeooo:rsid="00797cfd" style:font-style-asian="italic" style:font-style-complex="italic"/>
    </style:style>
    <style:style style:name="T243" style:family="text">
      <style:text-properties officeooo:rsid="00797cfd"/>
    </style:style>
    <style:style style:name="T244" style:family="text">
      <style:text-properties officeooo:rsid="007a022c"/>
    </style:style>
    <style:style style:name="T245" style:family="text">
      <style:text-properties officeooo:rsid="007a24ff"/>
    </style:style>
    <style:style style:name="T246" style:family="text">
      <style:text-properties officeooo:rsid="007cef25"/>
    </style:style>
    <style:style style:name="T247" style:family="text">
      <style:text-properties officeooo:rsid="007e061e"/>
    </style:style>
    <style:style style:name="T248" style:family="text">
      <style:text-properties officeooo:rsid="007f7ffd"/>
    </style:style>
    <style:style style:name="T249" style:family="text">
      <style:text-properties officeooo:rsid="00805e1d"/>
    </style:style>
    <style:style style:name="T250" style:family="text">
      <style:text-properties officeooo:rsid="00143370"/>
    </style:style>
    <style:style style:name="T251" style:family="text">
      <style:text-properties officeooo:rsid="0081a266"/>
    </style:style>
    <style:style style:name="T252" style:family="text">
      <style:text-properties officeooo:rsid="0082e4a8"/>
    </style:style>
    <style:style style:name="T253" style:family="text">
      <style:text-properties officeooo:rsid="0084064b"/>
    </style:style>
    <style:style style:name="T254" style:family="text">
      <style:text-properties officeooo:rsid="00896b94"/>
    </style:style>
    <style:style style:name="T255" style:family="text">
      <style:text-properties officeooo:rsid="008a6ecf"/>
    </style:style>
    <style:style style:name="T256" style:family="text">
      <style:text-properties officeooo:rsid="008b9347"/>
    </style:style>
    <style:style style:name="T257" style:family="text">
      <style:text-properties officeooo:rsid="0014dcb0"/>
    </style:style>
    <style:style style:name="T258" style:family="text">
      <style:text-properties officeooo:rsid="008cf76c"/>
    </style:style>
    <style:style style:name="T259" style:family="text">
      <style:text-properties officeooo:rsid="008fb7ff"/>
    </style:style>
    <style:style style:name="T260" style:family="text">
      <style:text-properties officeooo:rsid="00905f4c"/>
    </style:style>
    <style:style style:name="T261" style:family="text">
      <style:text-properties officeooo:rsid="009178e6"/>
    </style:style>
    <style:style style:name="T262" style:family="text">
      <style:text-properties officeooo:rsid="0094d04f"/>
    </style:style>
    <style:style style:name="T263" style:family="text">
      <style:text-properties officeooo:rsid="0097a366"/>
    </style:style>
    <style:style style:name="T264" style:family="text">
      <style:text-properties officeooo:rsid="00990561"/>
    </style:style>
    <style:style style:name="T265" style:family="text">
      <style:text-properties officeooo:rsid="0099884a"/>
    </style:style>
    <style:style style:name="T266" style:family="text">
      <style:text-properties officeooo:rsid="009ea185"/>
    </style:style>
    <style:style style:name="T267" style:family="text">
      <style:text-properties officeooo:rsid="00a15382"/>
    </style:style>
    <style:style style:name="T268" style:family="text">
      <style:text-properties officeooo:rsid="00a162e5"/>
    </style:style>
    <style:style style:name="T269" style:family="text">
      <style:text-properties officeooo:rsid="00a2b1f0"/>
    </style:style>
    <style:style style:name="T270" style:family="text">
      <style:text-properties officeooo:rsid="00a69377"/>
    </style:style>
    <style:style style:name="T271" style:family="text">
      <style:text-properties style:text-position="-33% 80%"/>
    </style:style>
    <style:style style:name="T272" style:family="text">
      <style:text-properties style:text-position="-33% 80%" style:font-name="Arial"/>
    </style:style>
    <style:style style:name="T273" style:family="text">
      <style:text-properties officeooo:rsid="00ac9aea"/>
    </style:style>
    <style:style style:name="T274" style:family="text">
      <style:text-properties officeooo:rsid="00ad5f76"/>
    </style:style>
    <style:style style:name="T275" style:family="text">
      <style:text-properties officeooo:rsid="00af373e"/>
    </style:style>
    <style:style style:name="T276" style:family="text">
      <style:text-properties officeooo:rsid="00af40a5"/>
    </style:style>
    <style:style style:name="T277" style:family="text">
      <style:text-properties officeooo:rsid="00afa92d"/>
    </style:style>
    <style:style style:name="T278" style:family="text">
      <style:text-properties officeooo:rsid="00b1893d"/>
    </style:style>
    <style:style style:name="T279" style:family="text">
      <style:text-properties officeooo:rsid="00b2b5c1"/>
    </style:style>
    <style:style style:name="T280" style:family="text">
      <style:text-properties fo:font-size="11pt" style:font-size-asian="11pt" style:font-size-complex="11pt"/>
    </style:style>
    <style:style style:name="T281" style:family="text">
      <style:text-properties fo:font-size="11pt" officeooo:rsid="01c08a3e" style:font-size-asian="11pt" style:font-size-complex="11pt"/>
    </style:style>
    <style:style style:name="T282" style:family="text">
      <style:text-properties style:font-name="Arial"/>
    </style:style>
    <style:style style:name="T283" style:family="text">
      <style:text-properties style:font-name="Arial" fo:font-size="11pt" style:font-size-asian="11pt" style:font-size-complex="11pt"/>
    </style:style>
    <style:style style:name="T284" style:family="text">
      <style:text-properties style:font-name="Arial" fo:font-size="11pt" officeooo:rsid="00784884" style:font-size-asian="11pt" style:font-size-complex="11pt"/>
    </style:style>
    <style:style style:name="T285" style:family="text">
      <style:text-properties style:font-name="Arial" fo:font-size="11pt" officeooo:rsid="00a7cb7a" style:font-size-asian="11pt" style:font-size-complex="11pt"/>
    </style:style>
    <style:style style:name="T286" style:family="text">
      <style:text-properties style:font-name="Arial" fo:font-size="11pt" officeooo:rsid="00470252" style:font-size-asian="11pt" style:font-size-complex="11pt"/>
    </style:style>
    <style:style style:name="T287" style:family="text">
      <style:text-properties style:font-name="Arial" fo:font-size="11pt" officeooo:rsid="0058b49f" style:font-size-asian="11pt" style:font-size-complex="11pt"/>
    </style:style>
    <style:style style:name="T288" style:family="text">
      <style:text-properties style:font-name="Arial" fo:font-size="11pt" officeooo:rsid="00be1d08" style:font-size-asian="11pt" style:font-size-complex="11pt"/>
    </style:style>
    <style:style style:name="T289" style:family="text">
      <style:text-properties style:font-name="Arial" fo:font-size="11pt" officeooo:rsid="00bf4762" style:font-size-asian="11pt" style:font-size-complex="11pt"/>
    </style:style>
    <style:style style:name="T290" style:family="text">
      <style:text-properties style:font-name="Arial" fo:font-size="11pt" officeooo:rsid="00c16010" style:font-size-asian="11pt" style:font-size-complex="11pt"/>
    </style:style>
    <style:style style:name="T291" style:family="text">
      <style:text-properties style:font-name="Arial" fo:font-size="11pt" officeooo:rsid="00c0d323" style:font-size-asian="11pt" style:font-size-complex="11pt"/>
    </style:style>
    <style:style style:name="T292" style:family="text">
      <style:text-properties style:font-name="Arial" fo:font-size="11pt" officeooo:rsid="00c5829a" style:font-size-asian="11pt" style:font-size-complex="11pt"/>
    </style:style>
    <style:style style:name="T293" style:family="text">
      <style:text-properties style:font-name="Arial" fo:font-size="11pt" officeooo:rsid="000fc389" style:font-size-asian="11pt" style:font-size-complex="11pt"/>
    </style:style>
    <style:style style:name="T294" style:family="text">
      <style:text-properties style:font-name="Arial" fo:font-size="11pt" officeooo:rsid="00c3a90b" style:font-size-asian="11pt" style:font-size-complex="11pt"/>
    </style:style>
    <style:style style:name="T295" style:family="text">
      <style:text-properties style:font-name="Arial" fo:font-size="11pt" officeooo:rsid="00159720" style:font-size-asian="11pt" style:font-size-complex="11pt"/>
    </style:style>
    <style:style style:name="T296" style:family="text">
      <style:text-properties style:font-name="Arial" fo:font-size="11pt" officeooo:rsid="0037780a" style:font-size-asian="11pt" style:font-size-complex="11pt"/>
    </style:style>
    <style:style style:name="T297" style:family="text">
      <style:text-properties style:font-name="Arial" fo:font-size="11pt" officeooo:rsid="00d4e579" style:font-size-asian="11pt" style:font-size-complex="11pt"/>
    </style:style>
    <style:style style:name="T298" style:family="text">
      <style:text-properties style:font-name="Arial" fo:font-size="11pt" officeooo:rsid="003904c0" style:font-size-asian="11pt" style:font-size-complex="11pt"/>
    </style:style>
    <style:style style:name="T299" style:family="text">
      <style:text-properties style:font-name="Arial" fo:font-size="11pt" officeooo:rsid="00de9dc1" style:font-size-asian="11pt" style:font-size-complex="11pt"/>
    </style:style>
    <style:style style:name="T300" style:family="text">
      <style:text-properties style:font-name="Arial" fo:font-size="11pt" officeooo:rsid="00da2c41" style:font-size-asian="11pt" style:font-size-complex="11pt"/>
    </style:style>
    <style:style style:name="T301" style:family="text">
      <style:text-properties style:font-name="Arial" fo:font-size="11pt" officeooo:rsid="00f1d94d" style:font-size-asian="11pt" style:font-size-complex="11pt"/>
    </style:style>
    <style:style style:name="T302" style:family="text">
      <style:text-properties style:font-name="Arial" fo:font-size="11pt" officeooo:rsid="000a5397" style:font-size-asian="11pt" style:font-size-complex="11pt"/>
    </style:style>
    <style:style style:name="T303" style:family="text">
      <style:text-properties style:font-name="Arial" fo:font-size="11pt" officeooo:rsid="0044ab44" style:font-size-asian="11pt" style:font-size-complex="11pt"/>
    </style:style>
    <style:style style:name="T304" style:family="text">
      <style:text-properties style:font-name="Arial" fo:font-size="11pt" officeooo:rsid="00450931" style:font-size-asian="11pt" style:font-size-complex="11pt"/>
    </style:style>
    <style:style style:name="T305" style:family="text">
      <style:text-properties style:font-name="Arial" fo:font-size="11pt" officeooo:rsid="00fed1f3" style:font-size-asian="11pt" style:font-size-complex="11pt"/>
    </style:style>
    <style:style style:name="T306" style:family="text">
      <style:text-properties style:font-name="Arial" fo:font-size="11pt" officeooo:rsid="00592e6c" style:font-size-asian="11pt" style:font-size-complex="11pt"/>
    </style:style>
    <style:style style:name="T307" style:family="text">
      <style:text-properties style:font-name="Arial" fo:font-size="11pt" officeooo:rsid="005c0ed5" style:font-size-asian="11pt" style:font-size-complex="11pt"/>
    </style:style>
    <style:style style:name="T308" style:family="text">
      <style:text-properties style:font-name="Arial" fo:font-size="11pt" officeooo:rsid="00451ffd" style:font-size-asian="11pt" style:font-size-complex="11pt"/>
    </style:style>
    <style:style style:name="T309" style:family="text">
      <style:text-properties style:font-name="Arial" fo:font-size="11pt" officeooo:rsid="005e0b2d" style:font-size-asian="11pt" style:font-size-complex="11pt"/>
    </style:style>
    <style:style style:name="T310" style:family="text">
      <style:text-properties style:font-name="Arial" fo:font-size="11pt" officeooo:rsid="0055afb8" style:font-size-asian="11pt" style:font-size-complex="11pt"/>
    </style:style>
    <style:style style:name="T311" style:family="text">
      <style:text-properties style:font-name="Arial" fo:font-size="11pt" officeooo:rsid="0059c535" style:font-size-asian="11pt" style:font-size-complex="11pt"/>
    </style:style>
    <style:style style:name="T312" style:family="text">
      <style:text-properties style:font-name="Arial" fo:font-size="11pt" officeooo:rsid="005ab142" style:font-size-asian="11pt" style:font-size-complex="11pt"/>
    </style:style>
    <style:style style:name="T313" style:family="text">
      <style:text-properties style:font-name="Arial" fo:font-size="11pt" officeooo:rsid="004e17b3" style:font-size-asian="11pt" style:font-size-complex="11pt"/>
    </style:style>
    <style:style style:name="T314" style:family="text">
      <style:text-properties style:font-name="Arial" fo:font-size="11pt" officeooo:rsid="004fbbd1" style:font-size-asian="11pt" style:font-size-complex="11pt"/>
    </style:style>
    <style:style style:name="T315" style:family="text">
      <style:text-properties style:font-name="Arial" fo:font-size="11pt" officeooo:rsid="00505920" style:font-size-asian="11pt" style:font-size-complex="11pt"/>
    </style:style>
    <style:style style:name="T316" style:family="text">
      <style:text-properties style:font-name="Arial" fo:font-size="11pt" officeooo:rsid="01003298" style:font-size-asian="11pt" style:font-size-complex="11pt"/>
    </style:style>
    <style:style style:name="T317" style:family="text">
      <style:text-properties style:font-name="Arial" fo:font-size="11pt" officeooo:rsid="0057c302" style:font-size-asian="11pt" style:font-size-complex="11pt"/>
    </style:style>
    <style:style style:name="T318" style:family="text">
      <style:text-properties style:font-name="Arial" fo:font-size="11pt" officeooo:rsid="0134acea" style:font-size-asian="11pt" style:font-size-complex="11pt"/>
    </style:style>
    <style:style style:name="T319" style:family="text">
      <style:text-properties style:font-name="Arial" fo:font-size="11pt" officeooo:rsid="01369884" style:font-size-asian="11pt" style:font-size-complex="11pt"/>
    </style:style>
    <style:style style:name="T320" style:family="text">
      <style:text-properties style:font-name="Arial" fo:font-size="11pt" officeooo:rsid="0136a89b" style:font-size-asian="11pt" style:font-size-complex="11pt"/>
    </style:style>
    <style:style style:name="T321" style:family="text">
      <style:text-properties style:font-name="Arial" fo:font-size="11pt" officeooo:rsid="0125bb4c" style:font-size-asian="11pt" style:font-size-complex="11pt"/>
    </style:style>
    <style:style style:name="T322" style:family="text">
      <style:text-properties style:font-name="Arial" fo:font-size="11pt" officeooo:rsid="0140f873" style:font-size-asian="11pt" style:font-size-complex="11pt"/>
    </style:style>
    <style:style style:name="T323" style:family="text">
      <style:text-properties style:font-name="Arial" fo:font-size="11pt" officeooo:rsid="01421f6a" style:font-size-asian="11pt" style:font-size-complex="11pt"/>
    </style:style>
    <style:style style:name="T324" style:family="text">
      <style:text-properties style:font-name="Arial" fo:font-size="11pt" officeooo:rsid="014f4ddf" style:font-size-asian="11pt" style:font-size-complex="11pt"/>
    </style:style>
    <style:style style:name="T325" style:family="text">
      <style:text-properties style:font-name="Arial" fo:font-size="11pt" officeooo:rsid="01452bd5" style:font-size-asian="11pt" style:font-size-complex="11pt"/>
    </style:style>
    <style:style style:name="T326" style:family="text">
      <style:text-properties style:font-name="Arial" fo:font-size="11pt" officeooo:rsid="0155c3a4" style:font-size-asian="11pt" style:font-size-complex="11pt"/>
    </style:style>
    <style:style style:name="T327" style:family="text">
      <style:text-properties style:font-name="Arial" fo:font-size="11pt" officeooo:rsid="0156a1c2" style:font-size-asian="11pt" style:font-size-complex="11pt"/>
    </style:style>
    <style:style style:name="T328" style:family="text">
      <style:text-properties style:font-name="Arial" fo:font-size="11pt" officeooo:rsid="010ad734" style:font-size-asian="11pt" style:font-size-complex="11pt"/>
    </style:style>
    <style:style style:name="T329" style:family="text">
      <style:text-properties style:font-name="Arial" fo:font-size="11pt" officeooo:rsid="00584948" style:font-size-asian="11pt" style:font-size-complex="11pt"/>
    </style:style>
    <style:style style:name="T330" style:family="text">
      <style:text-properties style:font-name="Arial" fo:font-size="11pt" officeooo:rsid="003d55a1" style:font-size-asian="11pt" style:font-size-complex="11pt"/>
    </style:style>
    <style:style style:name="T331" style:family="text">
      <style:text-properties style:font-name="Arial" fo:font-size="11pt" officeooo:rsid="01062e07" style:font-size-asian="11pt" style:font-size-complex="11pt"/>
    </style:style>
    <style:style style:name="T332" style:family="text">
      <style:text-properties style:font-name="Arial" fo:font-size="11pt" officeooo:rsid="0024572c" style:font-size-asian="11pt" style:font-size-complex="11pt"/>
    </style:style>
    <style:style style:name="T333" style:family="text">
      <style:text-properties style:font-name="Arial" fo:font-size="11pt" officeooo:rsid="00fa15f8" style:font-size-asian="11pt" style:font-size-complex="11pt"/>
    </style:style>
    <style:style style:name="T334" style:family="text">
      <style:text-properties style:font-name="Arial" fo:font-size="11pt" officeooo:rsid="0170afd8" style:font-size-asian="11pt" style:font-size-complex="11pt"/>
    </style:style>
    <style:style style:name="T335" style:family="text">
      <style:text-properties style:font-name="Arial" fo:font-size="11pt" officeooo:rsid="0171c178" style:font-size-asian="11pt" style:font-size-complex="11pt"/>
    </style:style>
    <style:style style:name="T336" style:family="text">
      <style:text-properties style:font-name="Arial" fo:font-size="11pt" officeooo:rsid="01736cfd" style:font-size-asian="11pt" style:font-size-complex="11pt"/>
    </style:style>
    <style:style style:name="T337" style:family="text">
      <style:text-properties style:font-name="Arial" fo:font-size="11pt" officeooo:rsid="011980cb" style:font-size-asian="11pt" style:font-size-complex="11pt"/>
    </style:style>
    <style:style style:name="T338" style:family="text">
      <style:text-properties style:font-name="Arial" fo:font-size="11pt" officeooo:rsid="0174db80" style:font-size-asian="11pt" style:font-size-complex="11pt"/>
    </style:style>
    <style:style style:name="T339" style:family="text">
      <style:text-properties style:font-name="Arial" fo:font-size="11pt" officeooo:rsid="00c03540" style:font-size-asian="11pt" style:font-size-complex="11pt"/>
    </style:style>
    <style:style style:name="T340" style:family="text">
      <style:text-properties style:font-name="Arial" fo:font-size="11pt" officeooo:rsid="0146c738" style:font-size-asian="11pt" style:font-size-complex="11pt"/>
    </style:style>
    <style:style style:name="T341" style:family="text">
      <style:text-properties style:font-name="Arial" fo:font-size="11pt" officeooo:rsid="0148f7d0" style:font-size-asian="11pt" style:font-size-complex="11pt"/>
    </style:style>
    <style:style style:name="T342" style:family="text">
      <style:text-properties style:font-name="Arial" fo:font-size="11pt" officeooo:rsid="01482be2" style:font-size-asian="11pt" style:font-size-complex="11pt"/>
    </style:style>
    <style:style style:name="T343" style:family="text">
      <style:text-properties style:font-name="Arial" fo:font-size="11pt" officeooo:rsid="0181635b" style:font-size-asian="11pt" style:font-size-complex="11pt"/>
    </style:style>
    <style:style style:name="T344" style:family="text">
      <style:text-properties style:font-name="Arial" fo:font-size="11pt" officeooo:rsid="019333b4" style:font-size-asian="11pt" style:font-size-complex="11pt"/>
    </style:style>
    <style:style style:name="T345" style:family="text">
      <style:text-properties style:font-name="Arial" fo:font-size="11pt" officeooo:rsid="005f1b92" style:font-size-asian="11pt" style:font-size-complex="11pt"/>
    </style:style>
    <style:style style:name="T346" style:family="text">
      <style:text-properties style:font-name="Arial" fo:font-size="11pt" officeooo:rsid="006ff991" style:font-size-asian="11pt" style:font-size-complex="11pt"/>
    </style:style>
    <style:style style:name="T347" style:family="text">
      <style:text-properties style:font-name="Arial" fo:font-size="11pt" officeooo:rsid="006afb92" style:font-size-asian="11pt" style:font-size-complex="11pt"/>
    </style:style>
    <style:style style:name="T348" style:family="text">
      <style:text-properties style:font-name="Arial" fo:font-size="11pt" officeooo:rsid="01bec308" style:font-size-asian="11pt" style:font-size-complex="11pt"/>
    </style:style>
    <style:style style:name="T349" style:family="text">
      <style:text-properties style:font-name="Arial" fo:font-size="11pt" officeooo:rsid="0019ef28" style:font-size-asian="11pt" style:font-size-complex="11pt"/>
    </style:style>
    <style:style style:name="T350" style:family="text">
      <style:text-properties style:font-name="Arial" fo:font-size="11pt" officeooo:rsid="01c256ba" style:font-size-asian="11pt" style:font-size-complex="11pt"/>
    </style:style>
    <style:style style:name="T351" style:family="text">
      <style:text-properties style:font-name="Arial" fo:font-size="11pt" officeooo:rsid="01c3b931" style:font-size-asian="11pt" style:font-size-complex="11pt"/>
    </style:style>
    <style:style style:name="T352" style:family="text">
      <style:text-properties style:font-name="Arial" fo:font-size="11pt" officeooo:rsid="01e0d681" style:font-size-asian="11pt" style:font-size-complex="11pt"/>
    </style:style>
    <style:style style:name="T353" style:family="text">
      <style:text-properties style:font-name="Arial" fo:font-size="11pt" officeooo:rsid="01fa9520" style:font-size-asian="11pt" style:font-size-complex="11pt"/>
    </style:style>
    <style:style style:name="T354" style:family="text">
      <style:text-properties style:font-name="Arial" fo:font-size="11pt" fo:font-style="italic" officeooo:rsid="00784884" style:font-size-asian="11pt" style:font-style-asian="italic" style:font-size-complex="11pt" style:font-style-complex="italic"/>
    </style:style>
    <style:style style:name="T355" style:family="text">
      <style:text-properties style:font-name="Arial" fo:font-size="11pt" fo:font-style="italic" style:font-size-asian="11pt" style:font-size-complex="11pt"/>
    </style:style>
    <style:style style:name="T356" style:family="text">
      <style:text-properties style:font-name="Arial" fo:font-size="11pt" fo:font-style="italic" officeooo:rsid="00a7cb7a" style:font-size-asian="11pt" style:font-size-complex="11pt"/>
    </style:style>
    <style:style style:name="T357" style:family="text">
      <style:text-properties style:font-name="Arial" fo:font-size="11pt" fo:font-style="italic" officeooo:rsid="00ac0d0f" style:font-size-asian="11pt" style:font-size-complex="11pt"/>
    </style:style>
    <style:style style:name="T358" style:family="text">
      <style:text-properties style:font-name="Arial" fo:font-size="11pt" fo:font-style="normal" style:font-size-asian="11pt" style:font-style-asian="normal" style:font-size-complex="11pt" style:font-style-complex="normal"/>
    </style:style>
    <style:style style:name="T359" style:family="text">
      <style:text-properties style:font-name="Arial" fo:font-size="11pt" fo:font-style="normal" officeooo:rsid="00784884" style:font-size-asian="11pt" style:font-style-asian="normal" style:font-size-complex="11pt" style:font-style-complex="normal"/>
    </style:style>
    <style:style style:name="T360" style:family="text">
      <style:text-properties style:font-name="Arial" fo:font-size="11pt" fo:font-style="normal" officeooo:rsid="008fb7ff" style:font-size-asian="11pt" style:font-style-asian="normal" style:font-size-complex="11pt" style:font-style-complex="normal"/>
    </style:style>
    <style:style style:name="T361" style:family="text">
      <style:text-properties style:font-name="Arial" fo:font-size="11pt" fo:font-style="normal" officeooo:rsid="00470252" style:font-size-asian="11pt" style:font-style-asian="normal" style:font-size-complex="11pt" style:font-style-complex="normal"/>
    </style:style>
    <style:style style:name="T362" style:family="text">
      <style:text-properties style:font-name="Arial" fo:font-size="11pt" fo:font-style="normal" officeooo:rsid="0117535e" style:font-size-asian="11pt" style:font-style-asian="normal" style:font-size-complex="11pt" style:font-style-complex="normal"/>
    </style:style>
    <style:style style:name="T363" style:family="text">
      <style:text-properties style:font-name="Arial" fo:font-size="11pt" fo:font-style="normal" officeooo:rsid="0117e8bb" style:font-size-asian="11pt" style:font-style-asian="normal" style:font-size-complex="11pt" style:font-style-complex="normal"/>
    </style:style>
    <style:style style:name="T364" style:family="text">
      <style:text-properties style:font-name="Arial" fo:font-size="11pt" fo:font-style="normal" officeooo:rsid="015b1a89" style:font-size-asian="11pt" style:font-style-asian="normal" style:font-size-complex="11pt" style:font-style-complex="normal"/>
    </style:style>
    <style:style style:name="T365" style:family="text">
      <style:text-properties style:font-name="Arial" fo:font-size="11pt" fo:font-style="normal" officeooo:rsid="016703c3" style:font-size-asian="11pt" style:font-style-asian="normal" style:font-size-complex="11pt" style:font-style-complex="normal"/>
    </style:style>
    <style:style style:name="T366" style:family="text">
      <style:text-properties style:font-name="Arial" fo:font-size="11pt" fo:font-style="normal" officeooo:rsid="01bf7674" style:font-size-asian="11pt" style:font-style-asian="normal" style:font-size-complex="11pt" style:font-style-complex="normal"/>
    </style:style>
    <style:style style:name="T367" style:family="text">
      <style:text-properties style:font-name="Arial" fo:font-size="11pt" fo:font-style="normal" officeooo:rsid="01e40a3b" style:font-size-asian="11pt" style:font-style-asian="normal" style:font-size-complex="11pt" style:font-style-complex="normal"/>
    </style:style>
    <style:style style:name="T368" style:family="text">
      <style:text-properties style:font-name="Arial" fo:font-size="11pt" fo:font-weight="bold" style:font-size-asian="11pt" style:font-size-complex="11pt"/>
    </style:style>
    <style:style style:name="T369" style:family="text">
      <style:text-properties style:font-name="Arial" fo:font-size="11pt" fo:font-weight="bold" officeooo:rsid="00a7cb7a" style:font-size-asian="11pt" style:font-size-complex="11pt"/>
    </style:style>
    <style:style style:name="T370" style:family="text">
      <style:text-properties style:font-name="Arial" fo:font-size="11pt" style:font-size-asian="9.60000038146973pt" style:font-size-complex="11pt"/>
    </style:style>
    <style:style style:name="T371" style:family="text">
      <style:text-properties style:font-name="Arial" fo:font-size="11pt" officeooo:rsid="0146c738" style:font-size-asian="9.60000038146973pt" style:font-size-complex="11pt"/>
    </style:style>
    <style:style style:name="T372" style:family="text">
      <style:text-properties style:font-name="Arial" fo:font-size="11pt" officeooo:rsid="01482be2" style:font-size-asian="9.60000038146973pt" style:font-size-complex="11pt"/>
    </style:style>
    <style:style style:name="T373" style:family="text">
      <style:text-properties style:font-name="Arial" fo:font-size="11pt" officeooo:rsid="0154cf2d" style:font-size-asian="9.60000038146973pt" style:font-size-complex="11pt"/>
    </style:style>
    <style:style style:name="T374" style:family="text">
      <style:text-properties style:font-name="Arial" fo:font-size="11pt" officeooo:rsid="01440dbf" style:font-size-asian="9.60000038146973pt" style:font-size-complex="11pt"/>
    </style:style>
    <style:style style:name="T375" style:family="text">
      <style:text-properties style:font-name="Arial" fo:font-weight="bold"/>
    </style:style>
    <style:style style:name="T376" style:family="text">
      <style:text-properties style:font-name="Arial" fo:font-style="italic"/>
    </style:style>
    <style:style style:name="T377" style:family="text">
      <style:text-properties style:font-name="Arial" fo:font-size="10pt" style:font-size-asian="10pt" style:font-size-complex="10pt"/>
    </style:style>
    <style:style style:name="T378" style:family="text">
      <style:text-properties style:font-name="Arial" fo:font-size="10pt" officeooo:rsid="0058b49f" style:font-size-asian="10pt" style:font-size-complex="10pt"/>
    </style:style>
    <style:style style:name="T379" style:family="text">
      <style:text-properties style:font-name="Arial" fo:font-size="10pt" officeooo:rsid="0022e8e1" style:font-size-asian="10pt" style:font-size-complex="10pt"/>
    </style:style>
    <style:style style:name="T380" style:family="text">
      <style:text-properties style:font-name="Arial" fo:font-size="10pt" officeooo:rsid="002597ad" style:font-size-asian="10pt" style:font-size-complex="10pt"/>
    </style:style>
    <style:style style:name="T381" style:family="text">
      <style:text-properties style:font-name="Arial" fo:font-size="10pt" officeooo:rsid="00bc6c68" style:font-size-asian="10pt" style:font-size-complex="10pt"/>
    </style:style>
    <style:style style:name="T382" style:family="text">
      <style:text-properties style:font-name="Arial" fo:font-size="10pt" officeooo:rsid="004e17b3" style:font-size-asian="10pt" style:font-size-complex="10pt"/>
    </style:style>
    <style:style style:name="T383" style:family="text">
      <style:text-properties style:font-name="Arial" fo:font-size="10pt" officeooo:rsid="0071da51" style:font-size-asian="10pt" style:font-size-complex="10pt"/>
    </style:style>
    <style:style style:name="T384" style:family="text">
      <style:text-properties style:font-name="Arial" fo:font-size="10pt" officeooo:rsid="005746ca" style:font-size-asian="10pt" style:font-size-complex="10pt"/>
    </style:style>
    <style:style style:name="T385" style:family="text">
      <style:text-properties style:font-name="Arial" fo:font-size="10pt" officeooo:rsid="00500abb" style:font-size-asian="10pt" style:font-size-complex="10pt"/>
    </style:style>
    <style:style style:name="T386" style:family="text">
      <style:text-properties style:font-name="Arial" fo:font-size="10pt" officeooo:rsid="0060feb8" style:font-size-asian="10pt" style:font-size-complex="10pt"/>
    </style:style>
    <style:style style:name="T387" style:family="text">
      <style:text-properties style:font-name="Arial" fo:font-size="10pt" officeooo:rsid="00a45b74" style:font-size-asian="10pt" style:font-size-complex="10pt"/>
    </style:style>
    <style:style style:name="T388" style:family="text">
      <style:text-properties style:font-name="Arial" fo:font-size="10pt" officeooo:rsid="00a51fb2" style:font-size-asian="10pt" style:font-size-complex="10pt"/>
    </style:style>
    <style:style style:name="T389" style:family="text">
      <style:text-properties style:font-name="Arial" fo:font-size="10pt" officeooo:rsid="000a5397" style:font-size-asian="10pt" style:font-size-complex="10pt"/>
    </style:style>
    <style:style style:name="T390" style:family="text">
      <style:text-properties style:font-name="Arial" fo:font-size="10pt" officeooo:rsid="003c08fa" style:font-size-asian="10pt" style:font-size-complex="10pt"/>
    </style:style>
    <style:style style:name="T391" style:family="text">
      <style:text-properties style:font-name="Arial" fo:font-size="10pt" officeooo:rsid="00e7cc59" style:font-size-asian="10pt" style:font-size-complex="10pt"/>
    </style:style>
    <style:style style:name="T392" style:family="text">
      <style:text-properties style:font-name="Arial" fo:font-size="10pt" officeooo:rsid="011fc93b" style:font-size-asian="10pt" style:font-size-complex="10pt"/>
    </style:style>
    <style:style style:name="T393" style:family="text">
      <style:text-properties style:font-name="Arial" fo:font-size="10pt" officeooo:rsid="017e1d52" style:font-size-asian="10pt" style:font-size-complex="10pt"/>
    </style:style>
    <style:style style:name="T394" style:family="text">
      <style:text-properties style:font-name="Arial" fo:font-size="10pt" officeooo:rsid="01825bd0" style:font-size-asian="10pt" style:font-size-complex="10pt"/>
    </style:style>
    <style:style style:name="T395" style:family="text">
      <style:text-properties style:font-name="Arial" fo:font-size="10pt" officeooo:rsid="0027d37a" style:font-size-asian="10pt" style:font-size-complex="10pt"/>
    </style:style>
    <style:style style:name="T396" style:family="text">
      <style:text-properties style:font-name="Arial" fo:font-size="10pt" officeooo:rsid="01f2d0f8" style:font-size-asian="10pt" style:font-size-complex="10pt"/>
    </style:style>
    <style:style style:name="T397" style:family="text">
      <style:text-properties style:font-name="Arial" fo:font-size="10pt" fo:font-weight="normal" style:font-size-asian="10pt" style:font-weight-asian="normal" style:font-size-complex="10pt" style:font-weight-complex="normal"/>
    </style:style>
    <style:style style:name="T398" style:family="text">
      <style:text-properties style:font-name="Arial" fo:font-size="10pt" fo:font-weight="normal" officeooo:rsid="00e7cc59" style:font-size-asian="10pt" style:font-weight-asian="normal" style:font-size-complex="10pt" style:font-weight-complex="normal"/>
    </style:style>
    <style:style style:name="T399" style:family="text">
      <style:text-properties style:font-name="Arial" officeooo:rsid="01440dbf"/>
    </style:style>
    <style:style style:name="T400" style:family="text">
      <style:text-properties style:font-name="Arial" officeooo:rsid="01452bd5"/>
    </style:style>
    <style:style style:name="T401" style:family="text">
      <style:text-properties style:font-name="Arial" officeooo:rsid="0181635b"/>
    </style:style>
    <style:style style:name="T402" style:family="text">
      <style:text-properties style:font-name="Arial" officeooo:rsid="002698a8"/>
    </style:style>
    <style:style style:name="T403" style:family="text">
      <style:text-properties style:font-name="Arial" officeooo:rsid="0065bf98"/>
    </style:style>
    <style:style style:name="T404" style:family="text">
      <style:text-properties style:font-name="Arial" officeooo:rsid="019b70ad"/>
    </style:style>
    <style:style style:name="T405" style:family="text">
      <style:text-properties style:font-name="Arial" officeooo:rsid="019d623e"/>
    </style:style>
    <style:style style:name="T406" style:family="text">
      <style:text-properties style:font-name="Arial" officeooo:rsid="01c3b931"/>
    </style:style>
    <style:style style:name="T407" style:family="text">
      <style:text-properties style:font-name="Arial" fo:font-size="11.5pt" style:font-size-asian="11.5pt"/>
    </style:style>
    <style:style style:name="T408" style:family="text">
      <style:text-properties style:font-name="Arial" fo:font-size="11.5pt" officeooo:rsid="020af132" style:font-size-asian="11.5pt"/>
    </style:style>
    <style:style style:name="T409" style:family="text">
      <style:text-properties officeooo:rsid="007818d8"/>
    </style:style>
    <style:style style:name="T410" style:family="text">
      <style:text-properties officeooo:rsid="00b39669"/>
    </style:style>
    <style:style style:name="T411" style:family="text">
      <style:text-properties officeooo:rsid="00b3a60f"/>
    </style:style>
    <style:style style:name="T412" style:family="text">
      <style:text-properties officeooo:rsid="00b780fd"/>
    </style:style>
    <style:style style:name="T413" style:family="text">
      <style:text-properties fo:background-color="#ffff00" loext:char-shading-value="0"/>
    </style:style>
    <style:style style:name="T414" style:family="text">
      <style:text-properties officeooo:rsid="0099884a" fo:background-color="#ffff00" loext:char-shading-value="0"/>
    </style:style>
    <style:style style:name="T415" style:family="text">
      <style:text-properties officeooo:rsid="00b9555d"/>
    </style:style>
    <style:style style:name="T416" style:family="text">
      <style:text-properties officeooo:rsid="00ba9326"/>
    </style:style>
    <style:style style:name="T417" style:family="text">
      <style:text-properties officeooo:rsid="00bae818"/>
    </style:style>
    <style:style style:name="T418" style:family="text">
      <style:text-properties officeooo:rsid="00bb32ee"/>
    </style:style>
    <style:style style:name="T419" style:family="text">
      <style:text-properties officeooo:rsid="00bd8bdf"/>
    </style:style>
    <style:style style:name="T420" style:family="text">
      <style:text-properties officeooo:rsid="00bdfe6d"/>
    </style:style>
    <style:style style:name="T421" style:family="text">
      <style:text-properties style:font-name="CMR12" fo:font-size="12pt" style:font-size-asian="12pt"/>
    </style:style>
    <style:style style:name="T422" style:family="text">
      <style:text-properties style:font-name="CMR12" fo:font-size="12pt" officeooo:rsid="01443f1a" style:font-size-asian="12pt"/>
    </style:style>
    <style:style style:name="T423" style:family="text">
      <style:text-properties officeooo:rsid="00bf4762"/>
    </style:style>
    <style:style style:name="T424" style:family="text">
      <style:text-properties officeooo:rsid="00c0d323"/>
    </style:style>
    <style:style style:name="T425" style:family="text">
      <style:text-properties fo:color="#202122" style:font-name="Arial" fo:font-size="10pt" fo:letter-spacing="normal" fo:font-style="italic" fo:font-weight="normal" style:font-size-asian="10pt" style:font-size-complex="10pt"/>
    </style:style>
    <style:style style:name="T426" style:family="text">
      <style:text-properties officeooo:rsid="00c3a90b"/>
    </style:style>
    <style:style style:name="T427" style:family="text">
      <style:text-properties officeooo:rsid="00c56f54"/>
    </style:style>
    <style:style style:name="T428" style:family="text">
      <style:text-properties officeooo:rsid="00c5829a"/>
    </style:style>
    <style:style style:name="T429" style:family="text">
      <style:text-properties officeooo:rsid="00c83ff2"/>
    </style:style>
    <style:style style:name="T430" style:family="text">
      <style:text-properties officeooo:rsid="00cb71f6"/>
    </style:style>
    <style:style style:name="T431" style:family="text">
      <style:text-properties officeooo:rsid="000c5700"/>
    </style:style>
    <style:style style:name="T432" style:family="text">
      <style:text-properties officeooo:rsid="00cc601e"/>
    </style:style>
    <style:style style:name="T433" style:family="text">
      <style:text-properties officeooo:rsid="00cdea0d"/>
    </style:style>
    <style:style style:name="T434" style:family="text">
      <style:text-properties officeooo:rsid="00ced0d1"/>
    </style:style>
    <style:style style:name="T435" style:family="text">
      <style:text-properties officeooo:rsid="00171a69"/>
    </style:style>
    <style:style style:name="T436" style:family="text">
      <style:text-properties officeooo:rsid="00d09eae"/>
    </style:style>
    <style:style style:name="T437" style:family="text">
      <style:text-properties officeooo:rsid="00d0c29f"/>
    </style:style>
    <style:style style:name="T438" style:family="text">
      <style:text-properties officeooo:rsid="00d2ae4d"/>
    </style:style>
    <style:style style:name="T439" style:family="text">
      <style:text-properties officeooo:rsid="00d34b1c"/>
    </style:style>
    <style:style style:name="T440" style:family="text">
      <style:text-properties officeooo:rsid="00d4e579"/>
    </style:style>
    <style:style style:name="T441" style:family="text">
      <style:text-properties officeooo:rsid="00d5b1c3"/>
    </style:style>
    <style:style style:name="T442" style:family="text">
      <style:text-properties officeooo:rsid="00d69a10"/>
    </style:style>
    <style:style style:name="T443" style:family="text">
      <style:text-properties officeooo:rsid="00d907df"/>
    </style:style>
    <style:style style:name="T444" style:family="text">
      <style:text-properties officeooo:rsid="00da2c41"/>
    </style:style>
    <style:style style:name="T445" style:family="text">
      <style:text-properties officeooo:rsid="00dab08d"/>
    </style:style>
    <style:style style:name="T446" style:family="text">
      <style:text-properties officeooo:rsid="00dc9d85"/>
    </style:style>
    <style:style style:name="T447" style:family="text">
      <style:text-properties officeooo:rsid="00de9dc1"/>
    </style:style>
    <style:style style:name="T448" style:family="text">
      <style:text-properties officeooo:rsid="00e02e30"/>
    </style:style>
    <style:style style:name="T449" style:family="text">
      <style:text-properties officeooo:rsid="00e04042"/>
    </style:style>
    <style:style style:name="T450" style:family="text">
      <style:text-properties officeooo:rsid="00e8cabc"/>
    </style:style>
    <style:style style:name="T451" style:family="text">
      <style:text-properties officeooo:rsid="00eac229"/>
    </style:style>
    <style:style style:name="T452" style:family="text">
      <style:text-properties officeooo:rsid="00ed2d5f"/>
    </style:style>
    <style:style style:name="T453" style:family="text">
      <style:text-properties officeooo:rsid="00f11118"/>
    </style:style>
    <style:style style:name="T454" style:family="text">
      <style:text-properties officeooo:rsid="00f5bebe"/>
    </style:style>
    <style:style style:name="T455" style:family="text">
      <style:text-properties officeooo:rsid="00f5efcd"/>
    </style:style>
    <style:style style:name="T456" style:family="text">
      <style:text-properties officeooo:rsid="0019ef28"/>
    </style:style>
    <style:style style:name="T457" style:family="text">
      <style:text-properties officeooo:rsid="00f79756"/>
    </style:style>
    <style:style style:name="T458" style:family="text">
      <style:text-properties officeooo:rsid="00f9b789"/>
    </style:style>
    <style:style style:name="T459" style:family="text">
      <style:text-properties officeooo:rsid="0022c674"/>
    </style:style>
    <style:style style:name="T460" style:family="text">
      <style:text-properties officeooo:rsid="00fa15f8"/>
    </style:style>
    <style:style style:name="T461" style:family="text">
      <style:text-properties officeooo:rsid="00fc5f13"/>
    </style:style>
    <style:style style:name="T462" style:family="text">
      <style:text-properties officeooo:rsid="010151d1"/>
    </style:style>
    <style:style style:name="T463" style:family="text">
      <style:text-properties officeooo:rsid="0102d8ca"/>
    </style:style>
    <style:style style:name="T464" style:family="text">
      <style:text-properties officeooo:rsid="0103eb86"/>
    </style:style>
    <style:style style:name="T465" style:family="text">
      <style:text-properties officeooo:rsid="010416a2"/>
    </style:style>
    <style:style style:name="T466" style:family="text">
      <style:text-properties officeooo:rsid="01052149"/>
    </style:style>
    <style:style style:name="T467" style:family="text">
      <style:text-properties officeooo:rsid="01062e07"/>
    </style:style>
    <style:style style:name="T468" style:family="text">
      <style:text-properties officeooo:rsid="0106b5b8"/>
    </style:style>
    <style:style style:name="T469" style:family="text">
      <style:text-properties officeooo:rsid="010776c4"/>
    </style:style>
    <style:style style:name="T470" style:family="text">
      <style:text-properties officeooo:rsid="01092309"/>
    </style:style>
    <style:style style:name="T471" style:family="text">
      <style:text-properties officeooo:rsid="010ad734"/>
    </style:style>
    <style:style style:name="T472" style:family="text">
      <style:text-properties officeooo:rsid="0057c302"/>
    </style:style>
    <style:style style:name="T473" style:family="text">
      <style:text-properties officeooo:rsid="010ccd3e"/>
    </style:style>
    <style:style style:name="T474" style:family="text">
      <style:text-properties officeooo:rsid="010d5db9"/>
    </style:style>
    <style:style style:name="T475" style:family="text">
      <style:text-properties officeooo:rsid="010d87bd"/>
    </style:style>
    <style:style style:name="T476" style:family="text">
      <style:text-properties officeooo:rsid="010f3de8"/>
    </style:style>
    <style:style style:name="T477" style:family="text">
      <style:text-properties officeooo:rsid="01111eee"/>
    </style:style>
    <style:style style:name="T478" style:family="text">
      <style:text-properties officeooo:rsid="01130a37"/>
    </style:style>
    <style:style style:name="T479" style:family="text">
      <style:text-properties officeooo:rsid="0113baf0"/>
    </style:style>
    <style:style style:name="T480" style:family="text">
      <style:text-properties officeooo:rsid="0113c62b"/>
    </style:style>
    <style:style style:name="T481" style:family="text">
      <style:text-properties officeooo:rsid="01159f50"/>
    </style:style>
    <style:style style:name="T482" style:family="text">
      <style:text-properties officeooo:rsid="011ad663"/>
    </style:style>
    <style:style style:name="T483" style:family="text">
      <style:text-properties officeooo:rsid="011ad757"/>
    </style:style>
    <style:style style:name="T484" style:family="text">
      <style:text-properties officeooo:rsid="011c2de8"/>
    </style:style>
    <style:style style:name="T485" style:family="text">
      <style:text-properties officeooo:rsid="011daee5"/>
    </style:style>
    <style:style style:name="T486" style:family="text">
      <style:text-properties officeooo:rsid="011ec6f4"/>
    </style:style>
    <style:style style:name="T487" style:family="text">
      <style:text-properties officeooo:rsid="011ee405"/>
    </style:style>
    <style:style style:name="T488" style:family="text">
      <style:text-properties style:font-name="TimesNewRomanPSMT" fo:font-size="12pt" style:font-size-asian="12pt"/>
    </style:style>
    <style:style style:name="T489" style:family="text">
      <style:text-properties style:font-name="TimesNewRomanPSMT" fo:font-size="12pt" officeooo:rsid="012a8d30" style:font-size-asian="12pt"/>
    </style:style>
    <style:style style:name="T490" style:family="text">
      <style:text-properties officeooo:rsid="012150d0"/>
    </style:style>
    <style:style style:name="T491" style:family="text">
      <style:text-properties officeooo:rsid="012314d0"/>
    </style:style>
    <style:style style:name="T492" style:family="text">
      <style:text-properties officeooo:rsid="0123543d"/>
    </style:style>
    <style:style style:name="T493" style:family="text">
      <style:text-properties officeooo:rsid="0124e7d0"/>
    </style:style>
    <style:style style:name="T494" style:family="text">
      <style:text-properties officeooo:rsid="00b54d1b"/>
    </style:style>
    <style:style style:name="T495" style:family="text">
      <style:text-properties officeooo:rsid="012a8d30"/>
    </style:style>
    <style:style style:name="T496" style:family="text">
      <style:text-properties officeooo:rsid="012f2090"/>
    </style:style>
    <style:style style:name="T497" style:family="text">
      <style:text-properties officeooo:rsid="01301ddd"/>
    </style:style>
    <style:style style:name="T498" style:family="text">
      <style:text-properties officeooo:rsid="0133a3ed"/>
    </style:style>
    <style:style style:name="T499" style:family="text">
      <style:text-properties officeooo:rsid="013494db"/>
    </style:style>
    <style:style style:name="T500" style:family="text">
      <style:text-properties officeooo:rsid="0134acea"/>
    </style:style>
    <style:style style:name="T501" style:family="text">
      <style:text-properties officeooo:rsid="01370e44"/>
    </style:style>
    <style:style style:name="T502" style:family="text">
      <style:text-properties officeooo:rsid="01380963"/>
    </style:style>
    <style:style style:name="T503" style:family="text">
      <style:text-properties officeooo:rsid="013b34fa"/>
    </style:style>
    <style:style style:name="T504" style:family="text">
      <style:text-properties officeooo:rsid="013b7244"/>
    </style:style>
    <style:style style:name="T505" style:family="text">
      <style:text-properties fo:color="#555555" fo:font-size="10pt" style:font-size-asian="10pt" style:font-size-complex="10pt"/>
    </style:style>
    <style:style style:name="T506" style:family="text">
      <style:text-properties fo:color="#555555" fo:font-size="10pt" fo:font-weight="bold" style:font-size-asian="10pt" style:font-size-complex="10pt"/>
    </style:style>
    <style:style style:name="T507" style:family="text">
      <style:text-properties officeooo:rsid="013ff15e"/>
    </style:style>
    <style:style style:name="T508" style:family="text">
      <style:text-properties style:text-underline-style="solid" style:text-underline-width="auto" style:text-underline-color="font-color"/>
    </style:style>
    <style:style style:name="T509" style:family="text">
      <style:text-properties style:text-underline-style="solid" style:text-underline-width="auto" style:text-underline-color="font-color" fo:font-weight="bold" style:font-weight-asian="bold" style:font-weight-complex="bold"/>
    </style:style>
    <style:style style:name="T510" style:family="text">
      <style:text-properties officeooo:rsid="0140137d"/>
    </style:style>
    <style:style style:name="T511" style:family="text">
      <style:text-properties officeooo:rsid="0140f873"/>
    </style:style>
    <style:style style:name="T512" style:family="text">
      <style:text-properties fo:font-size="10pt" style:font-size-asian="10pt" style:font-size-complex="10pt"/>
    </style:style>
    <style:style style:name="T513" style:family="text">
      <style:text-properties fo:font-size="10pt" officeooo:rsid="0140f873" style:font-size-asian="10pt" style:font-size-complex="10pt"/>
    </style:style>
    <style:style style:name="T514" style:family="text">
      <style:text-properties fo:font-size="10pt" officeooo:rsid="01a76985" style:font-size-asian="8.75pt" style:font-size-complex="10pt"/>
    </style:style>
    <style:style style:name="T515" style:family="text">
      <style:text-properties officeooo:rsid="01421f6a"/>
    </style:style>
    <style:style style:name="T516" style:family="text">
      <style:text-properties style:font-name="CMR8" fo:font-size="8pt" style:font-size-asian="8pt"/>
    </style:style>
    <style:style style:name="T517" style:family="text">
      <style:text-properties style:font-name="CMR10" fo:font-size="10pt" officeooo:rsid="01452bd5" style:font-size-asian="10pt"/>
    </style:style>
    <style:style style:name="T518" style:family="text">
      <style:text-properties officeooo:rsid="01494134"/>
    </style:style>
    <style:style style:name="T519" style:family="text">
      <style:text-properties officeooo:rsid="014d6627"/>
    </style:style>
    <style:style style:name="T520" style:family="text">
      <style:text-properties officeooo:rsid="014ec2cd"/>
    </style:style>
    <style:style style:name="T521" style:family="text">
      <style:text-properties officeooo:rsid="014f4ddf"/>
    </style:style>
    <style:style style:name="T522" style:family="text">
      <style:text-properties officeooo:rsid="01523b0f"/>
    </style:style>
    <style:style style:name="T523" style:family="text">
      <style:text-properties officeooo:rsid="01536071"/>
    </style:style>
    <style:style style:name="T524" style:family="text">
      <style:text-properties officeooo:rsid="0155c3a4"/>
    </style:style>
    <style:style style:name="T525" style:family="text">
      <style:text-properties officeooo:rsid="0156a1c2"/>
    </style:style>
    <style:style style:name="T526" style:family="text">
      <style:text-properties officeooo:rsid="01582032"/>
    </style:style>
    <style:style style:name="T527" style:family="text">
      <style:text-properties officeooo:rsid="005746ca"/>
    </style:style>
    <style:style style:name="T528" style:family="text">
      <style:text-properties officeooo:rsid="0158796c"/>
    </style:style>
    <style:style style:name="T529" style:family="text">
      <style:text-properties officeooo:rsid="015909f4"/>
    </style:style>
    <style:style style:name="T530" style:family="text">
      <style:text-properties officeooo:rsid="015b1a89"/>
    </style:style>
    <style:style style:name="T531" style:family="text">
      <style:text-properties officeooo:rsid="015c7791"/>
    </style:style>
    <style:style style:name="T532" style:family="text">
      <style:text-properties officeooo:rsid="015e4f0d"/>
    </style:style>
    <style:style style:name="T533" style:family="text">
      <style:text-properties officeooo:rsid="015fd78b"/>
    </style:style>
    <style:style style:name="T534" style:family="text">
      <style:text-properties officeooo:rsid="01601f39"/>
    </style:style>
    <style:style style:name="T535" style:family="text">
      <style:text-properties officeooo:rsid="01603d9e"/>
    </style:style>
    <style:style style:name="T536" style:family="text">
      <style:text-properties officeooo:rsid="016488bc"/>
    </style:style>
    <style:style style:name="T537" style:family="text">
      <style:text-properties officeooo:rsid="0165f453"/>
    </style:style>
    <style:style style:name="T538" style:family="text">
      <style:text-properties officeooo:rsid="016703c3"/>
    </style:style>
    <style:style style:name="T539" style:family="text">
      <style:text-properties officeooo:rsid="0168e819"/>
    </style:style>
    <style:style style:name="T540" style:family="text">
      <style:text-properties officeooo:rsid="016abf4e"/>
    </style:style>
    <style:style style:name="T541" style:family="text">
      <style:text-properties officeooo:rsid="016b93eb"/>
    </style:style>
    <style:style style:name="T542" style:family="text">
      <style:text-properties officeooo:rsid="016ca4a9"/>
    </style:style>
    <style:style style:name="T543" style:family="text">
      <style:text-properties officeooo:rsid="016e21f1"/>
    </style:style>
    <style:style style:name="T544" style:family="text">
      <style:text-properties officeooo:rsid="00aa1761"/>
    </style:style>
    <style:style style:name="T545" style:family="text">
      <style:text-properties officeooo:rsid="0170afd8"/>
    </style:style>
    <style:style style:name="T546" style:family="text">
      <style:text-properties officeooo:rsid="0171c178"/>
    </style:style>
    <style:style style:name="T547" style:family="text">
      <style:text-properties officeooo:rsid="0172dad5"/>
    </style:style>
    <style:style style:name="T548" style:family="text">
      <style:text-properties officeooo:rsid="01736cfd"/>
    </style:style>
    <style:style style:name="T549" style:family="text">
      <style:text-properties officeooo:rsid="0174db80"/>
    </style:style>
    <style:style style:name="T550" style:family="text">
      <style:text-properties officeooo:rsid="0174e160"/>
    </style:style>
    <style:style style:name="T551" style:family="text">
      <style:text-properties officeooo:rsid="017576dd"/>
    </style:style>
    <style:style style:name="T552" style:family="text">
      <style:text-properties officeooo:rsid="01767383"/>
    </style:style>
    <style:style style:name="T553" style:family="text">
      <style:text-properties officeooo:rsid="01786ed5"/>
    </style:style>
    <style:style style:name="T554" style:family="text">
      <style:text-properties officeooo:rsid="017a5957"/>
    </style:style>
    <style:style style:name="T555" style:family="text">
      <style:text-properties officeooo:rsid="017ace09"/>
    </style:style>
    <style:style style:name="T556" style:family="text">
      <style:text-properties officeooo:rsid="00470252"/>
    </style:style>
    <style:style style:name="T557" style:family="text">
      <style:text-properties officeooo:rsid="017b1775"/>
    </style:style>
    <style:style style:name="T558" style:family="text">
      <style:text-properties officeooo:rsid="017b689e"/>
    </style:style>
    <style:style style:name="T559" style:family="text">
      <style:text-properties fo:color="#24292e" style:text-line-through-style="none" style:text-line-through-type="none" style:font-name="Arial" fo:font-size="10pt" style:text-underline-style="none" style:text-blinking="false" style:font-size-asian="10pt" style:font-size-complex="10pt"/>
    </style:style>
    <style:style style:name="T560"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1" style:family="text">
      <style:text-properties officeooo:rsid="0181d95e"/>
    </style:style>
    <style:style style:name="T562" style:family="text">
      <style:text-properties fo:font-size="11.5pt" officeooo:rsid="0181d95e" style:font-size-asian="11.5pt" style:font-size-complex="11.5pt"/>
    </style:style>
    <style:style style:name="T563" style:family="text">
      <style:text-properties officeooo:rsid="0182cbf1"/>
    </style:style>
    <style:style style:name="T564" style:family="text">
      <style:text-properties officeooo:rsid="01849f67"/>
    </style:style>
    <style:style style:name="T565" style:family="text">
      <style:text-properties officeooo:rsid="0185e71d"/>
    </style:style>
    <style:style style:name="T566" style:family="text">
      <style:text-properties officeooo:rsid="0186cea3"/>
    </style:style>
    <style:style style:name="T567" style:family="text">
      <style:text-properties officeooo:rsid="0191f146"/>
    </style:style>
    <style:style style:name="T568" style:family="text">
      <style:text-properties officeooo:rsid="0193971d"/>
    </style:style>
    <style:style style:name="T569" style:family="text">
      <style:text-properties officeooo:rsid="0194b055"/>
    </style:style>
    <style:style style:name="T570" style:family="text">
      <style:text-properties officeooo:rsid="0195c357"/>
    </style:style>
    <style:style style:name="T571" style:family="text">
      <style:text-properties officeooo:rsid="019b70ad"/>
    </style:style>
    <style:style style:name="T572" style:family="text">
      <style:text-properties officeooo:rsid="019d623e"/>
    </style:style>
    <style:style style:name="T573" style:family="text">
      <style:text-properties officeooo:rsid="019ef356"/>
    </style:style>
    <style:style style:name="T574" style:family="text">
      <style:text-properties officeooo:rsid="01a272b5"/>
    </style:style>
    <style:style style:name="T575" style:family="text">
      <style:text-properties officeooo:rsid="01a45fb9"/>
    </style:style>
    <style:style style:name="T576" style:family="text">
      <style:text-properties officeooo:rsid="01a5252a"/>
    </style:style>
    <style:style style:name="T577" style:family="text">
      <style:text-properties officeooo:rsid="01a63f34"/>
    </style:style>
    <style:style style:name="T578" style:family="text">
      <style:text-properties officeooo:rsid="01aa4264"/>
    </style:style>
    <style:style style:name="T579" style:family="text">
      <style:text-properties officeooo:rsid="01ace144"/>
    </style:style>
    <style:style style:name="T580" style:family="text">
      <style:text-properties officeooo:rsid="01af736f"/>
    </style:style>
    <style:style style:name="T581" style:family="text">
      <style:text-properties officeooo:rsid="01afef0f"/>
    </style:style>
    <style:style style:name="T582" style:family="text">
      <style:text-properties officeooo:rsid="01b08ff9"/>
    </style:style>
    <style:style style:name="T583" style:family="text">
      <style:text-properties officeooo:rsid="01b3def4"/>
    </style:style>
    <style:style style:name="T584" style:family="text">
      <style:text-properties officeooo:rsid="01b4cc05"/>
    </style:style>
    <style:style style:name="T585" style:family="text">
      <style:text-properties officeooo:rsid="01b63751"/>
    </style:style>
    <style:style style:name="T586" style:family="text">
      <style:text-properties officeooo:rsid="01b7267e"/>
    </style:style>
    <style:style style:name="T587" style:family="text">
      <style:text-properties officeooo:rsid="01ba33b7"/>
    </style:style>
    <style:style style:name="T588" style:family="text">
      <style:text-properties officeooo:rsid="01bc4ce3"/>
    </style:style>
    <style:style style:name="T589" style:family="text">
      <style:text-properties officeooo:rsid="01bc6ba5"/>
    </style:style>
    <style:style style:name="T590" style:family="text">
      <style:text-properties officeooo:rsid="01bca0e1"/>
    </style:style>
    <style:style style:name="T591" style:family="text">
      <style:text-properties officeooo:rsid="01bcf2e1"/>
    </style:style>
    <style:style style:name="T592" style:family="text">
      <style:text-properties officeooo:rsid="01bec308"/>
    </style:style>
    <style:style style:name="T593" style:family="text">
      <style:text-properties officeooo:rsid="00505920"/>
    </style:style>
    <style:style style:name="T594" style:family="text">
      <style:text-properties officeooo:rsid="01c08a3e"/>
    </style:style>
    <style:style style:name="T595" style:family="text">
      <style:text-properties officeooo:rsid="01c11861"/>
    </style:style>
    <style:style style:name="T596" style:family="text">
      <style:text-properties officeooo:rsid="01c256ba"/>
    </style:style>
    <style:style style:name="T597" style:family="text">
      <style:text-properties officeooo:rsid="01c3b931"/>
    </style:style>
    <style:style style:name="T598" style:family="text">
      <style:text-properties officeooo:rsid="01c5f948"/>
    </style:style>
    <style:style style:name="T599" style:family="text">
      <style:text-properties officeooo:rsid="01ca5e19"/>
    </style:style>
    <style:style style:name="T600" style:family="text">
      <style:text-properties officeooo:rsid="01cfabce"/>
    </style:style>
    <style:style style:name="T601" style:family="text">
      <style:text-properties officeooo:rsid="01d5089d"/>
    </style:style>
    <style:style style:name="T602" style:family="text">
      <style:text-properties officeooo:rsid="01daa076"/>
    </style:style>
    <style:style style:name="T603" style:family="text">
      <style:text-properties officeooo:rsid="01dc8dd0"/>
    </style:style>
    <style:style style:name="T604" style:family="text">
      <style:text-properties officeooo:rsid="01dd5c2b"/>
    </style:style>
    <style:style style:name="T605" style:family="text">
      <style:text-properties officeooo:rsid="01dd76bb"/>
    </style:style>
    <style:style style:name="T606" style:family="text">
      <style:text-properties officeooo:rsid="01decc6d"/>
    </style:style>
    <style:style style:name="T607" style:family="text">
      <style:text-properties officeooo:rsid="01def236"/>
    </style:style>
    <style:style style:name="T608" style:family="text">
      <style:text-properties officeooo:rsid="01e12fc0"/>
    </style:style>
    <style:style style:name="T609" style:family="text">
      <style:text-properties officeooo:rsid="01e3cfb4"/>
    </style:style>
    <style:style style:name="T610" style:family="text">
      <style:text-properties officeooo:rsid="01e6088b"/>
    </style:style>
    <style:style style:name="T611" style:family="text">
      <style:text-properties officeooo:rsid="01ebb72e"/>
    </style:style>
    <style:style style:name="T612" style:family="text">
      <style:text-properties officeooo:rsid="01ec1b66"/>
    </style:style>
    <style:style style:name="T613" style:family="text">
      <style:text-properties style:font-name="TimesNewRoman,Bold1" fo:font-size="10pt" fo:font-weight="normal" style:font-size-asian="10pt" style:font-weight-asian="normal" style:font-size-complex="10pt" style:font-weight-complex="normal"/>
    </style:style>
    <style:style style:name="T614" style:family="text">
      <style:text-properties officeooo:rsid="01f00f91"/>
    </style:style>
    <style:style style:name="T615" style:family="text">
      <style:text-properties officeooo:rsid="01f2bb70"/>
    </style:style>
    <style:style style:name="T616" style:family="text">
      <style:text-properties officeooo:rsid="01f61d1f"/>
    </style:style>
    <style:style style:name="T617" style:family="text">
      <style:text-properties officeooo:rsid="01f66ef2"/>
    </style:style>
    <style:style style:name="T618"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9">
        <draw:text-box fo:min-height="0.0161in">
          <text:p text:style-name="P464">1</text:p>
        </draw:text-box>
      </draw:frame>
      <text:p text:style-name="P270"><text:span text:style-name="T246"><text:s/>Are</text:span> Changing Angular Velocity Magnetic Fields a Countermeasure to Havana Syndrome <text:span text:style-name="T246">and other Pulsed Modulated Frequency Cyberattacks?</text:span></text:p>
      <text:p text:style-name="P17"><text:span text:style-name="T246">By </text:span>M<text:span text:style-name="T246">ichael</text:span>. J. McCarron, 2021 (independent cybersecurity consultant, <text:a xlink:type="simple" xlink:href="mailto:macciarain@protonmail.com" text:style-name="Internet_20_link" text:visited-style-name="Visited_20_Internet_20_Link"><text:span text:style-name="T246">macciarain@protonmail.com</text:span></text:a>)</text:p>
      <text:p text:style-name="P17"/>
      <text:p text:style-name="P193">[pre-press, rough draft]</text:p>
      <text:p text:style-name="P147"/>
      <text:p text:style-name="P177"><text:span text:style-name="T23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36">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32">In the following I provide documentation on the physics of Ahronov-Bohm Effect weapons technology and neurological effects from these physics as it interacts with the interferometer known as the human brain. </text:span><text:span text:style-name="T600">This is a review work that provides documentation for the A-B Cybersecurity Device developed to counter non-local weapons (McCarron, 2021b).</text:span><text:span text:style-name="T23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2">and Dynamical Casimir Effect</text:span><text:span text:style-name="T232">, including it’s Gravitational </text:span><text:span text:style-name="T259">corollary</text:span><text:span text:style-name="T232"> to the EM version, covering also gravito-electromagnetism- the coupling of gravity and EM, which produces photon </text:span><text:span text:style-name="T537">emissions</text:span><text:span text:style-name="T232"> which is suggested by some researchers as that along with gravitons as the boson involved in entanglement or deep correlations </text:span><text:span text:style-name="T247">which is the </text:span><text:span text:style-name="T248">physical </text:span><text:span text:style-name="T247">basis of these weapons</text:span><text:span text:style-name="T232">. Then I show that this work was begun in the Soviet Union and then transferred to the defense industry of the United States of America as well as other NATO members, </text:span><text:span text:style-name="T536">proliferating into the Black Market</text:span><text:span text:style-name="T23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0">Verma et al and </text:span><text:span text:style-name="T232">Persin</text:span><text:span text:style-name="T259">g</text:span><text:span text:style-name="T232">er Group cross correlated to changes studied in the Havana Syndrome medical studies. <text:s/></text:span><text:span text:style-name="T235"><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30">of 2.4-4.0Ghz from 1953 to 1976.</text:span> <text:span text:style-name="T610">Kravkov notes the use of <text:s/>mm waves for </text:span><text:span text:style-name="T611">biological </text:span><text:span text:style-name="T610">weapons development starting in the Soviet Union in 1973 (Kravkov, </text:span><text:span text:style-name="T611">2006</text:span><text:span text:style-name="T610">). </text:span><text:span text:style-name="T230">Another incident was reported in</text:span> Guangzhou, China also at a US Embassy in 2018. The same illnesses were reported by Russian politician Boris <text:soft-page-break/>Yeltsin <text:span text:style-name="T236">(Kernbach, 2017) </text:span>in the early 1990s during the break up of the Soviet Union and attempted coup by Communist Generals. Scientists studying the phenomenon cite <text:span text:style-name="T537">micro</text:span>waves <text:span text:style-name="T537">(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6">top </text:span>secret. <text:span text:style-name="T537">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84">Balance problems, tinnitus, <text:span text:style-name="T262">h</text:span>earing strange grating noises, headache, hearing loss, memory loss, and nausea</text:p>
      <text:p text:style-name="P38"/>
      <text:p text:style-name="P39"><text:span text:style-name="T537">These symptoms can also occur when working near Radar installations as reported by military technicians since the inception of Radar. </text:span>Verma <text:span text:style-name="T537">et als</text:span> (2019) Neuroimaging <text:span text:style-name="T236">studies focused on the change in white matter and gray matter volumes of the attacked individuals compared to controls the main area affected was the right hemisphere, specifically altering the auditory: </text:span><text:span text:style-name="T581">Right and Left Superior Temporal Gyrus, Heschl’s Gyrus (BA 22, 48); Right Thalamus</text:span><text:span text:style-name="T236"> <text:s/>and </text:span><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 also involved in vision is the Cuneus (BA 17)</text:span><text:span text:style-name="T236">. Finding</text:span><text:span text:style-name="T237"> </text:span><text:span text:style-name="T236">a </text:span><text:span text:style-name="T237">difference </text:span><text:span text:style-name="T236">of </text:span><text:span text:style-name="T237">whole brain white matter volume, regional gray and white matter volume, mainly in the right hemisphere. </text:span><text:span text:style-name="T236">The </text:span><text:span text:style-name="T259">Cerebellar</text:span><text:span text:style-name="T237"> tissue </text:span><text:span text:style-name="T528">micro</text:span><text:span text:style-name="T259">-structural</text:span><text:span text:style-name="T237"> integrity </text:span><text:span text:style-name="T236">was</text:span><text:span text:style-name="T237"> damaged. Functional connectivity in the auditory/</text:span><text:span text:style-name="T259">visual-spatial</text:span><text:span text:style-name="T237"> subnets </text:span><text:span text:style-name="T236">was reduced. <text:s/>The study does not address a specific causality although they do believe that some of form of pulsed directed </text:span><text:span text:style-name="T537">micro</text:span><text:span text:style-name="T236">waves were involved. The researchers note that: </text:span><text:span text:style-name="T237">“the clinical importance of these differences is uncertain and may require further study.” </text:span><text:span text:style-name="T236">(Verma et al, 2019) <text:s/></text:span></text:p>
      <text:p text:style-name="P39"/>
      <text:p text:style-name="P259"><draw:frame draw:style-name="fr3" draw:name="Image40" text:anchor-type="char" svg:x="0.2752in" svg:y="0.0217in" svg:width="6.0425in" svg:height="5.1409in" draw:z-index="38"><draw:image xlink:href="Pictures/1000020100000375000002F1EC84756297072FBC.png" xlink:type="simple" xlink:show="embed" xlink:actuate="onLoad" loext:mime-type="image/png"/></draw:frame><text:soft-page-break/>(Verma et al, 2019, <text:span text:style-name="T580">Supplemental Materials</text:span>)</text:p>
      <text:p text:style-name="P39"/>
      <text:p text:style-name="P39"><text:span text:style-name="T236"><text:s text:c="4"/>As shall be seen later the area of BA 22 </text:span><text:span text:style-name="T238">w</text:span><text:span text:style-name="T581">as</text:span><text:span text:style-name="T238"> involved in early Soviet and later Russian research as well as those scientist</text:span><text:span text:style-name="T537">s</text:span><text:span text:style-name="T238"> </text:span><text:span text:style-name="T537">employment</text:span><text:span text:style-name="T238"> with western companies such as Lockheed-Martin (see Norseen et al, 1999). An additional area affected was the volume differences between right and left ventral diencephalon, the caudal (posterior) part of the forebrain contain</text:span><text:span text:style-name="T258">in</text:span><text:span text:style-name="T238">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8">O). </text:span></text:p>
      <text:p text:style-name="P273"><text:s text:c="4"/><text:span text:style-name="T238">In the supplementary information provided in their study Table 7 provides some of the areas of the brain that have high levels of differentiation from the control group.</text:span></text:p>
      <text:p text:style-name="P274"/>
      <text:p text:style-name="P274"><text:span text:style-name="T238">Brain organelles with large difference from normative values of brain morphology</text:span>:</text:p>
      <text:list xml:id="list615369464" text:style-name="L1">
        <text:list-item>
          <text:p text:style-name="P482">Cuneus, receives visual information from the senses, retina. Broadmann Area 17. <text:s/></text:p>
        </text:list-item>
      </text:list>
      <text:p text:style-name="P274"/>
      <text:list xml:id="list182921818066255" text:continue-numbering="true" text:style-name="L1">
        <text:list-item>
          <text:p text:style-name="P477"><text:span text:style-name="T203"><text:s/></text:span><text:span text:style-name="T204">Anterior</text:span><text:span text:style-name="T203"> Insula, involved in consciousness, salience, emotion, homeostasis, compassion/empathy, taste, perception, self-awareness, cognitive function </text:span><text:span text:style-name="T205">in</text:span><text:span text:style-name="T20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3">2 Spontaneous activity fluctuations in anterior insular cortex influence auditory perception </text:span><text:span text:style-name="T345">(Sterzer, 2010)</text:span></text:p>
        </text:list-item>
      </text:list>
      <text:p text:style-name="P275"/>
      <text:list xml:id="list182921223581152" text:continue-numbering="true" text:style-name="L1">
        <text:list-item>
          <text:p text:style-name="P478"><text:soft-page-break/><text:span text:style-name="T206"><text:s text:c="4"/></text:span><text:span text:style-name="T203">Putamen, </text:span><text:span text:style-name="T199">Broadman Area 8</text:span><text:span text:style-name="T203">,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5"/>
      <text:list xml:id="list182921564902671" text:continue-numbering="true" text:style-name="L1">
        <text:list-item>
          <text:p text:style-name="P479"><text:span text:style-name="T207"><text:s text:c="4"/>Post-Central Gyrus, Broadmann Area 1,2,3. Somat</text:span><text:span text:style-name="T200">o</text:span><text:span text:style-name="T207">sensory cortex, part of Default Network, contains a sensory strip representing the lower part of the body, contains an inverted map of the contralateral body mirroring the motor strip. <text:s/>Senses touch, pressure, pain, temperature. TMS </text:span><text:span text:style-name="T200">[and probably Transcerebral Magnetic Stimulation yet tested for proof of effect]</text:span><text:span text:style-name="T207"> improves tactile discrimination and reo</text:span><text:span text:style-name="T205">r</text:span><text:span text:style-name="T207">ganizes the somat</text:span><text:span text:style-name="T200">o</text:span><text:span text:style-name="T207">sensory map, also affects pain modulation. </text:span></text:p>
        </text:list-item>
      </text:list>
      <text:p text:style-name="P276"/>
      <text:list xml:id="list182921784032076" text:continue-numbering="true" text:style-name="L1">
        <text:list-item>
          <text:p text:style-name="P483"><text:s text:c="4"/>Middle Temporal Gyrus (BA 21, part of Temporal Lobe: BA 20,21,22, measured by EEG C4) <text:s/>Functions for object vision, recognition, facial recognition. </text:p>
        </text:list-item>
      </text:list>
      <text:p text:style-name="P277"/>
      <text:list xml:id="list182921593267447" text:continue-numbering="true" text:style-name="L1">
        <text:list-item>
          <text:p text:style-name="P480"><text:span text:style-name="T199"><text:s text:c="4"/>Triangular part of the Inferior Frontal Gyrus (BA 45, part of Broca’s Area as cited by Norseen </text:span><text:span text:style-name="T200">below</text:span><text:span text:style-name="T199">), part of the IFG: BA 44,45,47 <text:s/>Semantic processing, associated with N400 waves in EEG. Part of the VLPFC </text:span><text:span text:style-name="T200">(</text:span><text:span text:style-name="T109">ventrolateral prefrontal cortex</text:span><text:span text:style-name="T200">)</text:span><text:span text:style-name="T199"> </text:span><text:span text:style-name="T201">[related to hypnosis, (McCarron 2021, </text:span><text:span text:style-name="T200">Ch.11 ‘Hypnosis in Warfare’</text:span><text:span text:style-name="T201">)]</text:span><text:span text:style-name="T199">. Functions as cogn</text:span><text:span text:style-name="T200">i</text:span><text:span text:style-name="T199">tive control of memory. <text:s/>Language processing. In Schizophrenics this area is distorted. </text:span><text:span text:style-name="T202">In Epileptics right IFG (EEG F8) is where seizures start.</text:span></text:p>
        </text:list-item>
      </text:list>
      <text:p text:style-name="P277"/>
      <text:list xml:id="list182920043355840" text:continue-numbering="true" text:style-name="L1">
        <text:list-item>
          <text:p text:style-name="P481"><text:span text:style-name="T199"><text:s text:c="4"/></text:span><text:span text:style-name="T201">P</text:span><text:span text:style-name="T199">arietal </text:span><text:span text:style-name="T201">O</text:span><text:span text:style-name="T199">perculum </text:span><text:span text:style-name="T208">Broadmann Area 40 secondary som</text:span><text:span text:style-name="T200">a</text:span><text:span text:style-name="T208">t</text:span><text:span text:style-name="T200">o</text:span><text:span text:style-name="T208">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3"> </text:span><text:span text:style-name="T346">(Marchese, 2019) </text:span></text:p>
        </text:list-item>
      </text:list>
      <text:p text:style-name="P279"/>
      <text:list xml:id="list182920457547478" text:continue-numbering="true" text:style-name="L1">
        <text:list-item>
          <text:p text:style-name="P479"><text:span text:style-name="T209"><text:s text:c="4"/>S</text:span><text:span text:style-name="T207">upramarginal </text:span><text:span text:style-name="T209">G</text:span><text:span text:style-name="T207">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3"> <text:s/></text:span><text:span text:style-name="T347">Broadmann Area 40</text:span></text:p>
        </text:list-item>
      </text:list>
      <text:p text:style-name="P276"/>
      <text:list xml:id="list182921461603773" text:continue-numbering="true" text:style-name="L1">
        <text:list-item>
          <text:p text:style-name="P479"><text:span text:style-name="T209"><text:s text:c="4"/>T</text:span><text:span text:style-name="T207">emporal </text:span><text:span text:style-name="T209">P</text:span><text:span text:style-name="T207">ole </text:span><text:span text:style-name="T209">found in the</text:span><text:span text:style-name="T207"> </text:span><text:span text:style-name="T210">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83"> </text:span><text:span text:style-name="T347">Broadmann Area 38</text:span></text:p>
        </text:list-item>
      </text:list>
      <text:p text:style-name="P276"/>
      <text:p text:style-name="P278">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85"/>
      <text:p text:style-name="P386">Can such neurological symptoms occur when the rhythms of biochemical oscillators in the central nervous system are disturbed during nonlocal exposure for several weeks or months? Specialists should answer these questions. <text:span text:style-name="T218">(Kernbach, 2017)</text:span></text:p>
      <text:p text:style-name="P332"/>
      <text:p text:style-name="P333">The Verma et al study is one attempt to answer this question. He further goes into the Soviet military developers view of these technologies as non-lethal weapons.</text:p>
      <text:p text:style-name="P332"/>
      <text:p text:style-name="P387"><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8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3">hypothetically </text:span>anyone from a state <text:span text:style-name="T538">(such as Israel)</text:span> to a private defense contractor (such as SCL Group <text:span text:style-name="T538">of</text:span> Cambridge Analytica <text:span text:style-name="T538">fame</text:span>), as well as terrorist organization of all styles of the political spectrum, <text:span text:style-name="T584">but more so those aligned with the Black International</text:span> <text:span text:style-name="T583">(e.g. UDA, UVF)</text:span> <text:span text:style-name="T239">with sufficient small-scale technical infrastructure </text:span><text:span text:style-name="T584">could have the capability to deploy such a weapon</text:span>.</text:p>
      <text:p text:style-name="P40"/>
      <text:p text:style-name="P40"/>
      <text:p text:style-name="P268">II. Technological <text:span text:style-name="T538">Briefing</text:span></text:p>
      <text:p text:style-name="P268"/>
      <text:p text:style-name="P196">Soviet Technology in the US National Security Defense Industry</text:p>
      <text:p text:style-name="P196"/>
      <text:p text:style-name="P315"><text:span text:style-name="T302"><text:s text:c="4"/></text:span><text:span text:style-name="T284">I cover the history and development of Soviet Military technology and it’s transfer to the United States of America in my book </text:span><text:span text:style-name="T354">Battlespace of Mind </text:span><text:span text:style-name="T359">(McCarron 2021) <text:s/>(</text:span><text:a xlink:type="simple" xlink:href="http://www.github.com/autonomous019/Battlespace_Of_Mind" text:style-name="Internet_20_link" text:visited-style-name="Visited_20_Internet_20_Link"><text:span text:style-name="T359">http://www.github.com/autonomous019/Battlespace_Of_Mind</text:span></text:a><text:span text:style-name="T359">)</text:span><text:span text:style-name="T354">. </text:span><text:span text:style-name="T359">A succinct account is that the development of A-B weapons actually predates that of the Cold War, with early work begun in this area in the 1920s during the Reichswehr-Soviet Technical cooperation agreement, the Rapa</text:span><text:span text:style-name="T365">ll</text:span><text:span text:style-name="T359">o Agreement. <text:s/>In the 1930s Nazi researchers according to Soviet researchers developed the use of remote influencing biological objects with equipment seized during the end of the war, initially begun by Ar</text:span><text:span text:style-name="T362">denne, who experimented with brain-to-brain transfer of thoughts using EM (See McCarron, 2021, Ch.8, Quantum Consciousness for details of Nazi origins </text:span><text:span text:style-name="T363">and transfer to Soviet Union post war</text:span><text:span text:style-name="T362">)</text:span><text:span text:style-name="T359">. Later, the Soviets arrested key nuclear engineers of the Nazi regime and brought them under forced labor to aid the Soviet Nuclear program. <text:s/>Earlier work had been done during the war, including the awareness of </text:span><text:span text:style-name="T360">viscosity</text:span><text:span text:style-name="T359"> of deuterium under studying D</text:span><text:span text:style-name="T36">2</text:span><text:span text:style-name="T359">O. A secret weapons development intelligence bureau was set up in Berlin </text:span><text:span text:style-name="T362">(Navy Patent and Technology Office, see McCarron 2021, Ch. 3 for details on Nazi research in remote surveillance) </text:span><text:span text:style-name="T359">during the war that involved one of the founders of Quantum Mechanics, Pascual Jordan, and </text:span><text:span text:style-name="T363">some</text:span><text:span text:style-name="T359"> of his close collaborators in molecular biology </text:span><text:span text:style-name="T363">genetics research</text:span><text:span text:style-name="T359"> and the Nazi Nuclear program w</text:span><text:span text:style-name="T365">ho were </text:span><text:span text:style-name="T359">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4">exposed</text:span><text:span text:style-name="T363"> to microwaves (mm waves)”, </text:span><text:span text:style-name="T366">(</text:span><text:span text:style-name="T363">McCarron 2021, Ch. 8</text:span><text:span text:style-name="T366">). </text:span><text:span text:style-name="T367">It was also in 1966 that the first Soviet plans for detecting HFGW was formulated by G.A. Lupanov, using capacitors for detectors.</text:span></text:p>
      <text:p text:style-name="P221"/>
      <text:p text:style-name="P18"><text:soft-page-break/><text:span text:style-name="T21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2">after being deployed</text:span><text:span text:style-name="T220">. <text:s/>We are aware of his work by his public statements, papers and conversations with others that were documented such as (</text:span><text:span text:style-name="T221">Norseen, </text:span><text:span text:style-name="T220">Laurie, 2002). <text:s/>From these open public sources we can gain valuable information on how a neurological based weapon </text:span><text:span text:style-name="T222">could</text:span><text:span text:style-name="T220"> be created. </text:span></text:p>
      <text:p text:style-name="P220"/>
      <text:p text:style-name="P19"><text:s text:c="4"/><text:span text:style-name="T243">The following is different material from that presented in McCarron 2021 (Ch.4 </text:span><text:span text:style-name="T242">‘Lessons from an American Weapons Developer’</text:span><text:span text:style-name="T24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9">micro</text:span><text:span text:style-name="T243">tubules </text:span><text:span text:style-name="T244">(MT10 and MT13 types) </text:span><text:span text:style-name="T243">in the Neurons of the Brain, </text:span><text:span text:style-name="T24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9">altered in Havana Syndrome</text:span><text:span text:style-name="T244">, </text:span><text:span text:style-name="T245">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2"/>
      <text:p text:style-name="P388"><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2"/>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3"/>
      <text:p text:style-name="P441">“<text:span text:style-name="T22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4"/>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0"> </text:span></text:p>
      <text:p text:style-name="P20"/>
      <text:p text:style-name="P389">“...<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9">Q</text:span><text:span text:style-name="T42">SK coded learning sequences in the MT.” (Norseen, 1996). </text:span></text:p>
      <text:p text:style-name="P43"/>
      <text:p text:style-name="P48">The role of magnetic fields in interstitial water of MTs has been proven by Bandyopadhyay’s Group <text:span text:style-name="T478">(See McCarron, 2021, Ch. 8 Quantum Consciousness for detailed discussion)</text:span> in The Materials Science Institute in Japan, <text:span text:style-name="T479">interstitial water core of MT acts as a current source, controls internal conductivity and force modulation (jerks or pulses of waves)</text:span>. We see that the QSK is a E-H Field as mentioned by Norseen. It is claimed that <text:span text:style-name="T251">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1"> <text:s/>These calculations were begun by Juri Kropotov in the Soviet Union in the 1980s. <text:s/>Again, it does not seem Norseen has invented these techniques but learned of them for Lockheed-Martin from the original </text:span><text:soft-page-break/><text:span text:style-name="T251">Soviet Communist science researchers, Kropotov has called the collapse of the totalitarian-dictatorship of the Soviet Union ‘horrible’ (Kropotov, </text:span><text:span text:style-name="T260">2009</text:span><text:span text:style-name="T251">). <text:s/>Norseen writes regarding Kropotov’s contribution to ‘Thought-Injection’:</text:span></text:p>
      <text:p text:style-name="P49"/>
      <text:p text:style-name="P456">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0">[Pure Soviet constructivism]</text:span></text:p>
      <text:p text:style-name="P330"><text:span text:style-name="T59">The inverse function is similar to experiments aimed at stopping seizures by playing back an EM recording of the patients brain waves to suppress seizures the work of </text:span><text:span text:style-name="T466">S</text:span><text:span text:style-name="T216">andyk, Anninos in 1992 attenuated se</text:span>i<text:span text:style-name="T216">zures by playing back through EM the intensity and frequency of a magnetic field from </text:span><text:span text:style-name="T540">the </text:span><text:span text:style-name="T216">MEG profile of patient. (repeated for n=150 other patients succes</text:span>s<text:span text:style-name="T216">fully) </text:span><text:span text:style-name="T466">(Ye et al, 2019). </text:span>So clearly we can see that the science behind what Norseen is referring to is based on experimental success.</text:p>
      <text:p text:style-name="P288"/>
      <text:p text:style-name="P329"><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2">Another trade craft gleaned from Norseen’s collaboration with Kropotov was that of the use of the Gabor Function, </text:span><text:span text:style-name="T253">a sinusoid wave windowed with a Gaussian wave where frequency and orientation as well as size of the function can be tuned, Norseen credits his use of the Gabor Function and the </text:span><text:soft-page-break/><text:span text:style-name="T253">Inverse transform at 14Hz to Kropotov (Laurie, 2002), </text:span><text:span text:style-name="T256">who again worked with Pribram, who comments on Gabor functions:</text:span></text:p>
      <text:p text:style-name="P44"/>
      <text:p text:style-name="P445">During the 1970's it became apparent that Gabor's notation also applied to</text:p>
      <text:p text:style-name="P447">the cerebral cortical aspect of visual and somatic sensory processing. The most</text:p>
      <text:p text:style-name="P447">elegant work was done with regard to the visual system. A recent review by Tai</text:p>
      <text:p text:style-name="P447">Singe Lee in the IEEE casts these advances in terms of 2D Gabor wavelets</text:p>
      <text:p text:style-name="P447">and indicates the importance of frames and specifies them for different sampling</text:p>
      <text:p text:style-name="P447">schemes. For the monkey, the physiological evidence indicates that the</text:p>
      <text:p text:style-name="P447">sampling density of the visual cortical receptive fields for orientation and frequency</text:p>
      <text:p text:style-name="P447">provides a tight frame representation through oversampling.</text:p>
      <text:p text:style-name="P447"><text:s text:c="5"/>The 2D Gabor function achieves the resolution limit only in its complex</text:p>
      <text:p text:style-name="P447">form. Pollen and Ronner did find quadriture phase (even-symmetric cosine and odd-symmetric sine) pairs of visual receptive fields.<text:span text:style-name="T174"> </text:span><text:span text:style-name="T175">(Pribram, 1999)</text:span></text:p>
      <text:p text:style-name="P21"/>
      <text:p text:style-name="P46"><text:span text:style-name="T256">The</text:span><text:span text:style-name="T253"> </text:span><text:span text:style-name="T256">Gabor</text:span><text:span text:style-name="T253"> function is used to gather texture or fine detail of object recognition. In another presentation slide Norseen cites the use of hyper spectral analysis, fine detail analysis of spectral lines, which is also preluded by the work of </text:span><text:span text:style-name="T261">former military researcher </text:span><text:span text:style-name="T253">Shkatov in using A-B effect techniques in sensing, </text:span><text:span text:style-name="T41">Since 2000 they used the method ‘torsion [AB] phase portrait’ (TPP</text:span><text:span text:style-name="T261">)</text:span><text:span text:style-name="T43">, торсионного </text:span><text:span text:style-name="T41">фазового портрета (ТФП)) for </text:span><text:span text:style-name="T261">r</text:span><text:span text:style-name="T41">emote fine field diagnostics. </text:span><text:span text:style-name="T409">(Shkatov 2009), </text:span><text:span text:style-name="T261">claiming to glean potential energy </text:span><text:span text:style-name="T541">data</text:span><text:span text:style-name="T261"> from EM based media. </text:span></text:p>
      <text:p text:style-name="P46"/>
      <text:p text:style-name="P50">. Norseen writes about the use of Gabor-Like Functions in Hilbert Space (a dimensional space of at least 3d), <text:span text:style-name="T541">citing Pribram</text:span>:</text:p>
      <text:p text:style-name="P45"/>
      <text:p text:style-name="P393"><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5">The mathematical representation of human thought for the purposes of sensory fusion enables a cognitive map to be produced. Norseen speaks of the key ability to capture brain <text:span text:style-name="T541">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6"/>
      <text:p text:style-name="P394">“[to die inject thoughts] in order to fool the brain into accepting it as real. And this inverse injection must also very closely model the exact E and H fields, the EMF shapes that the original Gabor like Function in Hilbert Space” (<text:span text:style-name="T254">McCarron 2021, </text:span><text:span text:style-name="T541">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94">‘QSK originates in the Orchestrated Reduction of Quantum <text:span text:style-name="T509">entanglement</text:span> at specific EM resonating frequency locations in the protein <text:span text:style-name="T541">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5">Norseen, 2000</text:span>) <text:span text:style-name="T541">[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94">Cognitive recall is comprised of Gabor Functions in Hilbert Sp<text:span text:style-name="T256">ace. The MTs are altered by the magnetic fields of interstitial (within the protein) waters. The wave form specifically targets calpain as Norseen points out: “</text:span><text:span text:style-name="T257">EM Resonance, then calpain (neuromolecule), then calpain dissipates and a structural imprint of the QSK encoded wave-front interference pattern onto protein </text:span><text:span text:style-name="T256">[MT]</text:span><text:span text:style-name="T257"> structure.” </text:span><text:span text:style-name="T256">(Laurie, 2002)</text:span></text:p>
      <text:p text:style-name="P391"/>
      <text:p text:style-name="P291">Pribram has explained the connection of magnetic fields to neurons in the following:</text:p>
      <text:p text:style-name="P291"><text:s/></text:p>
      <text:p text:style-name="P446">To account for these properties we turn to the dendritic membrane and its</text:p>
      <text:p text:style-name="P448">immediate surround. Dendritic membranes are composed of two oppositely</text:p>
      <text:p text:style-name="P448">oriented phospholipid molecules. The interior of the membrane is hydrophobic</text:p>
      <text:p text:style-name="P448">as it formed by "lipids which form a fluid matrix within which protein molecules</text:p>
      <text:p text:style-name="P448">are embedded - the lipids can move laterally at rates of 2 ~sec; protein</text:p>
      <text:p text:style-name="P448">molecules move about 40 times more slowly (50 nm/sec or 3 ~tm/min)" ([7], p.</text:p>
      <text:p text:style-name="P448">44). Some of the intrinsic membrane proteins provide channels for ion movement</text:p>
      <text:p text:style-name="P446">across the membrane.</text:p>
      <text:p text:style-name="P446"/>
      <text:p text:style-name="P449"><text:span text:style-name="T174">we proposed that a perimembranous </text:span>process occurs within dendritic compartments during which boson condensation <text:span text:style-name="T174">produces a dynamically ordered state in water.</text:span></text:p>
      <text:p text:style-name="P449"/>
      <text:p text:style-name="P448">We have gone on to speculate that as each pattern of signals exciting the</text:p>
      <text:p text:style-name="P448">dendritic arborization produces a macroscopic, ionically produced change of</text:p>
      <text:p text:style-name="P448">the charge distribution in the dendritic network, it triggers a spontaneous</text:p>
      <text:p text:style-name="P448">symmetry breaking of a radiation field (a boson condensation) altering the</text:p>
      <text:p text:style-name="P448">water molecular field in the immediately adjacent perimembranous region. A</text:p>
      <text:p text:style-name="P448">macroscopic domain of the dynamically ordered structure of water is created in</text:p>
      <text:p text:style-name="P448">which the electric dipole density is aligned in one and the same direction. It is</text:p>
      <text:p text:style-name="P448">this domain of dynamically ordered water that is postulated to provide the</text:p>
      <text:p text:style-name="P448">physical substrate of the interactions among polarizations occurring in dendritic</text:p>
      <text:p text:style-name="P446">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17">he and his team engineered a system to pass holograms into the visual cortex but not in the visual range so it is imageless holography, although can be modified to also send visual hologram, as he writes “the invention relates </text:span><text:soft-page-break/><text:span text:style-name="T617">to the field of optics and is intended to create a hologram containing non-visualized physiologically significant information that can be used in medicine.” (Kaznacheev, 2004). This method is described:</text:span></text:p>
      <text:p text:style-name="P295"/>
      <text:p text:style-name="P510">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511"/>
      <text:p text:style-name="P512">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513"/>
      <text:p text:style-name="P350"><text:span text:style-name="T184"><text:s text:c="4"/></text:span><text:span text:style-name="T185">The work of Gurov dating back to 1976 is of special interest as it relates to Thought-Injection. <text:s/>He works with such concepts as the ‘Semantic Field of a Person’ </text:span><text:span text:style-name="T187">(семантического поля)</text:span><text:span text:style-name="T185"> using ‘psychosomatic radar’ </text:span><text:span text:style-name="T187">(психосоматического радара)</text:span><text:span text:style-name="T185">, radar spoken of by Norseen as the method of monitoring and injection, and psychoneuroimmuno-modulation which is corrective behavior. <text:s/></text:span><text:span text:style-name="T186">Gurov explains this concetp in more detail:</text:span></text:p>
      <text:p text:style-name="P514"/>
      <text:p text:style-name="P455"><text:span text:style-name="T407">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08">[семиотически (по определенным знакам)]</text:span><text:span text:style-name="T407">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3">. </text:span><text:span text:style-name="T353">(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30">micro</text:span>tubules <text:span text:style-name="T594">acting as wave guides through the influence of interstitial waters</text:span>, these <text:span text:style-name="T530">micro</text:span>tubules using QSK can be programmed and altered as well as read out using various spectroscopy. <text:s/><text:span text:style-name="T542">In the </text:span><text:soft-page-break/><text:span text:style-name="T542">next section we depart from neurobiology and electromagnetics to focus on the actual physics behind the A-B generators to understand how a profile of a targeted brain or even a piece of hardware could be understood. </text:span><text:span text:style-name="T594">Those only interested in the neuroscience of this can skip to Section III below. </text:span></text:p>
      <text:p text:style-name="P35"/>
      <text:p text:style-name="P199"><text:span text:style-name="T263">Mechanics</text:span> of Ahronov-Bohm Generators of the Soviet Military</text:p>
      <text:p text:style-name="P18"/>
      <text:p text:style-name="P18"><text:s text:c="4"/><text:span text:style-name="T26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2">presentation of this technology</text:span><text:span text:style-name="T263">. The A-B effect can be used for both local and non-local transmission and reception, </text:span><text:span text:style-name="T542">this is not a countermeasure to optical based attacks such as Lasers and LED</text:span><text:span text:style-name="T26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4">(Kernbach, 2017)</text:span><text:span text:style-name="T263">, and I will examine the design of American Physicist Hal Puthoff in his A-B Generator </text:span><text:span text:style-name="T264">(Puthoff, 1997)</text:span><text:span text:style-name="T263">, then comparing this to the coil system based on a toroid by the Persinger Group </text:span><text:span text:style-name="T264">(Scott et al, 2015a)</text:span><text:span text:style-name="T263">, who initially exp</text:span><text:span text:style-name="T542">e</text:span><text:span text:style-name="T263">rimented with circular arrays of 8 solenoids before switching to toroids </text:span><text:span text:style-name="T264">(Persinger, 2002 till 2015)</text:span><text:span text:style-name="T263">. It should be mentioned that Akimov Generators were replaced by an LED system by another Soviet military researcher, A.B. Bobrov, who uses lasers (LEDS) to entangle objects (targets), </text:span><text:span text:style-name="T264">A LED based </text:span><text:span text:style-name="T542">countermeasure </text:span><text:span text:style-name="T264">system is the goal of this project after experimenting with toroid coils, </text:span><text:span text:style-name="T542">in another project I experiment with LEDs and entanglement for biomedical purposes. </text:span><text:span text:style-name="T263"><text:s/></text:span></text:p>
      <text:p text:style-name="P18"/>
      <text:p text:style-name="P201">Entanglement, Gaps and Angular Momentum</text:p>
      <text:p text:style-name="P22"><text:s text:c="3"/></text:p>
      <text:p text:style-name="P22"><text:span text:style-name="T264"><text:s text:c="4"/>According to physicists the key instrument of entanglement is Angular Momentum (</text:span><text:span text:style-name="T267">Fickler et al, 2012</text:span><text:span text:style-name="T264">). In the generators such as Puthoff’s there is a mechanism to change angular momentum as well as the rhythm of the frequency output of the generator. <text:s/>Angular Momentum is represented by J. </text:span><text:span text:style-name="T26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9">Stav et al have shown that there is quantum entanglement between spin AM and orbital AM in photons (Stav et al, 2018). </text:span></text:p>
      <text:p text:style-name="P22"><text:s text:c="4"/><text:span text:style-name="T27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5">Jordan Map was key to Schwingers bosonic model of angular momentum. <text:s/>Jordan was a collaborator of Nazi personnel working in heavy water enrichment taken to the Soviet Union. <text:s/>In the Soviet Union spin </text:span><text:span text:style-name="T543">(in Russian ‘torsion’ is used)</text:span><text:span text:style-name="T275"> was recognized as the key part to the A-B Generators. <text:s/>This suggests the Soviets inherited their knowledge of Spin Fields from the Nazis, calling it by the term of Torsion Fields, as named by Akimov and Shipov. </text:span><text:span text:style-name="T276">However, these spin fields are really angular momentum in physics, the coupling of orbital and spin angular momentum. </text:span><text:span text:style-name="T275"><text:s/></text:span><text:span text:style-name="T545">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58"><text:span text:style-name="T276">Angular Momentum has a classical context and a quantum context. <text:s text:c="2"/></text:span><text:span text:style-name="T282">The </text:span><text:a xlink:type="simple" xlink:href="https://en.wikipedia.org/wiki/Angular_momentum" text:style-name="Internet_20_link" text:visited-style-name="Visited_20_Internet_20_Link"><text:span text:style-name="T282">classical definition of angular momentum</text:span></text:a><text:span text:style-name="T282"> is L = r × p. The quantum-mechanical counterparts of these objects share the same relationship: </text:span></text:p>
      <text:p text:style-name="P377"><text:span text:style-name="T283">L = r × p </text:span><text:span text:style-name="T283"><draw:frame draw:style-name="fr5" draw:name="Image7" text:anchor-type="as-char" svg:width="0.0161in" svg:height="0.0161in" draw:z-index="4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3"><text:s/>where </text:span><text:span text:style-name="T368">r</text:span><text:span text:style-name="T283"> is the quantum </text:span><text:a xlink:type="simple" xlink:href="https://en.wikipedia.org/wiki/Position_operator" text:style-name="Internet_20_link" text:visited-style-name="Visited_20_Internet_20_Link"><text:span text:style-name="T283">position operator</text:span></text:a><text:span text:style-name="T283">, </text:span><text:span text:style-name="T368">p</text:span><text:span text:style-name="T283"> is the quantum </text:span><text:a xlink:type="simple" xlink:href="https://en.wikipedia.org/wiki/Momentum_operator" text:style-name="Internet_20_link" text:visited-style-name="Visited_20_Internet_20_Link"><text:span text:style-name="T283">momentum operator</text:span></text:a><text:span text:style-name="T283">, × is </text:span><text:a xlink:type="simple" xlink:href="https://en.wikipedia.org/wiki/Cross_product" text:style-name="Internet_20_link" text:visited-style-name="Visited_20_Internet_20_Link"><text:span text:style-name="T283">cross product</text:span></text:a><text:span text:style-name="T283">, and </text:span><text:span text:style-name="T368">L</text:span><text:span text:style-name="T283"> is the </text:span><text:span text:style-name="T355">orbital angular momentum operato</text:span><text:span text:style-name="T357">r</text:span></text:p>
      <text:p text:style-name="P457"><text:span text:style-name="T282">There is another type of angular momentum, called </text:span><text:a xlink:type="simple" xlink:href="https://en.wikipedia.org/wiki/Spin_(physics)" text:style-name="Internet_20_link" text:visited-style-name="Visited_20_Internet_20_Link"><text:span text:style-name="T376">spin angular momentum</text:span></text:a><text:span text:style-name="T282"> (more often shortened to </text:span><text:span text:style-name="T376">spin</text:span><text:span text:style-name="T28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2">elementary particles</text:span></text:a><text:span text:style-name="T282"> have a characteristic spin, which is usually nonzero. <text:s/></text:span></text:p>
      <text:p text:style-name="P63"/>
      <text:list xml:id="list3275865730" text:style-name="L2">
        <text:list-item>
          <text:p text:style-name="P485">Angular momentum cannot be oriented purely <text:span text:style-name="T543">in</text:span> the z axis </text:p>
        </text:list-item>
      </text:list>
      <text:p text:style-name="P64"/>
      <text:list xml:id="list182921518510375" text:continue-numbering="true" text:style-name="L2">
        <text:list-item>
          <text:p text:style-name="P486"><text:span text:style-name="T268">Spin Angular Momentum: quantum number is from a range of 0, ½, 1, 3/2, 2, 5/2. Bosons (Messenger particles) full int</text:span><text:span text:style-name="T276">eger</text:span><text:span text:style-name="T268"> spin. Fermions have half-integer spin. </text:span></text:p>
        </text:list-item>
      </text:list>
      <text:p text:style-name="P10"/>
      <text:list xml:id="list182920634811252" text:continue-numbering="true" text:style-name="L2">
        <text:list-item>
          <text:p text:style-name="P487"><text:span text:style-name="T270">Coupling- 2 or </text:span><text:span text:style-name="T276">m</text:span><text:span text:style-name="T270">ore Angular Momentum interactions with each other so the angular momentum can transfer from one to the other (i.e. spin-orbit coupling) transfer of L to S (orbital to spin). </text:span><text:span text:style-name="T277">(see below)</text:span></text:p>
        </text:list-item>
      </text:list>
      <text:p text:style-name="P65"/>
      <text:list xml:id="list182921945359445" text:continue-numbering="true" text:style-name="L2">
        <text:list-item>
          <text:p text:style-name="P489">Angular Momentum Rotation: the total AM or J characterizes how a quantum system is changed when it is rotated. R is the Rotation Operator </text:p>
          <text:p text:style-name="P488"/>
        </text:list-item>
        <text:list-item>
          <text:p text:style-name="P522"><text:a xlink:type="simple" xlink:href="https://en.wikipedia.org/wiki/Conservation_of_angular_momentum" text:style-name="Internet_20_link" text:visited-style-name="Visited_20_Internet_20_Link"><text:span text:style-name="T285">Conservation of angular momentum</text:span></text:a><text:span text:style-name="T285"> states that </text:span><text:span text:style-name="T369">J</text:span><text:span text:style-name="T285"> for a closed system, or </text:span><text:span text:style-name="T369">J</text:span><text:span text:style-name="T285"> for the whole universe, is conserved. However, </text:span><text:span text:style-name="T369">L</text:span><text:span text:style-name="T285"> and </text:span><text:span text:style-name="T369">S</text:span><text:span text:style-name="T285"> are </text:span><text:span text:style-name="T356">not</text:span><text:span text:style-name="T285"> generally conserved. For example, the </text:span><text:a xlink:type="simple" xlink:href="https://en.wikipedia.org/wiki/Spin–orbit_interaction" text:style-name="Internet_20_link" text:visited-style-name="Visited_20_Internet_20_Link"><text:span text:style-name="T285">spin–</text:span></text:a><text:a xlink:type="simple" xlink:href="https://en.wikipedia.org/wiki/Spin–orbit_interaction" text:style-name="Internet_20_link" text:visited-style-name="Visited_20_Internet_20_Link"><text:span text:style-name="T285">orbit interaction</text:span></text:a><text:span text:style-name="T285"> allows angular momentum to transfer back and forth between </text:span><text:span text:style-name="T369">L</text:span><text:span text:style-name="T285"> and </text:span><text:span text:style-name="T369">S</text:span><text:span text:style-name="T285">, with the total </text:span><text:span text:style-name="T369">J</text:span><text:span text:style-name="T285"> remaining constant. </text:span></text:p>
        </text:list-item>
      </text:list>
      <text:p text:style-name="P75"><text:soft-page-break/></text:p>
      <text:p text:style-name="P75"/>
      <text:h text:style-name="P379" text:outline-level="3"><text:bookmark text:name="Total_angular_momentum"/>Total angular momentum <text:span text:style-name="T27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73"> Systems</text:span></text:h>
      <text:p text:style-name="Standard"><text:span text:style-name="T280"><text:s text:c="4"/></text:span><text:span text:style-name="T283">In </text:span><text:a xlink:type="simple" xlink:href="https://en.wikipedia.org/wiki/Quantum_mechanics" text:style-name="Internet_20_link" text:visited-style-name="Visited_20_Internet_20_Link"><text:span text:style-name="T283">quantum mechanics</text:span></text:a><text:span text:style-name="T283">, the angular momentum operator is one of several related </text:span><text:a xlink:type="simple" xlink:href="https://en.wikipedia.org/wiki/Operator_(physics)" text:style-name="Internet_20_link" text:visited-style-name="Visited_20_Internet_20_Link"><text:span text:style-name="T283">operators</text:span></text:a><text:span text:style-name="T283"> analogous to classical </text:span><text:a xlink:type="simple" xlink:href="https://en.wikipedia.org/wiki/Angular_momentum" text:style-name="Internet_20_link" text:visited-style-name="Visited_20_Internet_20_Link"><text:span text:style-name="T283">angular momentum</text:span></text:a><text:span text:style-name="T28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3">rotational symmetry</text:span></text:a><text:span text:style-name="T28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3">linear momentum</text:span></text:a><text:span text:style-name="T283"> and </text:span><text:a xlink:type="simple" xlink:href="https://en.wikipedia.org/wiki/Energy" text:style-name="Internet_20_link" text:visited-style-name="Visited_20_Internet_20_Link"><text:span text:style-name="T283">energy</text:span></text:a><text:span text:style-name="T283">) is one of the three fundamental properties of motion.</text:span></text:p>
      <text:p text:style-name="Text_20_body"><text:span text:style-name="T28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3">conserved</text:span></text:a><text:span text:style-name="T283">, see </text:span><text:a xlink:type="simple" xlink:href="https://en.wikipedia.org/wiki/Noether%27s_theorem" text:style-name="Internet_20_link" text:visited-style-name="Visited_20_Internet_20_Link"><text:span text:style-name="T283">Noether's theorem</text:span></text:a><text:span text:style-name="T283">. </text:span></text:p>
      <text:p text:style-name="Text_20_body"><text:a xlink:type="simple" xlink:href="https://en.wikipedia.org/wiki/Total_angular_momentum" text:style-name="Internet_20_link" text:visited-style-name="Visited_20_Internet_20_Link"><text:span text:style-name="T283">total angular momentum</text:span></text:a><text:span text:style-name="T283"> J = ( J x , J y , J z )</text:span><text:span text:style-name="T28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3">, which combines both the spin and orbital angular momentum of a particle or system: </text:span></text:p>
      <text:p text:style-name="P378">J = L + <text:span text:style-name="T279">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4">1</text:span>, because a rotation of 0° maps all states to themselves. Then the angular momentum operator J is defined as:</text:p>
      <text:p text:style-name="P378"/>
      <text:p text:style-name="P460"><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3">Also notice that </text:span><text:span text:style-name="T355">R</text:span><text:span text:style-name="T283"> is an additive morphism : R ( n <text:s/>, ϕ 1 + ϕ 2 ) = R ( n <text:s/>, ϕ 1 ) R ( n ^ , ϕ 2 ); as a consequence</text:span></text:p>
      <text:p text:style-name="P460"><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3">where exp is </text:span><text:a xlink:type="simple" xlink:href="https://en.wikipedia.org/wiki/Matrix_exponential" text:style-name="Internet_20_link" text:visited-style-name="Visited_20_Internet_20_Link"><text:span text:style-name="T283">matrix exponential</text:span></text:a><text:span text:style-name="T283">. </text:span><text:span text:style-name="T334">And h is planck’s constant. </text:span></text:p>
      <text:p text:style-name="P10"/>
      <text:p text:style-name="P10"/>
      <text:p text:style-name="P10"/>
      <text:p text:style-name="P10"><text:soft-page-break/><text:span text:style-name="T28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2">spin–orbit coupling</text:span></text:a><text:span text:style-name="T282">, angular momentum can transfer between </text:span><text:span text:style-name="T375">L</text:span><text:span text:style-name="T282"> and </text:span><text:span text:style-name="T375">S</text:span><text:span text:style-name="T282">, but only the total </text:span><text:span text:style-name="T375">J</text:span><text:span text:style-name="T282"> = </text:span><text:span text:style-name="T375">L</text:span><text:span text:style-name="T282"> + </text:span><text:span text:style-name="T375">S</text:span><text:span text:style-name="T282"> is conserved. In another example, in an atom with two electrons, each has its own angular momentum </text:span><text:span text:style-name="T375">J</text:span><text:span text:style-name="T272">1</text:span><text:span text:style-name="T282"> and </text:span><text:span text:style-name="T375">J</text:span><text:span text:style-name="T272">2</text:span><text:span text:style-name="T282">, but only the total </text:span><text:span text:style-name="T375">J</text:span><text:span text:style-name="T282"> = </text:span><text:span text:style-name="T375">J</text:span><text:span text:style-name="T272">1</text:span><text:span text:style-name="T282"> + </text:span><text:span text:style-name="T375">J</text:span><text:span text:style-name="T272">2</text:span><text:span text:style-name="T282">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2">The different types of </text:span><text:a xlink:type="simple" xlink:href="https://en.wikipedia.org/wiki/Rotation_operator_(quantum_mechanics)" text:style-name="Internet_20_link" text:visited-style-name="Visited_20_Internet_20_Link"><text:span text:style-name="T282">rotation operators</text:span></text:a><text:span text:style-name="T282">. The top box shows two particles, with spin states indicated schematically by the arrows. </text:span></text:p>
      <text:list xml:id="list2469705262" text:style-name="L3">
        <text:list-item>
          <text:p text:style-name="P524">The operator <text:span text:style-name="T240">R</text:span>, related to <text:span text:style-name="T233">J</text:span>, rotates the entire system.</text:p>
        </text:list-item>
        <text:list-item>
          <text:p text:style-name="P524">The operator <text:span text:style-name="T240">R</text:span><text:span text:style-name="T271">spatial</text:span>, related to <text:span text:style-name="T233">L</text:span>, rotates the particle positions without altering their internal spin states.</text:p>
        </text:list-item>
        <text:list-item>
          <text:p text:style-name="P523">The operator <text:span text:style-name="T240">R</text:span><text:span text:style-name="T271">internal</text:span>, related to <text:span text:style-name="T233">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0">So that rotation is related to entanglement, meaning that anything in rotation is entangled, also this could mean that a Closed Timelike Curve </text:span><text:span text:style-name="T543">(EPR=CTC?)</text:span><text:span text:style-name="T410"> can only occur in rotating spaces so if the universe is rotating it is entangled as a whole, which comes into play with what I call the Persinger Time: the actual entanglement velocity, which Persinger puts at 10</text:span><text:span text:style-name="T4">-23</text:span><text:span text:style-name="T410">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45">This process is based in transition from virtual particle to real particle involving dark energy, </text:span>‘entanglement velocity involves the ongoing conversion of dark energy as subthreshold (‘virtual’) ph<text:span text:style-name="T445">o</text:span>ton masses into measurable ph<text:span text:style-name="T445">o</text:span>ton’ <text:span text:style-name="T444">(Koren, 2015). </text:span><text:span text:style-name="T480">Virtual particles </text:span><text:span text:style-name="T543">of the vacuum fluctuations</text:span><text:span text:style-name="T480"> mediate non-local causality <text:s/>(Persinger, 2015), “a transformation of the state of particles occurs when </text:span><text:soft-page-break/><text:span text:style-name="T480">there is a changing EMF that contributes to or defines a boundary condition, Casimir and A-B effects are at boundary conditions, </text:span><text:span text:style-name="T481">phase transition is a boundary condition as well. <text:s/></text:span>1 <text:span text:style-name="T460">μ</text:span>T increase in Magnetic intensity gives us 2 photon emis<text:span text:style-name="T554">s</text:span>ion at 10<text:span text:style-name="T3">-18</text:span>J <text:span text:style-name="T460">(Persinger, 2015)</text:span><text:span text:style-name="T467">]</text:span><text:span text:style-name="T460"> </text:span></text:p>
      <text:p text:style-name="P304"/>
      <text:p text:style-name="P304"/>
      <text:p text:style-name="P12"/>
      <text:p text:style-name="P200">Coupling of Electro-Magnetism and Gravity into Gravito-electromagnetics (GEM)</text:p>
      <text:p text:style-name="P10"/>
      <text:p text:style-name="P13"><text:s text:c="4"/><text:span text:style-name="T411">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5">Norseen, Badhyapadhyay’s Group</text:span><text:span text:style-name="T411">.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8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6">(Koren, 2016,</text:span> 3337<text:span text:style-name="T266">)</text:span></text:p>
      <text:p text:style-name="P381"/>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6">(electron)</text:span> and half virtual particle <text:span text:style-name="T546">(photon)</text:span> as it traverses the Compton Wavelength for the electron orbit. </text:p>
      <text:p text:style-name="P10"/>
      <text:p text:style-name="P94">So this shows us the progression through EM-Light<text:span text:style-name="T546">(Photon)</text:span>-Gravity as we shall see below.</text:p>
      <text:p text:style-name="P10"/>
      <text:p text:style-name="P203">Maxwell Equations <text:span text:style-name="T595">for Electro-Magnetism (EM)</text:span></text:p>
      <text:p text:style-name="P94"/>
      <text:p text:style-name="P94"><text:s text:c="4"/><text:span text:style-name="T416">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24">Here I list the Maxwell Equations for reference. <text:s/>These equations are taken from Gravitational Physicist Raymond Chiao of the University of California at </text:span><text:span text:style-name="T546">Merced</text:span><text:span text:style-name="T424">,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96">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96">where κ<text:span text:style-name="T34">e</text:span> is the dielectric constant of the medium, κ<text:span text:style-name="T34">m</text:span> is its relative permeability, and σ<text:span text:style-name="T34">e</text:span> is its electrical conductivity <text:span text:style-name="T424">(Chiao et al, 2002)</text:span></text:p>
      <text:p text:style-name="P94"/>
      <text:p text:style-name="P314"><text:span text:style-name="T291">For clarification the field we are mainly interested in is the </text:span><text:span text:style-name="T335">B</text:span><text:span text:style-name="T291"> (</text:span><text:span text:style-name="T335">magnetic</text:span><text:span text:style-name="T291">) Field, which in the quaternion version of the Maxwell Equations of Whittaker is th</text:span><text:span text:style-name="T335">e</text:span><text:span text:style-name="T290"> B (magnetic) Field, which in the quaternion is the trinary (x,y,z) magnetic vector </text:span><text:span text:style-name="T301">A</text:span><text:span text:style-name="T290"> </text:span><text:span text:style-name="T301">usually annotated </text:span><text:span text:style-name="T290">(A,</text:span><text:span text:style-name="T155"> </text:span><text:span text:style-name="T153">Φ</text:span><text:span text:style-name="T290">) </text:span><text:span text:style-name="T301">for both the scalar part and the vector part</text:span><text:span text:style-name="T290">. </text:span></text:p>
      <text:p text:style-name="P94"/>
      <text:p text:style-name="P94"/>
      <text:p text:style-name="P94"/>
      <text:p text:style-name="P95"/>
      <text:p text:style-name="P95"/>
      <text:p text:style-name="P95"/>
      <text:p text:style-name="P204">Ahronov Bohm Effect</text:p>
      <text:p text:style-name="P204"/>
      <text:p text:style-name="P317"><text:span text:style-name="T288">In a 1959 paper, </text:span><text:span text:style-name="T283">Y. Aharonov and D. Bohm contrary to the conclusions of classical mechanics, the electromagnetic 4-potential, the motion of an electron beam, even in regions where the electromagnetic </text:span><text:span text:style-name="T288">fi</text:span><text:span text:style-name="T283">eld vanishes </text:span><text:span text:style-name="T290">can still affect a particle</text:span><text:span text:style-name="T283">. </text:span><text:span text:style-name="T288">Ahronov-Bohm takes hold at boundaries and in macrostructures in phase shifts of matter, “</text:span><text:span text:style-name="T283">Attributing the Aharonov-Bohm e</text:span><text:span text:style-name="T339">ff</text:span><text:span text:style-name="T283">ect to the four-potential A is possible only where the EM </text:span><text:span text:style-name="T290">fi</text:span><text:span text:style-name="T283">eld vanishes.” </text:span><text:span text:style-name="T339">(Friedman et al, 2014)</text:span><text:span text:style-name="T288"> </text:span><text:span text:style-name="T289">The application of the A Vector Potential is based on the work of Whittaker in 1904. As explained by Israeli Mathematician Friedman:</text:span></text:p>
      <text:p text:style-name="P170"/>
      <text:p text:style-name="P427"><text:span text:style-name="T265">The Aharonov-Bohm e</text:span><text:span text:style-name="T546">ff</text:span><text:span text:style-name="T265">ect is traditionally attributed to the a</text:span><text:span text:style-name="T423">ff</text:span><text:span text:style-name="T265">ect of the </text:span>electromagnetic 4-potential A, even in regions where both the electric <text:span text:style-name="T423">fi</text:span>eld E and the magnetic <text:span text:style-name="T423">fi</text:span>eld B are zero. We argue that the quantity measured by AB experiments may be the di<text:span text:style-name="T423">ff</text:span>erence in values of a multiple-valued complex function, which we call a pre-potential <text:span text:style-name="T423">[Persinger’s Second Derivative? See below]</text:span>. The pre-potential is a combination of the two scalar potential functions introduced by E. T. Whittaker. We show that any electromagnetic <text:span text:style-name="T423">fi</text:span>eld can be described by such pre-potential, and give an explicit expression for the electromagnetic <text:span text:style-name="T423">fi</text:span><text:span text:style-name="T265">eld tensor through this potential. </text:span><text:span text:style-name="T419">(Friedman et al, 201</text:span><text:span text:style-name="T420">4</text:span><text:span text:style-name="T419">)</text:span><text:span text:style-name="T423"> </text:span></text:p>
      <text:p text:style-name="P16"/>
      <text:p text:style-name="P168"><text:soft-page-break/>Another important understanding to have of the <text:span text:style-name="T546">A</text:span><text:span text:style-name="T453"> Vector</text:span> is that it is applicable to quantum physics not classical physics as indicated by Waechter:</text:p>
      <text:p text:style-name="P426"/>
      <text:p text:style-name="P38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8">(Waechter, 2018)</text:span></text:p>
      <text:p text:style-name="P16"/>
      <text:p text:style-name="P461"><text:span text:style-name="T283">An electromagnetic four-potential is a </text:span><text:a xlink:type="simple" xlink:href="https://en.wikipedia.org/wiki/General_relativity" text:style-name="Internet_20_link" text:visited-style-name="Visited_20_Internet_20_Link"><text:span text:style-name="T283">relativistic</text:span></text:a><text:span text:style-name="T283"> </text:span><text:a xlink:type="simple" xlink:href="https://en.wikipedia.org/wiki/Vector_function" text:style-name="Internet_20_link" text:visited-style-name="Visited_20_Internet_20_Link"><text:span text:style-name="T283">vector function</text:span></text:a><text:span text:style-name="T283"> from which the </text:span><text:a xlink:type="simple" xlink:href="https://en.wikipedia.org/wiki/Electromagnetic_field" text:style-name="Internet_20_link" text:visited-style-name="Visited_20_Internet_20_Link"><text:span text:style-name="T283">electromagnetic field</text:span></text:a><text:span text:style-name="T283"> can be derived. It combines both an </text:span><text:a xlink:type="simple" xlink:href="https://en.wikipedia.org/wiki/Electric_scalar_potential" text:style-name="Internet_20_link" text:visited-style-name="Visited_20_Internet_20_Link"><text:span text:style-name="T283">electric scalar potential</text:span></text:a><text:span text:style-name="T283"> and a </text:span><text:a xlink:type="simple" xlink:href="https://en.wikipedia.org/wiki/Magnetic_vector_potential" text:style-name="Internet_20_link" text:visited-style-name="Visited_20_Internet_20_Link"><text:span text:style-name="T283">magnetic vector potential</text:span></text:a><text:span text:style-name="T283"> into a single </text:span><text:a xlink:type="simple" xlink:href="https://en.wikipedia.org/wiki/Four-vector" text:style-name="Internet_20_link" text:visited-style-name="Visited_20_Internet_20_Link"><text:span text:style-name="T283">four-vector</text:span></text:a><text:span text:style-name="T283">.</text:span></text:p>
      <text:p text:style-name="P461"><text:span text:style-name="T283">As measured in a given </text:span><text:a xlink:type="simple" xlink:href="https://en.wikipedia.org/wiki/Frame_of_reference" text:style-name="Internet_20_link" text:visited-style-name="Visited_20_Internet_20_Link"><text:span text:style-name="T283">frame of reference</text:span></text:a><text:span text:style-name="T283">, and for a given </text:span><text:a xlink:type="simple" xlink:href="https://en.wikipedia.org/wiki/Gauge_theory" text:style-name="Internet_20_link" text:visited-style-name="Visited_20_Internet_20_Link"><text:span text:style-name="T283">gauge</text:span></text:a><text:span text:style-name="T28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3">Lorentz covariant</text:span></text:a><text:span text:style-name="T283">.</text:span></text:p>
      <text:p text:style-name="P459">Like other potentials, many different electromagnetic four-potentials correspond to the same electromagnetic field, depending upon the choice of gauge.</text:p>
      <text:p text:style-name="P461"><text:span text:style-name="T283">The magnetic vector potential A is a </text:span><text:a xlink:type="simple" xlink:href="https://en.wikipedia.org/wiki/Vector_field" text:style-name="Internet_20_link" text:visited-style-name="Visited_20_Internet_20_Link"><text:span text:style-name="T283">vector field</text:span></text:a><text:span text:style-name="T283">, defined along with the </text:span><text:a xlink:type="simple" xlink:href="https://en.wikipedia.org/wiki/Electric_potential" text:style-name="Internet_20_link" text:visited-style-name="Visited_20_Internet_20_Link"><text:span text:style-name="T283">electric potential</text:span></text:a><text:span text:style-name="T283"> ϕ (a </text:span><text:a xlink:type="simple" xlink:href="https://en.wikipedia.org/wiki/Scalar_field" text:style-name="Internet_20_link" text:visited-style-name="Visited_20_Internet_20_Link"><text:span text:style-name="T283">scalar field</text:span></text:a><text:span text:style-name="T283">) by the equations:</text:span></text:p>
      <text:p text:style-name="P459"><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67"><text:span text:style-name="T28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3">where B is the </text:span><text:a xlink:type="simple" xlink:href="https://en.wikipedia.org/wiki/Magnetic_field" text:style-name="Internet_20_link" text:visited-style-name="Visited_20_Internet_20_Link"><text:span text:style-name="T283">magnetic field</text:span></text:a><text:span text:style-name="T283"> and E is the </text:span><text:a xlink:type="simple" xlink:href="https://en.wikipedia.org/wiki/Electric_field" text:style-name="Internet_20_link" text:visited-style-name="Visited_20_Internet_20_Link"><text:span text:style-name="T283">electric field</text:span></text:a><text:span text:style-name="T283">.</text:span></text:p>
      <text:p text:style-name="P16"/>
      <text:p text:style-name="P169">The A-B Effect involves using potential energies at boundaries of EM Fields where the field disappears but not potential energies or what I would call information. <text:span text:style-name="T519">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65">(Koren, 2016) </text:span><text:span text:style-name="T26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4"> duration within the voltage field</text:span><text:span text:style-name="T265">.” </text:span><text:span text:style-name="T463">(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596">Soviets</text:span> focus on Gravitational Wave based non-local cybernetic experiments as early as 19<text:span text:style-name="T596">67</text:span> (McCarron, 2021, <text:span text:style-name="T547">Ch. 6 ‘Physics of Neuroweapons’</text:span>). A Russian researcher, <text:span text:style-name="T424">V. </text:span><text:span text:style-name="T279">Samokhvalov, </text:span><text:s/>continuing on the earlier Soviet research in this area, explains the subtle energies which could be overlooked, he comments: </text:p>
      <text:p text:style-name="P14"/>
      <text:p text:style-name="P38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80"/>
      <text:p text:style-name="P38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5">[see Persinger observation of 20x greater entanglement reactions in his experiments of non-local entanglement]</text:span></text:p>
      <text:p text:style-name="P380"/>
      <text:p text:style-name="P380">Experimentally determined non-electromagnetic interaction was called mass-dynamic interaction, because it is determined by dynamic mass rotation, having a variable quadrupole <text:span text:style-name="T547">[see Einstein’s </text:span><text:span text:style-name="T596">Gravitational </text:span><text:span text:style-name="T547">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95"><text:span text:style-name="T424">(</text:span>Samokhvalov, 2016)</text:p>
      <text:p text:style-name="P382"/>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7">thermal</text:span> effect, <text:span text:style-name="T424">A-B Effect,</text:span> and that is the basis of the A-B Generators. <text:s/><text:span text:style-name="T417">This is also related to the argument against Thought-Injection or QSK that the magnitudes, here talking about magnetic fields of 1-5μT, are too small in terms of electric conduction, </text:span><text:span text:style-name="T547">which we see below is not based on experimental findings. </text:span><text:span text:style-name="T417">.</text:span></text:p>
      <text:p text:style-name="P13"/>
      <text:p text:style-name="P102"><text:s text:c="4"/>There is another A-B Effect that is not EM based. The equivalent in Gravitational Theory, according to many researchers, including <text:span text:style-name="T547">R. </text:span><text:span text:style-name="T417">Chiao, </text:span>the gravitational equivalent of the Gravitational Ahronov-Bohm effect. <text:s/>So that one does not as seen need to use Electric force in entanglement experiments but rather magnetic potentials can accomplish what force can. <text:span text:style-name="T417"><text:s/></text:span>Chiao <text:span text:style-name="T417">has written of the conversion from Maxwell Equations to Gravitomagnetic Maxwell Equations.</text:span></text:p>
      <text:p text:style-name="P13"/>
      <text:p text:style-name="P382">“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47">(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8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8">(Chiao et al, 2002)</text:p>
      <text:p text:style-name="P398"/>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2">(Chiao </text:span><text:span text:style-name="T547">et al</text:span><text:span text:style-name="T412">,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3">magnitude is inversely proportional to its viscosity</text:span> <text:span text:style-name="T412">(Chiao, 2002)</text:span></text:p>
      <text:p text:style-name="P94"/>
      <text:p text:style-name="P322"><text:span text:style-name="T290">Visco</text:span><text:span text:style-name="T350">s</text:span><text:span text:style-name="T290">ity and brain structure </text:span><text:span text:style-name="T350">are reviewed in McCarron 2021 Ch. 8</text:span><text:span text:style-name="T290"> </text:span></text:p>
      <text:p text:style-name="P103"/>
      <text:p text:style-name="P103"><text:s text:c="4"/><text:span text:style-name="T59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492">Because of symmetry, </text:span>the quadr<text:span text:style-name="T597">o</text:span>pole moment (of Einstein’s quadr<text:span text:style-name="T597">o</text:span>pole-approximation equation) can be related <text:span text:style-name="T492">to a principal moment of inertia, I, of a mass system and can be approximated by</text:span></text:p>
      <text:p text:style-name="P422"><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22">In which -dE/dt is the generated power output of the GW source, <text:span text:style-name="T241">P </text:span>is in watts, c is the</text:p>
      <text:p text:style-name="P424">speed of light, G is the universal constant of gravitation, and d<text:span text:style-name="T3">3</text:span>I/dt<text:span text:style-name="T3">3</text:span> is the third time</text:p>
      <text:p text:style-name="P424">derivative of the moment of inertia of the mass system. The GW power is usually quite</text:p>
      <text:p text:style-name="P422">small because of the small coefficient multiplier. (Baker, 2010, 20)</text:p>
      <text:p text:style-name="P94"/>
      <text:p text:style-name="P171"><text:span text:style-name="T494">The GW </text:span>frequency is 2ω <text:span text:style-name="T493">or twice the orbital frequency ω</text:span>. <text:span text:style-name="T492">That is, for ever period of an electron the graviton is 2x, twice the frequency of the electron. </text:span>Following for a one-meter long rod spun so fast as to nearly break apart due to centrifugal force, the radiated GW power is <text:span text:style-name="T494">only 10</text:span><text:span text:style-name="T10">-37</text:span><text:span text:style-name="T494"> watts.</text:span></text:p>
      <text:p text:style-name="P94"/>
      <text:p text:style-name="P175">See below for R. Chiao et al treatment of Einstein’s GW Quadr<text:span text:style-name="T597">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99">As mentioned above there is based on gravito-electromagnetics (GEM) also a gravitational Ahronov-Bohm effect. R. Chiao explains that:</text:span></text:p>
      <text:p text:style-name="P96"/>
      <text:p text:style-name="P39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0">(Chiao, 2013) </text:span></text:p>
      <text:p text:style-name="P337"/>
      <text:p text:style-name="P338">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8"/>
      <text:p text:style-name="P423">“...if one thinks of the “solenoid” as a rotating SC <text:span text:style-name="T548">[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8"/>
      <text:p text:style-name="P349"><text:span text:style-name="T318">In an analog to the EM Maxwell equations the where A vector potential is equivalen</text:span><text:span text:style-name="T336">t</text:span><text:span text:style-name="T318"> to magnetic field B. In gravitational theory, h is the magnetic like gravitational vector potential, so you can think of h is like A. </text:span><text:span text:style-name="T319">Vector Potential (h) can arise either from a Lense-Thirring field, or from rotations of a quantum system, such as from a rotating SC ring (solenoid, toroid). <text:s/></text:span><text:span text:style-name="T320">Expriment with rotating </text:span><text:span text:style-name="T336">S</text:span><text:span text:style-name="T320">C rings are easier to perform then those with Lense-Thirring fields. </text:span><text:span text:style-name="T319"><text:s/>Phase shift occurs in this experimental setup, “</text:span><text:span text:style-name="T283">The phase shift (28) , which is nonvanishing for the “solenoid” configuration of Figure 1, is the gravitational AB phase shift. It is closely related to Berry’s phase, since both phases have a common origin in non-Euclidean geometry” </text:span><text:span text:style-name="T319">(Chiao, 2013, 6). </text:span></text:p>
      <text:p text:style-name="P338"><text:s text:c="2"/></text:p>
      <text:p text:style-name="P339"><text:span text:style-name="T501">In eq. 33 (Chiao, 2013</text:span><text:span text:style-name="T548">)</text:span><text:span text:style-name="T501">, </text:span>these quantum currents can be the quantum mechanical sources of time-independent A and h fields that give rise to the AB effect. (Chiao, 2013, 7). </text:p>
      <text:p text:style-name="P338"><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8"/>
      <text:p text:style-name="P339">DeWitt coupling proved experimentally by Cabrera (Chiao, 2013, 7) <text:span text:style-name="T502">local gauge invariance necessitates the existence of some compensating vector field (or fiel</text:span><text:span text:style-name="T548">d</text:span><text:span text:style-name="T502">s), such as the A and h fields in the DeWitt iminimal coupling rule. </text:span></text:p>
      <text:p text:style-name="P339"/>
      <text:p text:style-name="P339">Thus invoking the DeWitt minimal coupling rule <text:span text:style-name="T504">[minimal coupling of gravity and a scalar]</text:span> , we demand that the nonrelativistic Hamiltonian of any quantum system in the presence of A and h fields must always have the following form </text:p>
      <text:p text:style-name="P338"><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3">(Chiao, 2013, 5)</text:span></text:p>
      <text:p text:style-name="P97">. </text:p>
      <text:p text:style-name="P97"/>
      <text:p text:style-name="P97"><text:s text:c="4"/><text:span text:style-name="T548">Chiao further</text:span> speculate<text:span text:style-name="T548">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10">Gravitation and Entanglement</text:span></text:p>
      <text:p text:style-name="P98"><text:s text:c="4"/><text:span text:style-name="T510">The vacuum oscillations/</text:span><text:span text:style-name="T515">fluctuations</text:span><text:span text:style-name="T510"> or what others refer to as the Zero Point Energy field (ZPE) </text:span><text:span text:style-name="T515">(Norseen, 2002)</text:span><text:span text:style-name="T510"> is interfaced with the Casimir Effect. </text:span><text:s/><text:span text:style-name="T511">Scientists have directly related entanglement </text:span><text:soft-page-break/><text:span text:style-name="T511">with the Dynamic Casimir effect of which </text:span><text:span text:style-name="T518">accelerating </text:span><text:span text:style-name="T511">modulation or ‘jerks’ are an example (Romauldo, 2019) as we shall read further later. </text:span><text:span text:style-name="T515">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76">“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5">(Felicetti, 2013) </text:span></text:p>
      <text:p text:style-name="P98"/>
      <text:p text:style-name="P318"><text:span text:style-name="T322"><text:s text:c="4"/></text:span><text:span text:style-name="T323">For our purposes the Dynamical Casimir Effect (DCE) is of interest as this is the corollary to the work involved with the A-B generators, the pulsating modulation of </text:span><text:span text:style-name="T351">magnetic amplitudes</text:span><text:span text:style-name="T323">, which is what a DCE</text:span><text:span text:style-name="T322"> </text:span><text:span text:style-name="T323">is an equivalent of</text:span> <text:span text:style-name="T282">a generation of photons from vacuum due to the motion of uncharged boundaries.</text:span></text:p>
      <text:p text:style-name="P320"><text:span text:style-name="T282"><text:s text:c="4"/></text:span><text:span text:style-name="T399">Raymond Chiao of University of California-Merced has proposed the concept of a gravitational laser based on the DCE which we can use to see how pulsations are conducted in the EM version of our toroidal coil, the A-B Generators. (Chiao, 2017). </text:span><text:span text:style-name="T400">Many would consider gravitational amplitudes to be so minute that it could never be possible to generate or detect based on their understandings of Einstein’s </text:span><text:span text:style-name="T406">[Quadropole]</text:span><text:span text:style-name="T400"> equations for Gravity. <text:s/>However, Chia introduces a Planck scale mechanism which argues for the ability to generate and detect gravitational effects in the laboratory. <text:s/>He introduces the ideal of </text:span><text:span text:style-name="T325">“</text:span><text:span text:style-name="T283">relative gravitational permeativity” </text:span><text:span text:style-name="T325">which is analogous to EM electric permittivity and magnetic permeability, hence ‘permeativity’, as G is stands in for E and M. </text:span><text:span text:style-name="T517"><text:s/></text:span><text:span text:style-name="T371">Permeativity, argues Chiao, allows for a possibly large quantum mechan</text:span><text:span text:style-name="T340">ical enhancement of the response of a superconductor, such as the solenoid or coil, to an incident te</text:span><text:span text:style-name="T341">n</text:span><text:span text:style-name="T34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1">used for figuring Gravitation,</text:span><text:span text:style-name="T340"> that the Planck <text:s/>Constant, </text:span><text:span text:style-name="T342">the quantum of electromagnetic action that relates a photon’s energy to it’s frequency </text:span><text:span text:style-name="T340">(</text:span><text:span text:style-name="T156"> </text:span><text:span text:style-name="T157">h= </text:span><text:span text:style-name="T154">6.62607015×10−34 J⋅s</text:span><text:span text:style-name="T156"> </text:span><text:span text:style-name="T154">in SI units</text:span><text:span text:style-name="T340"> ), is absent which he modifies to include, </text:span><text:span text:style-name="T342">placing the equations in a quantum level of existence rather then classical scale. </text:span><text:span text:style-name="T340"><text:s/></text:span><text:span text:style-name="T343">Meaning that Gravitational Waves on the quantum scale (Planck Length 10</text:span><text:span text:style-name="T6">-33</text:span><text:span text:style-name="T34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1">g</text:span><text:span text:style-name="T343"> Term Potentiation in neural networks:</text:span></text:p>
      <text:p text:style-name="P187"/>
      <text:p text:style-name="P453"><text:span text:style-name="T40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3">(Dotta et al, 2014)</text:span><text:span text:style-name="T401"> </text:span></text:p>
      <text:p text:style-name="P186"/>
      <text:p text:style-name="P187">It is an important point to understand this when faced with criticisms regarding the lack of sufficient strength from the A Potential Vector and it’s GEM analog. <text:s/><text:span text:style-name="T615">This question of low amplitudes affecting biological objects was also addressed by Djumeava in her studies on using A-B effect to transmit medicines remotely:</text:span></text:p>
      <text:p text:style-name="P187"/>
      <text:p text:style-name="P438"><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5">(Djumeava, 2004)</text:span></text:p>
      <text:p text:style-name="P271"><text:s text:c="4"/></text:p>
      <text:p text:style-name="P320"><text:span text:style-name="T374"><text:s text:c="4"/></text:span><text:span text:style-name="T372">Gravitation interacts with the Vacuum Oscillations and hence we have Entanglement coming out of the vacuum fluctuation of the Casimir Effect, which we shall read below is involved in Brain Wave modulation according to Persinger and Norseen. </text:span><text:span text:style-name="T373">It is argued by Persinger that the Minkowski space becomes one space through the irrelevance of time (t):</text:span></text:p>
      <text:p text:style-name="P222"/>
      <text:p text:style-name="P319"><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73">(</text:span><text:span text:style-name="T370">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39">“<text:span text:style-name="T22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26">The A-B Generators use what is known as a Poynting Vector in EM engineering to accomplish it’s transmission of potential energies to a receiver or target. </text:span><text:span text:style-name="T428">Dr. Serge Kernbach has studied the A-B Effect Poynting Vector Emmitter (PVC) in terms of non-local interactions between an emitter and a receiver or target, </text:span><text:span text:style-name="T429">he reconstructed the generator built by Akhimov and conducted measurements in </text:span><text:soft-page-break/><text:span text:style-name="T429">experiments to understand the phenomenon</text:span><text:span text:style-name="T428">. </text:span><text:span text:style-name="T426"><text:s/></text:span><text:span text:style-name="T427">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12"><text:span text:style-name="T292">The </text:span><text:span text:style-name="T293">Poynting Vector can be inferred to discern the direction the energy is movi</text:span><text:span text:style-name="T292">n</text:span><text:span text:style-name="T293">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83">Poynting vector </text:span><text:span text:style-name="T294">(S = E x H) <text:s/></text:span><text:span text:style-name="T336">[Norseen cites the right side of this equation, 2002]</text:span><text:span text:style-name="T294"> </text:span><text:span text:style-name="T283">represents the directional </text:span><text:a xlink:type="simple" xlink:href="https://en.wikipedia.org/wiki/Energy_flux" text:style-name="Internet_20_link" text:visited-style-name="Visited_20_Internet_20_Link"><text:span text:style-name="T283">energy flux</text:span></text:a><text:span text:style-name="T283"> (the energy transfer per unit area per unit time) of an </text:span><text:a xlink:type="simple" xlink:href="https://en.wikipedia.org/wiki/Electromagnetic_field" text:style-name="Internet_20_link" text:visited-style-name="Visited_20_Internet_20_Link"><text:span text:style-name="T283">electromagnetic field</text:span></text:a><text:span text:style-name="T283">. The </text:span><text:a xlink:type="simple" xlink:href="https://en.wikipedia.org/wiki/SI" text:style-name="Internet_20_link" text:visited-style-name="Visited_20_Internet_20_Link"><text:span text:style-name="T283">SI</text:span></text:a><text:span text:style-name="T283"> unit of the Poynting vector is the </text:span><text:a xlink:type="simple" xlink:href="https://en.wikipedia.org/wiki/Watt" text:style-name="Internet_20_link" text:visited-style-name="Visited_20_Internet_20_Link"><text:span text:style-name="T283">watt</text:span></text:a><text:span text:style-name="T283"> per square metre (W/m2). It is named after its discoverer </text:span><text:a xlink:type="simple" xlink:href="https://en.wikipedia.org/wiki/John_Henry_Poynting" text:style-name="Internet_20_link" text:visited-style-name="Visited_20_Internet_20_Link"><text:span text:style-name="T283">John Henry Poynting</text:span></text:a><text:span text:style-name="T283"> who first derived it in 1884. </text:span><text:a xlink:type="simple" xlink:href="https://en.wikipedia.org/wiki/Oliver_Heaviside" text:style-name="Internet_20_link" text:visited-style-name="Visited_20_Internet_20_Link"><text:span text:style-name="T283">Oliver Heaviside</text:span></text:a><text:span text:style-name="T283"> also discovered it independently in the more general form that recogni</text:span><text:span text:style-name="T336">z</text:span><text:span text:style-name="T283">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83">[2]</text:span></text:a><text:span text:style-name="T283"> The Poynting vector is used throughout </text:span><text:a xlink:type="simple" xlink:href="https://en.wikipedia.org/wiki/Electromagnetics" text:style-name="Internet_20_link" text:visited-style-name="Visited_20_Internet_20_Link"><text:span text:style-name="T283">electromagnetics</text:span></text:a><text:span text:style-name="T283"> in conjunction with </text:span><text:a xlink:type="simple" xlink:href="https://en.wikipedia.org/wiki/Poynting%27s_theorem" text:style-name="Internet_20_link" text:visited-style-name="Visited_20_Internet_20_Link"><text:span text:style-name="T283">Poynting's theorem</text:span></text:a><text:span text:style-name="T283">, the </text:span><text:a xlink:type="simple" xlink:href="https://en.wikipedia.org/wiki/Continuity_equation" text:style-name="Internet_20_link" text:visited-style-name="Visited_20_Internet_20_Link"><text:span text:style-name="T283">continuity equation</text:span></text:a><text:span text:style-name="T283"> expressing </text:span><text:a xlink:type="simple" xlink:href="https://en.wikipedia.org/wiki/Conservation_of_energy" text:style-name="Internet_20_link" text:visited-style-name="Visited_20_Internet_20_Link"><text:span text:style-name="T283">conservation of electromagnetic energy</text:span></text:a><text:span text:style-name="T283">,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25">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25">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5">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27">There are </text:span>2 types of EM oscillation: harmonic- E/H vary according to sine and cosine law. Modulated- amplitudes frequency or phase vary according to a law. <text:span text:style-name="T427">In the case of the toroid coil system we are dealing with a modulate</text:span><text:span text:style-name="T597">d</text:span><text:span text:style-name="T427"> amplitude frequency device. </text:span>A-<text:span text:style-name="T427">B</text:span> Generator<text:span text:style-name="T427">s</text:span> use orthogonal ExH fields to generate Poynting Vector (S) which is rotating due to shielding only the torsion [AB effect] component is emitted out through the copper cone” <text:span text:style-name="T427">(Kernbach, 2017). The Poynting vector is a planar wave sent out in the </text:span><text:span text:style-name="T428">x</text:span><text:span text:style-name="T427">-axis. </text:span></text:p>
      <text:p text:style-name="P104"/>
      <text:p text:style-name="P105">Kernbach points out the relationship of angular momentum and force created by the generator: </text:p>
      <text:p text:style-name="P104"/>
      <text:p text:style-name="P465"><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28">P</text:span><text:span text:style-name="T38">oynting) vector which is located in the axial plane (the cir</text:span><text:span text:style-name="T428">c</text:span><text:span text:style-name="T38">ulating energy flow contains the angular momentum and creates the magnetic com</text:span><text:span text:style-name="T428">p</text:span><text:span text:style-name="T38">onent of the </text:span><text:span text:style-name="T549">L</text:span><text:span text:style-name="T38">orentz force arising when the c</text:span><text:span text:style-name="T428">a</text:span><text:span text:style-name="T38">pacitor is discharged.” </text:span><text:span text:style-name="T428">(Kernbach, 2017) </text:span></text:p>
      <text:p text:style-name="P24"/>
      <text:p text:style-name="P181">The generators studied by Sokolova (2016), <text:span text:style-name="T482">who worked with this technology from at least 1982,</text:span> have 3 modes of oper<text:span text:style-name="T549">a</text:span>tion: </text:p>
      <text:list xml:id="list2207856840" text:style-name="L4">
        <text:list-item>
          <text:p text:style-name="P497"><text:span text:style-name="T337">negative (turns ordered field into a completely disordered </text:span><text:span text:style-name="T338">distribution</text:span><text:span text:style-name="T337"> of curves, the curves are preserved; </text:span><text:span text:style-name="T98"><text:s text:c="2"/></text:span></text:p>
        </text:list-item>
        <text:list-item>
          <text:p text:style-name="P498">a positive transition; neutral or zero-transition channel. </text:p>
        </text:list-item>
        <text:list-item>
          <text:p text:style-name="P497"><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30">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1">“</text:span><text:span text:style-name="T38">It is assumed, as a working hypothesis, that the well-known synchronization effect of c</text:span>o<text:span text:style-name="T38">upled oscillators with weak (nonlocal) coupling plays here a key role.” </text:span><text:span text:style-name="T430">(Kernbach, 2017, </text:span><text:span text:style-name="T38">37</text:span><text:span text:style-name="T430">) He further points to entanglement as the reason for the synchronization, </text:span><text:span text:style-name="T431">“synchronize emitters and receivers. Here an analogy with the well known phenomenon of quantum entanglement is assumed. The long range spin-spin interactions are well established research topic.” </text:span><text:span text:style-name="T430">(Kernbach, 2017) Here he directly mentions the spin theories of Akimov which we know to be the normative physics concept of angular momentum. </text:span><text:span text:style-name="T432">Another issue related to synch</text:span><text:span text:style-name="T615">r</text:span><text:span text:style-name="T432">onization was the uptick in responses in detection of AB potentials in sensors when using a desynchronized rhythm, </text:span><text:span text:style-name="T431">“</text:span><text:span text:style-name="T2">increasing reaction of sensors was accomplished when frequency desynchronizing between 2 generators increase sensor response.” </text:span><text:span text:style-name="T431"><text:s/></text:span><text:span text:style-name="T430">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0"> ion mentioned by Norseen for neurological reactions, membrane channels for positively charged ions. </text:span></text:p>
      <text:p text:style-name="P69"/>
      <text:p text:style-name="P68"><text:s text:c="4"/><text:span text:style-name="T432">A further example of an Ahronov-Bohm Generator was that designed by American physicist Hal Puthoff, a former researcher at Stanford Research Institute, where also early Remote Viewing experiments were conducted, </text:span><text:span text:style-name="T549">such as with Ingo Swann who was tested by Persinger, and the basis of the experiment that led to the conclusion of Persinger that remote viewing could be blocked (Persinger, 2002)</text:span><text:span text:style-name="T432">. <text:s/></text:span><text:span text:style-name="T433">This generator is different from the Akimov generator in that it uses angled shields for changing the angular components controlling frequency of the signal. Puthoff defines this invention as, </text:span><text:span text:style-name="T250">“</text:span><text:span text:style-name="T39">A method of transmitting information that changes as a function of time comprising transmitting a signal having scalar and vector potentials </text:span><text:span text:style-name="T433">(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32">phi</text:span><text:span text:style-name="T38">) signal [potentials] having no EM component in the </text:span><text:span text:style-name="T432">s</text:span><text:span text:style-name="T38">ame planes as (A, </text:span><text:span text:style-name="T432">phi</text:span><text:span text:style-name="T38">) signal radiates.” </text:span>(Puthoff, 1998) <text:s/><text:span text:style-name="T434">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33">he key ingredient here is that there is no EM Field in the plane of the </text:span>transmitted <text:span text:style-name="T433">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34">The c</text:span>oils are time derivative <text:span text:style-name="T434">(phase velocity) </text:span>phased and adjusted in am<text:span text:style-name="T40">p</text:span>litude <text:span text:style-name="T434">(group velocity)</text:span> providing a time varying (A, <text:span text:style-name="T434">phi</text:span>) signal having no EM component in the same pla<text:span text:style-name="T40">ne</text:span>s <text:span text:style-name="T40">[horizontal, Y coordinate]</text:span> as the (A, <text:span text:style-name="T434">phi</text:span>) sig<text:span text:style-name="T40">n</text:span>al radiates. <text:span text:style-name="T435"><text:s/></text:span><text:span text:style-name="T434">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0">“</text:span>it is shown that in certain two-leg electron-interferometer configurations in which the potenti<text:span text:style-name="T549">a</text:span>ls <text:span text:style-name="T434">(A</text:span>,<text:span text:style-name="T434">phi)</text:span> are establish in a regio<text:span text:style-name="T434">nal</text:span> space, but E and B are absent, it is still possib<text:span text:style-name="T434">l</text:span>e for the potentials to induce changes in electron quantum interference patterns.” <text:span text:style-name="T434">(Puthoff, 1998)</text:span></text:p>
      <text:p text:style-name="P55"/>
      <text:p text:style-name="P54"><text:soft-page-break/><text:s text:c="4"/><text:span text:style-name="T434">As one examines the coil, it is clear that what we are looking at is really a helical structure as the wire wraps around the hoop it creates a</text:span><text:span text:style-name="T549">n</text:span><text:span text:style-name="T434"> analogous DNA helix around the circle. <text:s/>The use of a helical structure is also performed in the HFGW detector/transmitter of Baker-Li </text:span><text:span text:style-name="T437">(Baker, 2010)</text:span><text:span text:style-name="T434">.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95">According to Baker the Poynting Vector is the x-axis and propogates in both directions. <text:s/>His Gravitatonal Wave Poynting Vector is known as </text:span><text:span text:style-name="T488">perturbative photon flux (PPF), </text:span><text:span text:style-name="T489">(Baker, 2010, 29). HFGW are directed along the z-axis. <text:s/></text:span></text:p>
      <text:p text:style-name="P425"/>
      <text:p text:style-name="P428">The perturbative photon flux (PPF), which signals the detection of a passing</text:p>
      <text:p text:style-name="P424">gravitational wave (GW), is generated when the two waves (EM and GW) have</text:p>
      <text:p text:style-name="P424">the same frequency, direction and phase. This situation is termed “synchroresonance.”</text:p>
      <text:p text:style-name="P424">These PPF detection photons are generated (in the presence of a</text:p>
      <text:p text:style-name="P424">magnetic field) as the EM wave propagates along its <text:span text:style-name="T241">z</text:span>-axis path, which is also the</text:p>
      <text:p text:style-name="P424">path of the GWs, </text:p>
      <text:p text:style-name="P424">2. The magnetic field is in the <text:span text:style-name="T549">x</text:span>-direction. According to the Li effect, the PPF</text:p>
      <text:p text:style-name="P424">detection photon flux (also called the “Poynting Vector”) moves out along the <text:s/>xaxis</text:p>
      <text:p text:style-name="P424">in both directions.</text:p>
      <text:p text:style-name="P424">3. The signal (the PPF) and the noise, or background photon flux (BPF) from the</text:p>
      <text:p text:style-name="P424">Gaussian beam have very different physical behaviors. The BPF (background</text:p>
      <text:p text:style-name="P424">noise photons) are from the synchro-resonant EM Gaussian beam and move in the</text:p>
      <text:p text:style-name="P424">z-direction, whereas the PPF (signal photons) move out in the x-direction along</text:p>
      <text:p text:style-name="P425">the x-axis.. <text:span text:style-name="T495">(Baker, 2010, 29)</text:span></text:p>
      <text:p text:style-name="P425"/>
      <text:p text:style-name="P334"/>
      <text:p text:style-name="P334"/>
      <text:p text:style-name="P336">Dr. Baker and his team at GravWave LLC have also developed an interest in gravitational waves and the human brain <text:span text:style-name="T496">hoping to use understanding from gravitation brain (Bar, 2007) for exobiological detection of life, as well as the direct brain-to-brain transfer capabilities as a communication device. Their work is at </text:span>exobiologie.com. <text:s text:c="2"/><text:span text:style-name="T496">This work is based on the theories of Israeli physicist, Daniel Bar, of Bar Ilan University who came up with the </text:span><text:span text:style-name="T497">insight that </text:span><text:span text:style-name="T496">gravitational brain waves as quantum fluctuations </text:span><text:soft-page-break/><text:span text:style-name="T496">and stochastic quantization, viewing the brain as an EM structure </text:span><text:span text:style-name="T497">that is also capable of detecting and transmitting GW</text:span><text:span text:style-name="T496">. </text:span></text:p>
      <text:p text:style-name="P336"/>
      <text:p text:style-name="P435">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7"> (Bar, 2007)</text:span></text:p>
      <text:p text:style-name="P335"/>
      <text:p text:style-name="P342">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4"/>
      <text:p text:style-name="P334"/>
      <text:p text:style-name="P334"/>
      <text:p text:style-name="P334"/>
      <text:p text:style-name="P342"><draw:frame text:anchor-type="paragraph" draw:z-index="34" draw:name="Shape1_0" draw:style-name="gr1" draw:text-style-name="P527" svg:width="4.2657in" svg:height="0.4169in" svg:x="1.5626in" svg:y="4.7043in"><draw:text-box><text:p><text:span text:style-name="T618">Baker-Woods endeavor to use gravitational brainwaves to search for extraterrestrial life.</text:span> <text:span text:style-name="T618">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5"/>
      <text:p text:style-name="P335"/>
      <text:p text:style-name="P334"/>
      <text:p text:style-name="P334"/>
      <text:p text:style-name="P213"><text:soft-page-break/>The Dark Side of the Poynting Vector</text:p>
      <text:p text:style-name="P73"/>
      <text:p text:style-name="P73"><text:s text:c="4"/><text:span text:style-name="T437">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37">e</text:span><text:span text:style-name="T39">riment represents the potential possibility for a remote monitoring o</text:span><text:span text:style-name="T437">f</text:span><text:span text:style-name="T39"> biological org</text:span><text:span text:style-name="T437">a</text:span><text:span text:style-name="T39">nisms (and possibly non-biological objects). B</text:span><text:span text:style-name="T437">y</text:span><text:span text:style-name="T39"> introducing nonlocal feedback, the object on the transmitter side becomes ‘entangled’ with the receiver and can thus become non-locally monitored.” </text:span><text:span text:style-name="T437">(Kernbach, 2018, </text:span><text:span text:style-name="T39">46</text:span><text:span text:style-name="T437">).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0">[electrochemichal impedance spectroscopy]</text:span> dynamics of this channel. Thus, the nonlocal address mark was involved in the feedback loop [allows remote monitoring], both in terms of impact and measurement’. <text:span text:style-name="T437">(Kernbach, 2018, </text:span>43<text:span text:style-name="T437">). <text:s/></text:span></text:p>
      <text:p text:style-name="P71"/>
      <text:p text:style-name="P116"><text:s text:c="4"/>One further issue noted by Kernbach was the use of Akimov of such ideals as universal addressing of entangled objects, “<text:span text:style-name="T431">Akimov vague allusion ‘special spin (torsion) address matrices’ </text:span><text:span text:style-name="T440">(Kernbach, 2018)</text:span><text:span text:style-name="T431">.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31"><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50">diagnostics. Shkatov</text:span><text:span text:style-name="T439"> in 2009 speaks of the automation of TPP, </text:span><text:span text:style-name="T174">“</text:span><text:span text:style-name="T41">the TPP method and its extensions are </text:span><text:span text:style-name="T550">continuously</text:span><text:span text:style-name="T41"> </text:span><text:span text:style-name="T550">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9">(Shkatov, 2009)</text:span></text:p>
      <text:p text:style-name="P26"/>
      <text:p text:style-name="P26"><text:s text:c="4"/><text:span text:style-name="T587">Another interesting concept in remote monitoring is that of the Israeli team Feldman et al (2009) which has proposed remote sensing based on the helical and aqueous nature of sweat ducts for monitoring:</text:span></text:p>
      <text:p text:style-name="P26"/>
      <text:p text:style-name="P440"><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44"/>
      <text:p text:style-name="P347">Again this was a research area originally broached by the Soviet Union <text:span text:style-name="T588">then exported to the west like UKUSA and Israel. </text:span><text:span text:style-name="T603">The use of skin sensing for remote monitoring is of interest as another example of natural toroids within the human body, such as DNA, MTs, etc</text:span><text:span text:style-name="T588"> <text:s/></text:span><text:span text:style-name="T603">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9">antenna </text:span><text:span text:style-name="T603">array </text:span><text:span text:style-name="T609">with </text:span><text:span text:style-name="T603">sub-THz </text:span><text:span text:style-name="T609">(e.g. 110GHz) </text:span><text:span text:style-name="T603">range with electrical conductance in the Extreme High Frequency </text:span><text:span text:style-name="T609">(EHF)</text:span><text:span text:style-name="T603"> range. </text:span><text:span text:style-name="T604">There is fast proton hopping though distributed H-bond networks along the duct surface, with a time for transport of 10</text:span><text:span text:style-name="T12">-13</text:span><text:span text:style-name="T604"> sec. </text:span><text:span text:style-name="T605">Difference in pH between skin surface and dermis </text:span><text:soft-page-break/><text:span text:style-name="T605">creates a concentration gradient which is a cause of fast current in the duct coil.</text:span><text:span text:style-name="T603"> </text:span><text:span text:style-name="T606">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9">l</text:span><text:span text:style-name="T606">es) like 20% of Ireland and Wales who have a different melanin composition from most people, where the melanin is usually eumalanin, for darker colors, those with </text:span><text:span text:style-name="T609">red/brownish hair and </text:span><text:span text:style-name="T606">freck</text:span><text:span text:style-name="T609">l</text:span><text:span text:style-name="T606">es have a different form of melanin, pheomelanin, </text:span><text:span text:style-name="T609">arising with the MC1R gene adaptation </text:span><text:span text:style-name="T606">which gives red hair and rust colored freckles, though it offers no UV protection, hence easy burning of Irish and Welsh, it also allows very little absorption of UV-A, and other </text:span><text:span text:style-name="T609">emissions.</text:span><text:span text:style-name="T606"> Those with eum</text:span><text:span text:style-name="T609">e</text:span><text:span text:style-name="T606">lanin have an increased absorption of UV and visible light spectrum, eumelanin has increased absorption due to higher molecular weight (Ou-Yang et al, 2004). </text:span><text:span text:style-name="T607">Do to this difference there are two </text:span><text:span text:style-name="T609">separate</text:span><text:span text:style-name="T607"> pathways for absorption of EM through the skin as Ou-Yang explains: “Finally, the photostability of pheomelanin is different from that of eum</text:span><text:span text:style-name="T609">ela</text:span><text:span text:style-name="T607">nin. Both absorption mechanisms tend to drop following UV-A exposure for pheomelanin. We therefore suggest that eum</text:span><text:span text:style-name="T609">e</text:span><text:span text:style-name="T607">lanin and pheomelanin could be differentiated accordin</text:span><text:span text:style-name="T609">g </text:span><text:span text:style-name="T607">to their spectral response</text:span><text:span text:style-name="T609">s</text:span><text:span text:style-name="T607"> to UVA irradiation.” </text:span><text:span text:style-name="T609">(Ou-Yang, 2004)</text:span><text:span text:style-name="T607"> </text:span><text:span text:style-name="T606"><text:s/></text:span></text:p>
      <text:p text:style-name="P347"/>
      <text:p text:style-name="P347"><text:span text:style-name="T588"><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9">(Kernbach 2019). </text:span></text:p>
      <text:p text:style-name="P341"/>
      <text:p text:style-name="P436">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0">(Kernbach, 2019)</text:span></text:p>
      <text:p text:style-name="P343"/>
      <text:p text:style-name="P343"><text:s text:c="4"/><text:span text:style-name="T612">Other researchers, Kravchenko and Savaliev <text:s/>investigated the ability of devices to monitor superweak natural radiation, interestingly, as the human body interacts with the earths </text:span><text:span text:style-name="T614">geo</text:span><text:span text:style-name="T612">-magnetic field </text:span><text:span text:style-name="T614">noting it’s application to covert intelligence surveillance</text:span><text:span text:style-name="T612">: <text:s/></text:span></text:p>
      <text:p text:style-name="P343"/>
      <text:p text:style-name="P437"><text:span text:style-name="T212">. In . Mediko - ecological firm Light 2, Ufa State Aircraft Technical University , g . Ufa Medico - environmental firm " Light 2" for the period 1990 ... </text:span><text:span text:style-name="T213">In 2009</text:span><text:span text:style-name="T212"> . developed and a number of devices for measuring ultra-weak electromagnetic fields of the natural field of the Earth and re-emitted by various objects . These devices , represent a selective receivers electromagnetic fields in the range of 5 .</text:span><text:span text:style-name="T213">to</text:span><text:span text:style-name="T212">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5">covert</text:span><text:span text:style-name="T214"> intelligence</text:span><text:span text:style-name="T212"> and can be used : </text:span></text:p>
      <text:p text:style-name="P454">· Detection of human exposure to the anomalies of terrestrial radiation , in including , electromagnetic in the so-called geopathic zones , for example , when placing hospital beds , planning workplaces , when construction of residential buildings . </text:p>
      <text:p text:style-name="P454">· Biofield measurements for the purpose of medical diagnosis and test different effects on a person , as psychophysical , psychotropic drugs , bioenergy amplifiers and protective devices . </text:p>
      <text:p text:style-name="P9"/>
      <text:p text:style-name="P380"><text:soft-page-break/>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24">·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24">·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80">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1">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33">Coil </text:span>Generator <text:span text:style-name="T534">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46">As seen in the Puthoff A-B Generator </text:span>Phase/Group Velocities <text:span text:style-name="T446">are disassociated, this is a product of a photon with nonzero-mass. <text:s/>The A-B Generator is a helical toroid in a circle, thus always accelerating, according to Persinger the phase modulation has the capacity to mediate unlimited </text:span><text:soft-page-break/><text:span text:style-name="T446">information with little energy and phase locking is the key to information copies, the patterns in the EM fields. <text:s/>Karbowski points to this mechanism in terms of information, </text:span><text:span text:style-name="T192">“the coupling of specific temporally patterned magnetic fields with ‘quantum well’ like point durations a</text:span><text:span text:style-name="T446">n</text:span><text:span text:style-name="T192">d a ‘single’ wavelength might be employed as a carrier upon w</text:span><text:span text:style-name="T446">h</text:span><text:span text:style-name="T192">ich specific information could be coded w</text:span><text:span text:style-name="T446">h</text:span><text:span text:style-name="T192">ich then penetrat</text:span><text:span text:style-name="T446">e</text:span><text:span text:style-name="T192">s into cells and remains there for an hour”. </text:span><text:span text:style-name="T444">(Karbowski, 2016b). <text:s/></text:span><text:span text:style-name="T446">In other research the Persinger Group has found such a phenomenon as ‘water memory’ of potentials. Memory in the Brain, a water based organ, is related to thixotropy and viscosity, </text:span><text:span text:style-name="T483">viscosity is increased by the A-B Effect according to Sokolova (McCarron, 2021, ‘Ch. 8: Quantum Consciousness’)</text:span><text:span text:style-name="T446">. One physical attribute to keep in mind is that a toroid with a gap will leak magnetic flux, </text:span><text:span text:style-name="T274">like the hippocampus and toroids</text:span><text:span text:style-name="T446">, </text:span><text:span text:style-name="T274">gapped systems have long range entanglement, </text:span><text:span text:style-name="T446">as we shall see below in the medical section in dealing with the toroidal hippocampus, which mediates information or memory. <text:s/></text:span></text:p>
      <text:p text:style-name="P280"/>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46">n</text:span><text:span text:style-name="T174">sitivity for cells has been shown for frequency modulated (FM) weak magnetic fields. </text:span>(Rouleau, 2015)<text:span text:style-name="T174">”</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23">or ascending</text:span> 2ms <text:span text:style-name="T523">between which </text:span><text:s/></text:p>
      <text:p text:style-name="P403"/>
      <text:p text:style-name="P406"/>
      <text:p text:style-name="P406">“The rates of rotation of the magnetic field that were most effective involved 20ms reference intervals. Addition or subtraction of 2ms as the field moves around the solenoid produced a changing angular velocity.” (Scott, 2015)</text:p>
      <text:p text:style-name="P406"/>
      <text:p text:style-name="P403"/>
      <text:p text:style-name="P430"/>
      <text:p text:style-name="P76"/>
      <table:table table:name="Table1" table:style-name="Table1">
        <table:table-column table:style-name="Table1.A"/>
        <table:table-column table:style-name="Table1.B"/>
        <table:table-row>
          <table:table-cell table:style-name="Table1.A1" office:value-type="string">
            <text:p text:style-name="P470">1ms Point Duration - <text:span text:style-name="T446">Electron</text:span></text:p>
          </table:table-cell>
          <table:table-cell table:style-name="Table1.A1" office:value-type="string">
            <text:p text:style-name="P470">3ms Point Duration - <text:span text:style-name="T446">Proton</text:span></text:p>
          </table:table-cell>
        </table:table-row>
        <table:table-row>
          <table:table-cell table:style-name="Table1.A1" office:value-type="string">
            <text:list xml:id="list685028708" text:style-name="L5">
              <text:list-item>
                <text:p text:style-name="P490">increased free protons</text:p>
              </text:list-item>
              <text:list-item>
                <text:p text:style-name="P490">pH increased aciditiy</text:p>
              </text:list-item>
              <text:list-item>
                <text:p text:style-name="P490">proton expand one planck length</text:p>
              </text:list-item>
              <text:list-item>
                <text:p text:style-name="P490">changes in pH only during increasing angular momentum. </text:p>
              </text:list-item>
              <text:list-item>
                <text:p text:style-name="P492">1 ms electron pulse 1000 fold increase in photon emissions</text:p>
              </text:list-item>
            </text:list>
            <text:p text:style-name="P108"><text:soft-page-break/></text:p>
            <text:p text:style-name="P122"><text:span text:style-name="T173">“</text:span><text:span text:style-name="T296">The magnetic moment of the circulating current created by an electron moving in its closed path is 9.274·10</text:span><text:span text:style-name="T8">-24</text:span><text:span text:style-name="T296"> A·m</text:span><text:span text:style-name="T8">2</text:span><text:span text:style-name="T296"> (J·T</text:span><text:span text:style-name="T8">-1</text:span><text:span text:style-name="T296"> ). Hence the required magnetic field strength would be the ratio or 1.01·10</text:span><text:span text:style-name="T8">-1</text:span><text:span text:style-name="T296"> T. If the square of that value (1.02·10</text:span><text:span text:style-name="T8">-2</text:span><text:span text:style-name="T296"> T </text:span><text:span text:style-name="T8">2</text:span><text:span text:style-name="T29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1">(Persinger, 2014)</text:span></text:p>
          </table:table-cell>
          <table:table-cell table:style-name="Table1.A1" office:value-type="string">
            <text:list xml:id="list182920588330211" text:continue-numbering="true" text:style-name="L5">
              <text:list-item>
                <text:p text:style-name="P490">Increased free protons</text:p>
              </text:list-item>
              <text:list-item>
                <text:p text:style-name="P491">pH increased acidity</text:p>
              </text:list-item>
              <text:list-item>
                <text:p text:style-name="P491">proton expand one planck length</text:p>
              </text:list-item>
              <text:list-item>
                <text:p text:style-name="P499"><text:span text:style-name="T295">changes in pH only during increasing angular momentum </text:span><text:span text:style-name="T297">in toroid, descending in solenoid array.</text:span></text:p>
              </text:list-item>
              <text:list-item>
                <text:p text:style-name="P493">3ms point durations participate in Ca Ion <text:soft-page-break/>channels (aka CamKII in μtubule) (Persinger 2010, 821)</text:p>
              </text:list-item>
              <text:list-item>
                <text:p text:style-name="P484"><text:span text:style-name="T287">3ms gives 1-5nT in the E-W component of the static geomagnetic field </text:span><text:span text:style-name="T446">(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1">(Persinger, 2014)</text:span></text:p>
            <text:p text:style-name="P128"/>
          </table:table-cell>
        </table:table-row>
      </table:table>
      <text:p text:style-name="P76"/>
      <text:p text:style-name="P78"/>
      <text:p text:style-name="P281">Recalling that the toroid helix is in a circular arrangement this arrangement with changing rates or modulation have an odd effect that Rouleau finds could violate causality: </text:p>
      <text:p text:style-name="P118"/>
      <text:p text:style-name="P466">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1">(Rouleau, 2015)</text:span></text:p>
      <text:p text:style-name="P466"/>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0">Ch. 3. ‘Neuroweapons’</text:span>).</text:p>
      <text:p text:style-name="P165"/>
      <text:p text:style-name="P166"><text:soft-page-break/><text:s text:c="4"/>The issue of a second derivative of fields is given as an example where a wave produces a background field for itself by itself.</text:p>
      <text:p text:style-name="P452">Quote from section 108, page 349 of the authoritative Landau and Lifshitz (1975)</text:p>
      <text:p text:style-name="P424">textbook:</text:p>
      <text:p text:style-name="P424">“Since it has definite energy, the gravitational wave is itself is the source of some</text:p>
      <text:p text:style-name="P424">additional gravitational field (static g-field). Like the energy producing it, this field is a</text:p>
      <text:p text:style-name="P424">second-order effect in the <text:span text:style-name="T241">hik</text:span>. But in the case of high-frequency gravitational waves the</text:p>
      <text:p text:style-name="P424">effect is significantly strengthened: the fact that the pseudotensor <text:span text:style-name="T241">tik </text:span>is quadratic in the</text:p>
      <text:p text:style-name="P424">derivatives of the <text:span text:style-name="T241">hik </text:span>introduces the large factor λ-2. In such a case we may say that the</text:p>
      <text:p text:style-name="P424">wave itself produces the background field (static g-field) on which it propagates. This</text:p>
      <text:p text:style-name="P424">[static g] field is conveniently treated by carrying out the averaging described above over</text:p>
      <text:p text:style-name="P424">regions of four-space with dimensions large compared to λ. Such an averaging smooths</text:p>
      <text:p text:style-name="P424">out the short-wave “ripple” and leaves the slowly varying background metric (static gfield).”</text:p>
      <text:p text:style-name="P421">(Brackets and underline added for clarity and emphasis.) <text:span text:style-name="T490">(Baker, 2010)</text:span></text:p>
      <text:p text:style-name="P421"/>
      <text:p text:style-name="P348"><text:span text:style-name="T321">Returning to the issue of ‘jerks’ from above it is also used in the HFGW system of Dr. Robert Baker (2010). Baker speaks of jerks as a cascade like effect. The jerks add force </text:span><text:span text:style-name="T324">(see Chiao et al, 2017)</text:span><text:span text:style-name="T321">, and in a circular constant accelerating circuit the change in force (</text:span><text:span text:style-name="T106">Δ</text:span><text:span text:style-name="T107">f</text:span><text:span text:style-name="T321">),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6"/>
      <text:p text:style-name="P72"><text:s text:c="4"/><text:span text:style-name="T447">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1">o</text:span><text:span text:style-name="T447">lenoids. Som</text:span><text:span text:style-name="T535">e</text:span><text:span text:style-name="T447"> of the physical phenomenon they have observed are </text:span></text:p>
      <text:p text:style-name="P107"/>
      <text:list xml:id="list2729880794" text:style-name="L6">
        <text:list-item>
          <text:p text:style-name="P500"><text:span text:style-name="T299">appearance of </text:span><text:span text:style-name="T298">lo</text:span><text:span text:style-name="T300">n</text:span><text:span text:style-name="T298">gitudinal photon, the non-local effects for nong</text:span><text:span text:style-name="T300">au</text:span><text:span text:style-name="T298">ge fields for the Ahronov-Bohm effect and altered access to Casimir sources.</text:span></text:p>
        </text:list-item>
        <text:list-item>
          <text:p text:style-name="P500"><text:span text:style-name="T298">Ahronov-Bohm effect Flux can be curved into a finite toroid </text:span><text:span text:style-name="T299">(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1">with the base unit of the human brain at 1ms</text:span>. <text:s/>They use 20ms as the starting point for ascending and descending rhythms in 2ms increments, <text:span text:style-name="T448">in this case for a solenoid experiment</text:span>:</text:p>
      <text:p text:style-name="P107"/>
      <text:p text:style-name="P399"><text:span text:style-name="T192">“</text:span>The second derivative component (assuming the circular rotation is always accelerating and is a “first derivat<text:span text:style-name="T448">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8">(Persinger, 2016).</text:span></text:p>
      <text:p text:style-name="P119"/>
      <text:p text:style-name="P124"><text:soft-page-break/><text:span text:style-name="T448">One property observed is that there can be a boost by up to 10x in entanglement when the frequencies are phase matched between two entangled coils, </text:span>“<text:span text:style-name="T194">when the rotational frequency of the circular magnetic fields within the 2 vols of spring water had been phase matched the frequency of </text:span><text:span text:style-name="T448">th</text:span><text:span text:style-name="T194">e product of the magnetic field intensity and the protons magnetic moment, the excess correlations shift towards </text:span><text:span text:style-name="T448">alkalinity</text:span><text:span text:style-name="T194"> increased by 10x with the non-local volume.”</text:span><text:span text:style-name="T448">(Persinger, 2016). This effect of an dramatic increase is also observed by </text:span><text:span text:style-name="T279">Samokhvalov </text:span><text:span text:style-name="T449">2016</text:span><text:span text:style-name="T448">. <text:s/>Solenoid is a different geometry of a toroid, this geometrical basis gives different rhythms for entanglement. </text:span></text:p>
      <text:p text:style-name="P107"/>
      <text:p text:style-name="P182">The difference in ascending and descending rhythms is observed by Soroka:</text:p>
      <text:p text:style-name="P433"/>
      <text:p text:style-name="P43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0">(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35">The A-B Generator is referred to as a TCS device rather than a </text:span><text:span text:style-name="T552">Transcranial Magnetic Stimulation</text:span><text:span text:style-name="T535"> device, </text:span><text:span text:style-name="T552">which is used in treating epilepsy with different coil constructions and patterns around brain areas. Saroka provides an explanation to the difference between the two</text:span><text:span text:style-name="T535">: </text:span></text:p>
      <text:p text:style-name="P145"><text:soft-page-break/></text:p>
      <text:p text:style-name="P432"><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1">(Saroka, 2013) </text:span><text:s/><text:span text:style-name="T552">[for more on the pharmacological aspect of this technology see ‘Entanglement Medicine’ git repository]</text:span></text:p>
      <text:p text:style-name="P432"/>
      <text:p text:style-name="P144"><text:s text:c="4"/><text:span text:style-name="T521">The main </text:span>diff<text:span text:style-name="T521">erence</text:span> between TMS and T<text:span text:style-name="T521">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300"/>
      <text:p text:style-name="P309">[is TMS pulsed or continuous waves?]</text:p>
      <text:p text:style-name="P27"/>
      <text:p text:style-name="P269">III. <text:span text:style-name="T281">Brain Profile: Havana Syndrome, Epilepsy and Non-Local EEG Studies</text:span></text:p>
      <text:p text:style-name="P27"/>
      <text:p text:style-name="P197">Profile of an Attacked Brain</text:p>
      <text:p text:style-name="P34"><text:s text:c="4"/><text:span text:style-name="T563">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392"><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3">(Balaban et al, 2020)</text:span></text:p>
      <text:p text:style-name="P34"/>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4">(Singh, 2018)</text:span>. <text:span text:style-name="T602">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7"><draw:image xlink:href="Pictures/1000000000000477000001A32F9398E4733C66C7.jpg" xlink:type="simple" xlink:show="embed" xlink:actuate="onLoad" loext:mime-type="image/jpeg"/></draw:frame><text:soft-page-break/></text:p>
      <text:p text:style-name="P189"><text:s/><text:span text:style-name="T514">(Balaban et al, 2020)</text:span></text:p>
      <text:p text:style-name="P189"/>
      <text:p text:style-name="P34"><text:span text:style-name="T450"><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4">I. Cosic </text:span><text:span text:style-name="T450">in 1994 proposed an alternative </text:span><text:span text:style-name="T598">to</text:span><text:span text:style-name="T450"> the JAK-STAT pathway based on molecular resonance, </text:span><text:span text:style-name="T553">Resonant Recogntion Model</text:span><text:span text:style-name="T450">, </text:span><text:span text:style-name="T484">also derived from Frohlich, originally molecular resonance was credited to P. Jordan</text:span><text:span text:style-name="T450">. <text:s/>Readers of Quantum Physics and Quantum Biology that have studied the originator of these ideals Pascual Jordan, the former Nazi physicist and secret weapons developer, </text:span><text:span text:style-name="T484">with molecular resonance, which was attacked by L. Pauling</text:span><text:span text:style-name="T450">.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98">who adapted Pauling’s ideals</text:span><text:span text:style-name="T450">. <text:s/></text:span><text:span text:style-name="T598">Jordan’s</text:span><text:span text:style-name="T450"> ideal was correct but misapplied. <text:s/>At the Brain Institute he worked with the founders of modern molecular biology (McCarron, 2021, ch. </text:span><text:span text:style-name="T484">8 Quantum Consciousness</text:span><text:span text:style-name="T450">)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4">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5">w</text:span><text:span text:style-name="T484">ith the frequ</text:span><text:span text:style-name="T485">e</text:span><text:span text:style-name="T484">ncy of the incident radiation…. </text:span><text:span text:style-name="T554">[see synchronization above].</text:span><text:span text:style-name="T484"> </text:span><text:span text:style-name="T485">Resonance also takes place in cases when the frequency of absorption of an EM wave of any molecule coincides with the frequency of incident radiation.</text:span><text:span text:style-name="T484">” (McCarron 2021, Ch. 8). </text:span><text:span text:style-name="T450">It is also in this area of research that viscosity becomes a</text:span><text:span text:style-name="T553">n</text:span><text:span text:style-name="T450">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1">Nuclear or atomic reactions are not usually thought of as </text:span><text:span text:style-name="T452">occurring</text:span><text:span text:style-name="T451"> in our brains or body in general. <text:s/>The reason we think is because our brains are a very large network of electrical reactions, electricity coming from the magnetic interaction with a</text:span><text:span text:style-name="T452">n</text:span><text:span text:style-name="T451">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3">micro</text:span><text:span text:style-name="T451">tubules as discussed above. <text:s/></text:span></text:p>
      <text:p text:style-name="P27"><text:s text:c="5"/><text:span text:style-name="T451">Persinger supplies a theory explaining how thixotropy </text:span><text:span text:style-name="T554">and viscocity</text:span><text:span text:style-name="T451"> influences neurons, </text:span><text:span text:style-name="T554">including the generation of EEG amplitudes through Casimir Effect</text:span><text:span text:style-name="T451">, this is a key element as we shall see that </text:span><text:soft-page-break/><text:span text:style-name="T553">EM </text:span><text:span text:style-name="T451">influences thixotropy </text:span><text:span text:style-name="T553">(liquid layer seperating, phase states, boundaries)</text:span><text:span text:style-name="T451"> which i</text:span><text:span text:style-name="T553">mpacts</text:span><text:span text:style-name="T451"> viscosity which may explain the changes in </text:span><text:span text:style-name="T553">gray and white matter </text:span><text:span text:style-name="T451">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67">Brain Waves are EM transmissions that are produced through the neural networks in the human brain they are affected by EM fields the following ways (Ye et al, 2019):</text:span></text:p>
      <text:p text:style-name="P134"/>
      <text:p text:style-name="P415">1. direct alteration of neuronal excitability</text:p>
      <text:p text:style-name="P415">2. alteration of ion channel functional</text:p>
      <text:p text:style-name="P415">3. alteration of synaptic transmission</text:p>
      <text:p text:style-name="P415">4. interruption of ephaptic effects <text:span text:style-name="T467">(electrical conduction of a nerve impulse across an ephapse without the mediation of a neruotransmitter) </text:span></text:p>
      <text:p text:style-name="P415"/>
      <text:p text:style-name="P155">As we are dealing with EM potentials rather then electrical impulses in terms of these generators we are interfacing with quantum effects through the A-B generators.</text:p>
      <text:p text:style-name="P151"/>
      <text:p text:style-name="P151"><text:span text:style-name="T463"><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54">or quantization</text:span><text:span text:style-name="T463">), Out of which come through the interaction of magnetic </text:span><text:span text:style-name="T554">A</text:span><text:span text:style-name="T463"> </text:span><text:span text:style-name="T465">Vector Magnetic </text:span><text:span text:style-name="T463">Potential with electrostatic field </text:span><text:span text:style-name="T465">(E)</text:span><text:span text:style-name="T463"> electron and proton pumping from the Casimir Effect induced vacuum fluctuations, </text:span><text:span text:style-name="T465">there is a gravitational analog to this EM version as well</text:span><text:span text:style-name="T463">. </text:span><text:span text:style-name="T467">Koren explains the interaction between EM and Casimir: </text:span></text:p>
      <text:p text:style-name="P183"/>
      <text:p text:style-name="P41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7">(Koren 2016)</text:span></text:p>
      <text:p text:style-name="P414"/>
      <text:p text:style-name="P157">One important element in their understandings of how A-B works with Brain chemistry is that of the 1.42 GHz hydrogen line, a common universal wavelength. As explained by Saroka: <text:s/></text:p>
      <text:p text:style-name="P137"/>
      <text:p text:style-name="P41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4">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8">(Saroka, 2013)</text:span></text:p>
      <text:p text:style-name="P138"/>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521">(.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65">due to t</text:span><text:span text:style-name="T44">he space formed by the A vector potential and the electron drift</text:span>: </text:p>
      <text:p text:style-name="P148"/>
      <text:p text:style-name="P131"/>
      <text:p text:style-name="P41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65">(Koren, 2016)</text:span></text:p>
      <text:p text:style-name="P131"/>
      <text:p text:style-name="P164">Persinger identifies photon entanglement with Orthogonal Fields <text:span text:style-name="T555">(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12"><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5">[1]</text:span> the value solves for the Bohr magneton or the orbital magnetic moment of an electron. <text:span text:style-name="T465">(Koren, 2016) </text:span></text:p>
      <text:p text:style-name="P152"/>
      <text:p text:style-name="P154">Spins are related to AM, electron spins are transported into protein molecules:</text:p>
      <text:p text:style-name="P154"/>
      <text:p text:style-name="P413"><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3">(Koren, 2016)</text:span></text:p>
      <text:p text:style-name="P152"/>
      <text:p text:style-name="P154"><text:soft-page-break/>Koren equates the ability for such transport to that of Cosic’s alternative magnetic <text:span text:style-name="T555">molecular </text:span>pathway using Resonant Recogn<text:span text:style-name="T598">i</text:span>tion Model which mirrors the electrochemical pathway of JAK-STAT. <text:s/>This is similar to Norseen’s use of MT-10 as electrochemical biocomputation and MT-13 as magnetic biocomputation. <text:span text:style-name="T486">In this regards of computation Bandyopadhyay et al have found that there are binary streams of neurons in axon core, neuron membrane. (McCarron, 2021, Ch.8) </text:span><text:span text:style-name="T487">According to Hameroff (2014) MT cilia are quantum optical devices, MT cilia are also in the retinal rods and cones of the Eye, detect ph</text:span><text:span text:style-name="T507">o</text:span><text:span text:style-name="T487">tons quantum information. </text:span><text:span text:style-name="T507">Dotta (2014) has found that for Microtubules that the temporal pattern is more important then amplitude thresholds:</text:span></text:p>
      <text:p text:style-name="P474"/>
      <text:p text:style-name="P475">“The close correspondence between the intrinsic rotational frequency (9.6 Hz) of the angular accelerating magnetic fields and the 9.4 to 9.5 Hz conspicuous peaks in power density of photon emissions from the <text:span text:style-name="T507">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8">temporal structure</text:span> of the applied magnetic field, particularly when it simulates intrinsic biological or biochemical processes, may be more important than previously considered.” <text:span text:style-name="T231">(Dotta et al, 2014) </text:span><text:span text:style-name="T507">[emphasis added]</text:span></text:p>
      <text:p text:style-name="P32"/>
      <text:p text:style-name="P154">In research done by Ye et al (2019) in the treatment of seizures studied the effect of EM on epileptic seizures. The effects of time varying (phase/frequency) magnetic field are gene<text:span text:style-name="T216">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66">(Ye et al, 2019)</text:span></text:p>
      <text:p text:style-name="P30"/>
      <text:p text:style-name="P154">EM among other products releases endocrine messages through it’s interaction with magneto-receptive areas of the brain, such as that in the visual organs <text:span text:style-name="T555">which contain magnetoreception</text:span>. <text:s/></text:p>
      <text:p text:style-name="P215"/>
      <text:p text:style-name="P215">Neurons and Brain Waves <text:s text:c="3"/></text:p>
      <text:p text:style-name="P176"><text:span text:style-name="T234"><text:s text:c="4"/></text:span>With the insights of the contribution of the Casimir effect to neuronal firing at the nano-scale of the Brain <text:span text:style-name="T476">(see McCarron, 2021, Ch8. Quantum Consciousness), </text:span><text:span text:style-name="T477">Norseen talked of the Casimir Effect as energy of the vacuum </text:span><text:span text:style-name="T598">(ZPE)</text:span><text:span text:style-name="T477">,</text:span> <text:span text:style-name="T598">w</text:span>e are now ready to see how these neuronal firings <text:span text:style-name="T598">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8">magnitude</text:span> output <text:span text:style-name="T458">of magnetic fields (μT)</text:span> at the various locations in the Brain, such that an area of interest such as EEG location F7 is mapped to the Broadmann Area 44 or Broca’s Area. <text:span text:style-name="T458">The waves are categorized into different wave zones, such as theta 4-8Hz, Alpha 8Hz-12Hz, Gamma &gt;=30Hz, These waves have a directional flow from r</text:span><text:span text:style-name="T459">ostral-cuadal </text:span><text:span text:style-name="T458">(front-to-back)</text:span><text:span text:style-name="T459"> axis 4m/s</text:span><text:span text:style-name="T9">-1</text:span><text:span text:style-name="T459">, which recycles every 25ms </text:span><text:span text:style-name="T458">(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8">(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3"><text:s text:c="5"/><text:span text:style-name="T561">A cold war warrior with British Secret Services whose specialty was in microwave technology as part of Electronic Warfare, Barry Trower, once pointed out that a frequency of a 6.6Hz signal focues at a human brain causes such symptoms as anger </text:span><text:span text:style-name="T598">and </text:span><text:span text:style-name="T561">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2">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54"><text:s text:c="4"/>Above we covered some of the findings of the Verma et al Havana Syndrome study. In it there was differentiation in gray Matter and White Matter of the Brains of those affected. <text:s/></text:span><text:span text:style-name="T556">Verma </text:span><text:span text:style-name="T455">et al </text:span><text:span text:style-name="T556">shows that the primary areas affected were the visualspatial circuitry, as mentioned by Norseen BA 17 </text:span><text:span text:style-name="T455">&amp; </text:span><text:span text:style-name="T556">18, </text:span><text:span text:style-name="T455">which is to say the visual perceptrons, Norseen relates, <text:s/></text:span><text:span text:style-name="T456">percepts and imagination are ph</text:span><text:span text:style-name="T455">o</text:span><text:span text:style-name="T456">ton fields </text:span><text:span text:style-name="T455">(N</text:span><text:span text:style-name="T456">orseen 1999), </text:span><text:span text:style-name="T455">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55">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5">(McCarron, 2021, Ch. 11)</text:span><text:span text:style-name="T455">.</text:span><text:span text:style-name="T556"> <text:s/>Verma et al also show that the most affected side of the brain was the right side, which Persinger shows the right temporal lobes to be most affected by non-local effects, </text:span><text:span text:style-name="T455">also Right Temporal Lobe Epilepsy (RTLE)</text:span><text:span text:style-name="T556">. </text:span><text:span text:style-name="T455">In RTLE there is a difference as seen below between those with Hippocampal Lesions (HL), that do not match the Non-Local Transmission Profile </text:span><text:span text:style-name="T457">(NTP)</text:span><text:span text:style-name="T455"> and RTLE-</text:span><text:span text:style-name="T457">No</text:span><text:span text:style-name="T455"> without HL </text:span><text:span text:style-name="T457">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6">parahippocampal region </text:span><text:span text:style-name="T457">is </text:span><text:span text:style-name="T456">affected by gravitoelectromagnetism most (Persinger and Soroka 2014); parahippocampal could serve as singularity, </text:span><text:span text:style-name="T491">curvature singularities form from colliding Gravitational Waves (Baker, 2010),</text:span><text:span text:style-name="T456"> </text:span><text:span text:style-name="T457">since there is a gap that radiates magnetic flux with the parapippocampus having a toroid geometry</text:span><text:span text:style-name="T456"> (Persinger 2013), </text:span><text:span text:style-name="T196">Persinger speaks of </text:span><text:span text:style-name="T197">r</text:span><text:span text:style-name="T196">etrieval </text:span><text:span text:style-name="T198">in Harribance Configuration (HC) experiments</text:span><text:span text:style-name="T196"> from parahippocampal structures </text:span><text:span text:style-name="T211">on the </text:span><text:span text:style-name="T196">right side</text:span><text:span text:style-name="T456">.</text:span><text:span text:style-name="T457"> </text:span></text:p>
      <text:p text:style-name="P289"/>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9"/>
      <text:p text:style-name="P400"><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8031949"/><text:bookmark text:name="__tag_627834112"/><text:bookmark text:name="__tag_627834109"/><text:span text:style-name="T91"> </text:span><text:span text:style-name="T90">(Saniya et al, 2017)</text:span></text:p>
      <text:p text:style-name="P442"/>
      <text:p text:style-name="P340"><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5"/>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1637574524" text:style-name="L7">
        <text:list-item>
          <text:p text:style-name="P501"><text:span text:style-name="T286">BA 17,</text:span><text:span text:style-name="T283"> <text:s/>O1 and O2 projected to the occipital gyrus and </text:span><text:span text:style-name="Emphasis"><text:span text:style-name="T358">cuneus, </text:span></text:span><text:span text:style-name="Emphasis"><text:span text:style-name="T36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82920861204114" text:continue-numbering="true" text:style-name="L7">
        <text:list-item>
          <text:p text:style-name="P502"><text:span text:style-name="T303">BA 22, EEG T3/4: cited by Norseen working in tandem with BA 44 </text:span><text:span text:style-name="T304">(</text:span><text:span text:style-name="T303">Broca’s area in left hemisphere</text:span><text:span text:style-name="T304">)</text:span><text:span text:style-name="T303">. <text:s/>Sentence generator, Attend to happy angry voices, Deductive reasoning, auditory language, non-verbal sounds, previous eye movements. <text:s/>Categorization and organization, visualization and auditory cortex. <text:s/></text:span><text:span text:style-name="T304">Right (T4) and Left (T3) Superior Temporal Gyrus. <text:s/>Also, T3/4 is near the insula, which functions: copying emotional tones, object recogn</text:span><text:span text:style-name="T326">i</text:span><text:span text:style-name="T304">tion anxiety occurs in relation to it’s closeness to the Amygdala. <text:s/>BA 22 is part of Wernicke’s area, another language processing area of the brain. </text:span><text:span text:style-name="T305">epilep</text:span><text:span text:style-name="T304">tic aphasia can occur from BA 22 as well as Broca’s Area. </text:span><text:span text:style-name="T306">BA 22 in Havana Syndrome study is the Auditory Network, also referred to as temporal network by others. </text:span><text:span text:style-name="T304"><text:s/></text:span><text:span text:style-name="T307">Auditory Network L/R Superior Temporal Gyrus and Right Thalamus. </text:span><text:span text:style-name="T352">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01">In Scott 2015 spectral power densities correlated over F4 and T4 for non-local interactions.</text:p>
      <text:p text:style-name="P141"/>
      <text:p text:style-name="P468">“A cluster of significant non-parametric correlation coefficients could be identified for right hemispheric global power during the second half of the Effector field sequence containing somewhat after the termination of the field.” (Scott 2015, 679) <text:s/><text:span text:style-name="T224">Only temporal lobes were obviously effected by the unusual theta and gamma power changes. </text:span></text:p>
      <text:p text:style-name="P401"/>
      <text:p text:style-name="P402">T3/4 change in coherence is tied to function of the phase (freq) of the exp<text:span text:style-name="T524">e</text:span>riment and type of magnetic field (Scott, 2015, 683). Diminishment of coherence power theta right temporal lobes <text:soft-page-break/>of pairs <text:span text:style-name="T608">separated</text:span> by 6000km. Similar dimin<text:span text:style-name="T567">i</text:span>shment in the caudal temporal lobes (T5,6) during the effector field. In a test of non-local changes, one person listened to 6.5Hz tones, in their EEG th<text:span text:style-name="T524">e</text:span>re was a peak in the temporal lobe when the tone sounded, in the second person there was a trough in the EEG which is indicative of entanglement with inverse correlations. </text:p>
      <text:p text:style-name="P402"/>
      <text:p text:style-name="P402"/>
      <text:p text:style-name="P404">Temporal Lobes:</text:p>
      <text:p text:style-name="P404"><text:s text:c="5"/>Focus of studies by Persinger Group as area most involved in non-local interactions. <text:s/>In 2003 Persinger conducted a twin study where one twin had a<text:span text:style-name="T522">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04"/>
      <text:p text:style-name="P431">In a suggestion of the involv<text:span text:style-name="T567">e</text:span>ment of BA 22 another study found audio waves as generators of excess correlation rather then visual stimuli:</text:p>
      <text:p text:style-name="P431"/>
      <text:p text:style-name="P469">“<text:span text:style-name="T223">Burke (2013) found that when a toroid was placed over the head (level of temporal lobes) of each individual in a pairs </text:span><text:span text:style-name="T567">separated</text:span><text:span text:style-name="T223"> by about 400km. LORETA profiles indicated excess correlation in the activity within the temporal lobes of both subjects when one pair was exposed to sound patterns. The effect was not observed with visual stimuli.” (Scott, 2015, 667)</text:span></text:p>
      <text:p text:style-name="P404"/>
      <text:p text:style-name="P402"><text:s text:c="4"/><text:span text:style-name="T524">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90">“she reported ‘transmissions’ which usually involved more complex information… When this occurred there was a <text:span text:style-name="T567">re-normalization</text:span> of the EEG. When the transmission ended, the unusual profile of T3 and T4 returned. <text:span text:style-name="T1">There was additional similar activity over F7 and F8. </text:span></text:p>
      <text:p text:style-name="P390"/>
      <text:p text:style-name="P467">“<text:span text:style-name="T1">During the experiences that would be </text:span><text:span text:style-name="T567">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5">n</text:span><text:span text:style-name="T1"> occur suddenly in this group of patients.” </text:span></text:p>
      <text:p text:style-name="P467">Persinger et al, (2015) LORETA predicts Electromagnetic Sensitivity and ‘hearing voices’ in a predictable, increasingly <text:span text:style-name="T567">prevalent</text:span> subpopulation</text:p>
      <text:p text:style-name="P408"/>
      <text:p text:style-name="P83"/>
      <text:p text:style-name="P146">3. Language Processing, Broca’s Area</text:p>
      <text:p text:style-name="P146"/>
      <text:list xml:id="list3845308426" text:style-name="L8">
        <text:list-item>
          <text:p text:style-name="P503"><text:span text:style-name="T308">BA 44, Right and Left Inferior Frontal Gyrus </text:span><text:span text:style-name="T309">(IFG)</text:span><text:span text:style-name="T308">. Functions: working memory (visual/auditory), attention filtering, facial emotion processing, sustained attention, </text:span><text:span text:style-name="T286">mirror others, grapheme-to-phoneme, phonemes</text:span><text:span text:style-name="T308">. Epileptic seizures start at F8 </text:span><text:span text:style-name="T310">(Quintero-Rincon, 2016)</text:span><text:span text:style-name="T308">. </text:span><text:span text:style-name="T311">Frontal Eye field left and right, </text:span><text:span text:style-name="T312">see </text:span><text:span text:style-name="T283">Shirer, W.R., et al., Decoding subject-driven cognitive states with whole-brain connectivity patterns. Cerebral Cortex 2012. </text:span><text:span text:style-name="T311">. </text:span><text:span text:style-name="T309">BA 44 according to Verma 2019 contains </text:span><text:span text:style-name="T283">Frontal Operculum </text:span><text:span text:style-name="T309">and IFG [see Norseen on IFG and Biofusion].</text:span></text:p>
        </text:list-item>
      </text:list>
      <text:p text:style-name="P81"/>
      <text:p text:style-name="P84"/>
      <text:p text:style-name="P146">4. Memory Retrieval/Storage, Parahippocampus</text:p>
      <text:p text:style-name="P146"><text:soft-page-break/></text:p>
      <text:list xml:id="list182922039475204" text:continue-numbering="true" text:style-name="L8">
        <text:list-item>
          <text:p text:style-name="P504"><text:span text:style-name="T313">EEG T5/6: parahippocampal gyrus </text:span><text:span text:style-name="T314">(Scott, 2015) <text:s/></text:span><text:span text:style-name="T315">dorsal hippocampal commissure mediate information between the hippocampal formations within left and right hemisphere (Scott, 2015) “topographical map clusters indicated the domain of maximum coherence was with</text:span><text:span text:style-name="T344">i</text:span><text:span text:style-name="T315">n the right caudal hemisphere within </text:span><text:span text:style-name="T316">t</text:span><text:span text:style-name="T315">he volume occupied by the parahippocampal gyrus.” (Scott, 2015)</text:span></text:p>
        </text:list-item>
      </text:list>
      <text:p text:style-name="P434"/>
      <text:list xml:id="list182922329662795" text:continue-numbering="true" text:style-name="L8">
        <text:list-item>
          <text:p text:style-name="P505"><text:span text:style-name="T349">T6- right caudal temporal lobe, area of most excess corellation in Harribance Configuration right </text:span><text:span text:style-name="T315"><text:s/></text:span></text:p>
          <text:p text:style-name="P494"/>
        </text:list-item>
        <text:list-item>
          <text:p text:style-name="P495">Isoelectric lines <text:span text:style-name="T557">(anisotropy)</text:span> switched from clockwise to counterclockwise at onset of field.</text:p>
        </text:list-item>
      </text:list>
      <text:p text:style-name="P405"/>
      <text:list xml:id="list182921488460383" text:continue-numbering="true" text:style-name="L8">
        <text:list-item>
          <text:p text:style-name="P506"><text:span text:style-name="T315">the changing rate creates a second derivative in the magnetic field. <text:s/>A second derivative is </text:span><text:span text:style-name="T287">a secondarily-Induced Magnetic Field. Analogy: influencing the change of a change (Persinger, 2010), </text:span><text:span text:style-name="T327">also see Chiao above </text:span><text:span text:style-name="T348">for Gravitational equivalent</text:span><text:span text:style-name="T327">. </text:span></text:p>
        </text:list-item>
      </text:list>
      <text:p text:style-name="P451"/>
      <text:list xml:id="list182922430445052" text:continue-numbering="true" text:style-name="L8">
        <text:list-item>
          <text:p text:style-name="P507"><text:span text:style-name="T317">“According to Bear (1996) this 7-40Hz superposition may set the condition for interactio</text:span><text:span text:style-name="T328">n</text:span><text:span text:style-name="T317"> between the hippocampal process associated with memory consolidation and </text:span><text:span text:style-name="T328">retrieval</text:span><text:span text:style-name="T317"> and its integration with information represented within the entire cerebral cortical manifold.” (Rouleau, 2015b)</text:span></text:p>
        </text:list-item>
      </text:list>
      <text:p text:style-name="P419"/>
      <text:list xml:id="list182921448879407" text:continue-numbering="true" text:style-name="L8">
        <text:list-item>
          <text:p text:style-name="P507"><text:span text:style-name="T329">Hippocoampus is toroidal, leaking magnetic flux. It is strongly affected by the phase vector of B. (intensities match Geomagnetic Field and Schumann Resonance) </text:span><text:span text:style-name="T316">(Rouleau, 2015b)</text:span></text:p>
        </text:list-item>
      </text:list>
      <text:p text:style-name="P416"/>
      <text:list xml:id="list182921743342351" text:continue-numbering="true" text:style-name="L8">
        <text:list-item>
          <text:p text:style-name="P508"><text:span text:style-name="T33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1">(Ye et al, 2019). </text:span></text:p>
        </text:list-item>
      </text:list>
      <text:p text:style-name="P429"/>
      <text:list xml:id="list182922749983613" text:continue-numbering="true" text:style-name="L8">
        <text:list-item>
          <text:p text:style-name="P508"><text:span text:style-name="T332">“Rose and his colleagues found that a temporal pattern of electric current associated with a single priming pulse followed 150 ms later by four rapid pulses (equivalent to ~100 Hz) resulted in significant LTP </text:span><text:span text:style-name="T352">[memory consolidation]</text:span><text:span text:style-name="T332">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3">(Dotta, 2014)</text:span></text:p>
        </text:list-item>
      </text:list>
      <text:p text:style-name="P450"/>
      <text:p text:style-name="P298"/>
      <text:p text:style-name="P310"><text:span text:style-name="T462">Harribance Configuration, Increased </text:span>Power Shifts in EEG SPD <text:span text:style-name="T526">and gray Matter Changes</text:span>:</text:p>
      <text:p text:style-name="P310"/>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56">F8 and T4 most important for non-local interactions between reader and target </text:span><text:span text:style-name="T475">(receiver and emitter). </text:span></text:p>
      <text:p text:style-name="P303"/>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27">digitized signal converted to 44100Hz sampling rates, 2μV 10% max. audio amplitude. </text:span><text:span text:style-name="T469">The signal was transmitted for 20s per 1 min. </text:span><text:span text:style-name="T592">In power shifts the shift is </text:span><text:span text:style-name="T593">2</text:span><text:span text:style-name="T116">μ</text:span><text:span text:style-name="T593">V shifts in EEG </text:span><text:span text:style-name="T557">when applying HC, </text:span><text:span text:style-name="T592">for instance the T4 location shifted up </text:span><text:span text:style-name="T593">2</text:span><text:span text:style-name="T116">μ</text:span><text:span text:style-name="T593">V.</text:span><text:span text:style-name="T469">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2"><text:s text:c="5"/>Saroka has noted that specific brain functional areas are affected by the HC:</text:p>
      <text:p text:style-name="P302"/>
      <text:p text:style-name="P409">increased intercortical coherence with EM frequency modulation leads to increased activity in the ventral temporal lobe, increased gamma power within the right prefrontal region and the anterior portions of temporal lobe. <text:span text:style-name="T461">(Saroka, 2013)</text:span></text:p>
      <text:p text:style-name="P156"/>
      <text:p text:style-name="P156">Again another commonality with epilepsy is that Saroka noted that the profile is similar to that of complex partial ep<text:span text:style-name="T568">i</text:span>leptic-like subjective reports which is k<text:span text:style-name="T568">n</text:span>own to be associated with focal stimulation of the temporal lobe. <text:span text:style-name="T461">(Saroka, 2013)</text:span><text:span text:style-name="T174"> </text:span></text:p>
      <text:p text:style-name="P301"/>
      <text:p text:style-name="P301"><text:s text:c="4"/><text:span text:style-name="T469">The HC affects the following Brain Wave bands the most:</text:span></text:p>
      <text:p text:style-name="P298"/>
      <text:p text:style-name="P417">alpha 8-12Hz</text:p>
      <text:p text:style-name="P417">theta 4-8Hz</text:p>
      <text:p text:style-name="P417">Gamma 30Hz and greater</text:p>
      <text:p text:style-name="P418">[Brain waves have a high Q-factor, the operating radiation bands]</text:p>
      <text:p text:style-name="P407"/>
      <text:p text:style-name="P89"><text:span text:style-name="T469">In a </text:span><text:span text:style-name="T528">separate</text:span><text:span text:style-name="T469"> experiment in 2016 the group tested entangled gamers to measure their brain waves during f</text:span>low state, non-local interactions of brain <text:span text:style-name="T469">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28">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7"/>
      <text:p text:style-name="P443">“<text:span text:style-name="T22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8">e</text:span><text:span text:style-name="T22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71">Rouleau et al (2015b) studied the gray and white matter changes associated with the Harribance Configuration finding specific power increases associated with the </text:span>HC <text:span text:style-name="T471">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90"/>
      <text:p text:style-name="P245"><text:span text:style-name="T470">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2">HC applied to dead brains </text:span>there is a <text:span text:style-name="T472"><text:s/>difference in theta in gray matter, </text:span>but <text:span text:style-name="T472">wh</text:span><text:span text:style-name="T470">i</text:span><text:span text:style-name="T472">te matter </text:span>was<text:span text:style-name="T472"> unaffected. </text:span>When applying the<text:span text:style-name="T472"> C4,T4 components of HC resulted in </text:span>increase<text:span text:style-name="T472"> <text:s/>μ volt power with</text:span>i<text:span text:style-name="T472">n the theta band in gray compared to white matter. </text:span>When testing during a live Harribance reading of a target <text:s/>i<text:span text:style-name="T472">n 1m </text:span>proximity of each other the <text:span text:style-name="T472">reading pair test increased theta in right tem</text:span>p<text:span text:style-name="T472">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6"><text:span text:style-name="T470">gray and White matter difference over T4 EEG location, temporal lobe (</text:span>Fig. 5. Rouleau 2015b<text:span text:style-name="T470">)</text:span></text:p>
      <text:p text:style-name="P91"/>
      <text:p text:style-name="P91"/>
      <text:p text:style-name="P159">When the gamma power increases there is a difference in gray and white matter, citing primarily the T4 location as being in<text:span text:style-name="T529">v</text:span>olved. <text:s/><text:span text:style-name="T472">Significantly increased beta2 power </text:span>was observed in the <text:span text:style-name="T472">left caudate nucleus (T4 rhythm applied) relative to right caudate nucleus, </text:span>showing like the Havana Syndrome <text:span text:style-name="T472">right </text:span><text:soft-page-break/><text:span text:style-name="T472">side bias in non-local experiments. </text:span>Also, <text:span text:style-name="T472">Beta2 SPD increased in left hippocampal body. </text:span>When applying the <text:span text:style-name="T472">F4 component exposure beta2 SPD increased right temporal stem size on dead brains. </text:span>F8,T4 band was enhanced for the HC at 20-30Hz. <text:span text:style-name="T585">The HC specifically enhances theta power in Gray Matter within the c</text:span><text:span text:style-name="T592">e</text:span><text:span text:style-name="T585">ntral and temporal regions. The Left side is not affected. There is a significant increase when applying the HC T4 component. <text:s/></text:span></text:p>
      <text:p text:style-name="P91"/>
      <text:p text:style-name="P159">Theta Gam<text:span text:style-name="T473">m</text:span>a Brain Matter <text:span text:style-name="T473">Effect</text:span>:</text:p>
      <text:p text:style-name="P159"/>
      <text:list xml:id="list926266400" text:style-name="L9">
        <text:list-item>
          <text:p text:style-name="P509"><text:span text:style-name="T317">Gamma: right temporal lobe, both white and gray matter affected </text:span><text:span text:style-name="T316">(Rouleau, 2015b)</text:span></text:p>
        </text:list-item>
        <text:list-item>
          <text:p text:style-name="P509"><text:span text:style-name="T317">Theta: right central and temporal gray matter affected, not white matter. </text:span><text:span text:style-name="T316">(Rouleau, 2015b)</text:span></text:p>
        </text:list-item>
      </text:list>
      <text:p text:style-name="P91"/>
      <text:p text:style-name="P160">The HC affect overall the bands from the Schumann Resonance 7Hz up to 40hz:</text:p>
      <text:p text:style-name="P91"/>
      <text:p text:style-name="P420">“<text:span text:style-name="T475">Hunter found </text:span>when Harribance sat proximal to target there was a duration dependent increase in the degree of cross spectral coherence within 19-20Hz <text:span text:style-name="T475">[Beta2] </text:span>band (and the 30-40Hz <text:span text:style-name="T475">[Gamma] </text:span>band) between readers (H<text:span text:style-name="T473">C</text:span>) right temporal lobe and the targets lobe. (Rouleau, 2015b). <text:span text:style-name="T228">Harribance, reader, </text:span><text:span text:style-name="T475">showed </text:span><text:span text:style-name="T228">increased photon </text:span><text:span text:style-name="T474">emissions</text:span><text:span text:style-name="T228"> while </text:span><text:span text:style-name="T475">Harribance was </text:span><text:span text:style-name="T228">reading target. </text:span></text:p>
      <text:p text:style-name="P85"/>
      <text:p text:style-name="P85">Harribance <text:span text:style-name="T529">showed</text:span> during reading of target most ac<text:span text:style-name="T569">t</text:span>ivity in C3,T3 <text:span text:style-name="T558">(left temporal lobe)</text:span>. <text:span text:style-name="T529">With </text:span>test on brain tissue <text:span text:style-name="T529">(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29">and functional brain areas. </text:span><text:span text:style-name="T558">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9"> </text:span><text:s text:c="2"/></text:p>
      <text:p text:style-name="P161"/>
      <text:p text:style-name="P217"><text:span text:style-name="T577">D</text:span>éjà Vu and Vecu in Temporal Lobe Epilepsy</text:p>
      <text:p text:style-name="P311"/>
      <text:p text:style-name="P262"><draw:frame draw:style-name="fr3" draw:name="Image34" text:anchor-type="char" svg:x="0.7827in" svg:y="0.2098in" svg:width="5.4827in" svg:height="4.0252in" draw:z-index="36"><draw:image xlink:href="Pictures/1000020100000224000001C001158EB999AAB8B4.png" xlink:type="simple" xlink:show="embed" xlink:actuate="onLoad" loext:mime-type="image/png"/></draw:frame><text:span text:style-name="T30">(</text:span><text:span text:style-name="T13">Illman, 2012) </text:span></text:p>
      <text:p text:style-name="P161"><text:soft-page-break/></text:p>
      <text:p text:style-name="P161"><text:s text:c="4"/><text:span text:style-name="T565">In Temporal Lobe Epilepsy there is a type of seizure that generates déjà vu and déjà vecu exp</text:span><text:span text:style-name="T592">e</text:span><text:span text:style-name="T565">riences. <text:s/>The brain areas affected correlate with areas affected by Havana Syndrome and the Harribance Configuration. <text:s/>Illman et al (2012) studied these experiences. déjà is ‘a ster</text:span><text:span text:style-name="T570">e</text:span><text:span text:style-name="T565">otypical feeling of familiarity, recogn</text:span><text:span text:style-name="T570">i</text:span><text:span text:style-name="T565">tion, or fear rem</text:span><text:span text:style-name="T570">i</text:span><text:span text:style-name="T565">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66">The researchers mention the work of Adachi et al, that found significant ipsilateral hypometabolism in parahippocampal regions (enterhinal and perirhinal cortices), superior temporal gyrus, superior temporal sulcus, bu</text:span><text:span text:style-name="T570">y </text:span><text:span text:style-name="T566">no differentiation in the hippocampus. Illman et al confirmed mesial temporal lobe bu</text:span><text:span text:style-name="T570">t</text:span><text:span text:style-name="T566"> not parietal cortex, but the superior temporal gyrus, “lending support to the thesis that the parahippocampal regions are specifically and independently involved in familiarity-based recogn</text:span><text:span text:style-name="T570">i</text:span><text:span text:style-name="T566">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5"><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6"/>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7"/>
      <text:p text:style-name="P307"/>
      <text:p text:style-name="P307"><draw:frame draw:style-name="fr2" draw:name="Image38" text:anchor-type="char" svg:width="5.9535in" svg:height="2.9992in" draw:z-index="35"><draw:image xlink:href="Pictures/1000020100000377000001BF22E3FED0A49EFF9A.png" xlink:type="simple" xlink:show="embed" xlink:actuate="onLoad" loext:mime-type="image/png"/></draw:frame><text:soft-page-break/></text:p>
      <text:p text:style-name="P308"/>
      <text:p text:style-name="P210">C<text:span text:style-name="T558">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73">Verma et al <text:span text:style-name="T571">Havana Syndrome</text:span></text:p>
          </table:table-cell>
          <table:table-cell table:style-name="Table2.A1" office:value-type="string">
            <text:list xml:id="list2431383120" text:style-name="L10">
              <text:list-item>
                <text:p text:style-name="P496"><text:span text:style-name="T236">Auditory </text:span><text:span text:style-name="T582">cortex</text:span><text:span text:style-name="T236">: </text:span><text:span text:style-name="T581">Right and Left Superior Temporal Gyrus, Heschl’s Gyrus (BA 22*, 48); Right Thalamus</text:span></text:p>
              </text:list-item>
              <text:list-item>
                <text:p text:style-name="P496"><text:span text:style-name="T259">visual-spatial</text:span><text:span text:style-name="T236"> subnets: </text:span><text:span text:style-name="T581">R &amp; L Frontal Gyrus, Superior Frontal Gyrus, Precentral Gyrus (BA 6); R &amp; L Inferior Parietal Sulcus (BA 2, 40, 7); R &amp; L Frontal Operculum, IFG* (BA 44,45, 48); R &amp; L Temporal Gyrus (BA 37)</text:span></text:p>
              </text:list-item>
              <text:list-item>
                <text:p text:style-name="P515">Cuneus (BA 17)*</text:p>
              </text:list-item>
              <text:list-item>
                <text:p text:style-name="P515">Anterior Insula (no BA, connects to amygdala)</text:p>
              </text:list-item>
              <text:list-item>
                <text:p text:style-name="P516">Putamen (BA 8)</text:p>
              </text:list-item>
              <text:list-item>
                <text:p text:style-name="P516">Post Central Gyrus (BA 1,2,3)</text:p>
              </text:list-item>
              <text:list-item>
                <text:p text:style-name="P516">Middle Temporal Gyrus (BA 21)</text:p>
              </text:list-item>
              <text:list-item>
                <text:p text:style-name="P516">Inferior Frontal Gyrus (IFG)Triangular Part (BA 45)*</text:p>
              </text:list-item>
              <text:list-item>
                <text:p text:style-name="P521"><text:span text:style-name="T404">Pari</text:span><text:span text:style-name="T405">e</text:span><text:span text:style-name="T404">tal Operculum (BA 40)</text:span></text:p>
              </text:list-item>
              <text:list-item>
                <text:p text:style-name="P516">Supramarginal Gyrus (BA 40)</text:p>
              </text:list-item>
              <text:list-item>
                <text:p text:style-name="P516">Temporal Pole (BA 38)</text:p>
              </text:list-item>
            </text:list>
            <text:p text:style-name="P471"/>
          </table:table-cell>
        </table:table-row>
        <table:table-row>
          <table:table-cell table:style-name="Table2.A1" office:value-type="string">
            <text:p text:style-name="P471">Persinger et al entanglement studies</text:p>
          </table:table-cell>
          <table:table-cell table:style-name="Table2.A1" office:value-type="string">
            <text:list xml:id="list903677679" text:style-name="L11">
              <text:list-item>
                <text:p text:style-name="P517">Right and Left Superior Temporal Gyrus (T3, BA 22)* T3 also near Insula</text:p>
              </text:list-item>
              <text:list-item>
                <text:p text:style-name="P517">Right Thalamus</text:p>
              </text:list-item>
              <text:list-item>
                <text:p text:style-name="P517">Left Temporal Lobe (T3, T7) beta band modulation depending on I, We. We T3,T4 higher ampliutude, renormalizes with more compolex information; intrusionist thoughts low beta power doubled in right parahippocampal region </text:p>
              </text:list-item>
            </text:list>
            <text:list xml:id="list2494248835" text:style-name="L12">
              <text:list-item>
                <text:p text:style-name="P518">Parahippocampal Gyrus (Scott 2015)</text:p>
              </text:list-item>
              <text:list-item>
                <text:p text:style-name="P518">Right cuadal temporal lobe (most excess correlation in HC)</text:p>
              </text:list-item>
              <text:list-item>
                <text:p text:style-name="P518">hippocampus</text:p>
              </text:list-item>
            </text:list>
          </table:table-cell>
        </table:table-row>
        <table:table-row>
          <table:table-cell table:style-name="Table2.A1" office:value-type="string">
            <text:p text:style-name="P471">Lehman 2015 entangled gamers</text:p>
          </table:table-cell>
          <table:table-cell table:style-name="Table2.A1" office:value-type="string">
            <text:list xml:id="list131218030" text:style-name="L13">
              <text:list-item>
                <text:p text:style-name="P519">Right parahippocampal gyrus</text:p>
              </text:list-item>
              <text:list-item>
                <text:p text:style-name="P519">right occipital <text:span text:style-name="T579">(BA 17)*</text:span></text:p>
              </text:list-item>
              <text:list-item>
                <text:p text:style-name="P519"><text:soft-page-break/>temporo occipital</text:p>
              </text:list-item>
              <text:list-item>
                <text:p text:style-name="P519">parietal</text:p>
              </text:list-item>
              <text:list-item>
                <text:p text:style-name="P519">orbitofrontal cortices <text:span text:style-name="T578">(BA 10, 11, 47)</text:span></text:p>
              </text:list-item>
              <text:list-item>
                <text:p text:style-name="P519">decre<text:span text:style-name="T572">a</text:span>sed activation left temporal lobe during flow state increased power in Theta band</text:p>
              </text:list-item>
            </text:list>
          </table:table-cell>
        </table:table-row>
        <table:table-row>
          <table:table-cell table:style-name="Table2.A1" office:value-type="string">
            <text:p text:style-name="P471">Illman 2012 déjà Vu/Vecu</text:p>
          </table:table-cell>
          <table:table-cell table:style-name="Table2.A1" office:value-type="string">
            <text:list xml:id="list1522460702" text:style-name="L14">
              <text:list-item>
                <text:p text:style-name="P520">Hippocampus (80% w/ hippo. Lesions)</text:p>
              </text:list-item>
              <text:list-item>
                <text:p text:style-name="P520">parahippocampus (Mesial Temporal Lobe)</text:p>
              </text:list-item>
              <text:list-item>
                <text:p text:style-name="P520">superior temporal gyrus* (BA 22)</text:p>
              </text:list-item>
              <text:list-item>
                <text:p text:style-name="P520">enterhinal and perirhinal cortices</text:p>
              </text:list-item>
              <text:list-item>
                <text:p text:style-name="P520">amygdala</text:p>
              </text:list-item>
              <text:list-item>
                <text:p text:style-name="P520">right temporal lobe</text:p>
              </text:list-item>
            </text:list>
          </table:table-cell>
        </table:table-row>
        <table:table-row>
          <table:table-cell table:style-name="Table2.A1" office:value-type="string">
            <text:p text:style-name="P472">Common Areas: </text:p>
          </table:table-cell>
          <table:table-cell table:style-name="Table2.A1" office:value-type="string">
            <text:p text:style-name="P472">Superior Temporal Gyrus (BA 22), <text:span text:style-name="T573">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2"><text:span text:style-name="T529">In the above we have seen that both Verma et al and Persinger et al have shown that there is a strong right temporal lobe bias to changes in the brain, from brain wave bands to gray and white matter volume, </text:span><text:span text:style-name="T558">changes also seen in Epilepsy which includes symptoms such as ‘hearing voices’, </text:span><text:span text:style-name="T575">tinnitus, dizziness, similar to Havana Syndrome.</text:span><text:span text:style-name="T529">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4">list of symptoms</text:span><text:span text:style-name="T529">. <text:s/>My argument is that this is affirmative. <text:s/>However, this does not necessarily mean that the Cuban government is responsible as anyone with enough knowledge can access the Black Market, even if for the purpose of sabotaging US-Cuba relations, </text:span><text:span text:style-name="T558">such as ex-Cuban extremists, or other nation states playing rivals off of each other </text:span><text:span text:style-name="T575">in a classic reflexive control gambit</text:span><text:span text:style-name="T529">. </text:span></text:p>
      <text:p text:style-name="P293"><text:s text:c="4"/><text:span text:style-name="T575">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2">Superior Temporal Gyrus (BA 22), </text:span><text:span text:style-name="T573">Visual Cortex (BA 17,18), Inferior Frontal Gyrus, Hippocampus, In general Right Temporal Lobe is implicated in all studies. Norseen has </text:span><text:span text:style-name="T575">Norseen has also mentioned the involvement of Broca’s Area</text:span><text:span text:style-name="T573"> </text:span><text:span text:style-name="T575">BA </text:span><text:span text:style-name="T573">44-5, </text:span><text:span text:style-name="T575">which come up with Persinger’s study of F7 EEG location involved in non-local left temporal entanglement</text:span><text:span text:style-name="T573">. <text:s/></text:span></text:p>
      <text:p text:style-name="P57"><text:s text:c="4"/><text:span text:style-name="T575">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76">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76">The A-B Countermeasure Coil was tested on one individual. A US veteran </text:span><text:span text:style-name="T577">Sonarman (SIGINT) on Submarines</text:span><text:span text:style-name="T576">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76">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7">he notes that seizure and pressure feel like they occur in the right temporal lobe as though being hit by energy</text:span><text:span text:style-name="T576">.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21"><text:span text:style-name="T394">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36">Baker, R. (2010) </text:span><text:span text:style-name="T229">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78">Burke, R., Persinger, M. (2013) </text:span><text:span text:style-name="T37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7">https://www.researchgate.net/publication/270552657_Convergent_Quantitative_Solutions_Indicating_the_Human_Hippocampus_as_a_Singularity_and_Access_to_Cosmological_Consciousness</text:span></text:a></text:p>
      <text:p text:style-name="P229"/>
      <text:p text:style-name="P462">Chiao, R. <text:span text:style-name="T498">et al</text:span> (2002) Superconductors as quantum transducers and antennas for gravitational and electromagnetic radiation - </text:p>
      <text:p text:style-name="P462"><text:span text:style-name="T498"><text:s/></text:span><text:span text:style-name="T601">Chiao, R. </text:span><text:span text:style-name="T498">(2013) </text:span>Gravitational Ahronov Bohm Effect and its Connection to Parametric Oscillators and Gravitational Radiation</text:p>
      <text:p text:style-name="P463"><text:span text:style-name="T148">Chiao, R., </text:span><text:span text:style-name="T421">Sharping, </text:span><text:span text:style-name="T422">J., </text:span><text:span text:style-name="T516"><text:s/></text:span><text:span text:style-name="T421">Martinez, </text:span><text:span text:style-name="T422">L., </text:span><text:span text:style-name="T421">Kang, </text:span><text:span text:style-name="T422">B., </text:span><text:span text:style-name="T421">Castelli, </text:span><text:span text:style-name="T422">A., </text:span><text:span text:style-name="T421"><text:s/>Inan, </text:span><text:span text:style-name="T422">N., </text:span><text:span text:style-name="T421"><text:s/>and Thompson, </text:span><text:span text:style-name="T422">J. </text:span><text:span text:style-name="T149">(2017) </text:span><text:span text:style-name="T147">Dynamical Casimir Effect and the Possibility of laser-like generation of Gravitational Radiation </text:span></text:p>
      <text:p text:style-name="P324"><text:span text:style-name="T379">D</text:span><text:span text:style-name="T377">eGorgio, C., Curtis, A., Carapetian, A. Hovesepian, D., Krisnadasen, A., Markovic, D. (2020) Why are epilepsy mortality rates rising in the United States? A population based multiple cause-of-death study. </text:span></text:p>
      <text:p text:style-name="P264"/>
      <text:p text:style-name="P344">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5"/>
      <text:p text:style-name="P2"><text:span text:style-name="T379">Dotta, B., Karbowski, L., Murugan, N. Persinger, M. (2015) </text:span><text:span text:style-name="T37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7">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80">Dotta, B. Vares, D., Buckner, C. Lafrenie, M., Persinger, M. (2014) </text:span><text:span text:style-name="T377">Magnetic Field Configurations Corresponding to Electric Field Patterns That Evoke Long-Term Potentiation Shift Power Spectra of Light Emissions from </text:span><text:span text:style-name="T393">micro</text:span><text:span text:style-name="T377">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7">Term_Potentiation_Shift_Power_Spectra_of_Light_Emissions_from_μtubules_from_Non-Neural_Cells</text:span></text:a></text:p>
      <text:p text:style-name="P225"/>
      <text:p text:style-name="P326"><text:soft-page-break/><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9"/>
      <text:p text:style-name="P373"><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9"/>
      <text:p text:style-name="P373"><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6"/>
      <text:h text:style-name="P328" text:outline-level="1"><text:span text:style-name="T586">Feldman, Y., Puzenko, A., Ishai, P., Caduff, A., Davidovic, I., Sakran, F., Agranat, A. (2009) </text:span>The electromagnetic response of human skin in the millimetre and submillimetre wave range</text:h>
      <text:list xml:id="list4049568043" text:style-name="L15">
        <text:list-header>
          <text:p text:style-name="P525"><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54">Feldman, Y. et al (2014) Circular Polarization Evidence by the Three Dimensional Chiral Structure of Sweat ducts. </text:p>
      <text:h text:style-name="P363"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58"><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58"><text:span text:style-name="T143">Friedman, Y., Ostapenko, V. () <text:s/></text:span><text:span text:style-name="T377">The complex pre-potential and the Aharonov-Bohm </text:span><text:span text:style-name="T381">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1"> </text:span><text:a xlink:type="simple" xlink:href="https://www.researchgate.net/publication/230964168_The_complex_pre-potential_and_the_Aharonov-Bohm_effect" text:style-name="Internet_20_link" text:visited-style-name="Visited_20_Internet_20_Link"><text:span text:style-name="T381">https://www.researchgate.net/publication/230964168_The_complex_pre-potential_and_the_Aharonov-Bohm_effect</text:span></text:a></text:p>
      <text:p text:style-name="P353">Gosh. Subrata, Fujita, Daisuke (2014) Live Visualizations of Single Isolated tubulin Protein Self-Assembly via tunneling current: Effect of electromagnetic pumping during spontaneous groth of μtubule</text:p>
      <text:p text:style-name="P360"><text:span text:style-name="T398">Grabner, R., De Smedt, B. (2012) </text:span><text:span text:style-name="T397">Oscillatory EEG Correlates of Arithmetic Strategies: A Training Study </text:span><text:span text:style-name="T391">In </text:span><text:a xlink:type="simple" xlink:href="https://www.researchgate.net/journal/Frontiers-in-Psychology-1664-1078" text:style-name="Internet_20_link" text:visited-style-name="Visited_20_Internet_20_Link"><text:span text:style-name="T377">Frontiers in Psychology</text:span></text:a><text:span text:style-name="T377"> 3:428 DOI:</text:span><text:a xlink:type="simple" xlink:href="http://dx.doi.org/10.3389/fpsyg.2012.00428" office:target-frame-name="_blank" xlink:show="new" text:style-name="Internet_20_link" text:visited-style-name="Visited_20_Internet_20_Link"><text:span text:style-name="T377">10.3389/fpsyg.2012.00428</text:span></text:a></text:p>
      <text:p text:style-name="P362"><text:span text:style-name="T377">Gurov, Yu. (2016) <text:s/>About the Field Forms of Communication of Biological Sys</text:span><text:span text:style-name="T396">tems</text:span><text:span text:style-name="T377">. pg. 62 <text:s text:c="3"/>in </text:span><text:a xlink:type="simple" xlink:href="http://www.second-physics.ru/moscow2016/moscow2016.pdf" text:style-name="Internet_20_link" text:visited-style-name="Visited_20_Internet_20_Link"><text:span text:style-name="T377">http://www.second-physics.ru/moscow2016/moscow2016.pdf</text:span></text:a><text:span text:style-name="T377"> [english machine translation: </text:span><text:a xlink:type="simple" xlink:href="https://github.com/autonomous019/ahronov-bohm-cybersecurity/blob/main/gurov%20biological%20communication.pdf" text:style-name="Internet_20_link" text:visited-style-name="Visited_20_Internet_20_Link"><text:span text:style-name="T377">https://github.com/autonomous019/ahronov-bohm-cybersecurity/blob/main/gurov%20biological%20communication.pdf</text:span></text:a><text:span text:style-name="T377">]</text:span></text:p>
      <text:p text:style-name="P361"><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pan text:style-name="T192">Kabrowski, L., Murugan, N., Persinger, M. (2016) </text:span>Experimental Evidence That Specific Photon Energies Are “Stored” in Malignant Cells for an Hour: The Synergism of Weak Magnetic Field-LED Wavelength Pulses <text:span text:style-name="T192">Biology &amp; Medicine </text:span><text:soft-page-break/><text:span text:style-name="T192">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42">Karbowski, L., Murugan, N., Persinger, M. (2016</text:span><text:span text:style-name="T443">b</text:span><text:span text:style-name="T442">)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
      <text:p text:style-name="P266">Kaznacheev, V., Trofimov, A. (<text:span text:style-name="T616">2004</text:span>) A Method for Creating a Hologram Containing Non-Visualized Physiologically Significant Information </text:p>
      <text:p text:style-name="P233"/>
      <text:p text:style-name="P264">Kellio, S., Hyona, J., Revonsuo, A., Sikka, P., Nuumenmaa, L. (2011) The Existence of a Hypnotic State Revealed by Eye Movements PlosOne</text:p>
      <text:p text:style-name="P233"/>
      <text:p text:style-name="P358"><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58"><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51">Kernbach, S. (2016) On metrology of systems operating with ‘high-penetrating’ emmision IJUS E1</text:p>
      <text:p text:style-name="P351">Kernbach, S. <text:span text:style-name="T588">(2019) </text:span>Distant Monitoring of Entangled Macro-Objects NeuroQuantology | March 2019| Volume 17 | Issue 03 | Page 19-42| doi: 10.14704/nq.2019.17.03.1977</text:p>
      <text:p text:style-name="P234"/>
      <text:p text:style-name="P234"><text:span text:style-name="T445">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7"> https://www.semanticscholar.org/paper/Detection-of-Transient-1.42-GHz-(Hydrogen-Line)-the-Koren-Persinger/b83f9cb094e1d9d84b2e0b19e35f43c0820ceb98</text:span></text:p>
      <text:p text:style-name="P227"/>
      <text:p text:style-name="P358"><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59"><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13">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13">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3"> </text:span></text:p>
      <text:p text:style-name="P365"><text:soft-page-break/><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64" text:outline-level="1"><text:span text:style-name="T560">Krishnan, A. (2017) </text:span><text:span text:style-name="T559">Military Neuroscience and the Coming Age of Neurowarfare (Emerging Technologies, Ethics and International Affairs)</text:span></text:h>
      <text:p text:style-name="P5"><text:span text:style-name="T382">Lehman, B. (2016) </text:span><text:span text:style-name="T37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7">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58"><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55">Libby, A., Buschman, T. (2019) Rotational Dynamics Reduce Interference Between Sensory and Memory Representations. </text:p>
      <text:p text:style-name="P8"><text:span text:style-name="T38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7">https://www.frontiersin.org/articles/10.3389/fphys.2019.01159/full</text:span></text:a><text:span text:style-name="T377"> </text:span></text:p>
      <text:p text:style-name="P331"><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7">https://github.com/autonomous019/Battlespace-of-Mind</text:span></text:a></text:p>
      <text:p text:style-name="P246"/>
      <text:p text:style-name="P246"/>
      <text:p text:style-name="P126"><text:span text:style-name="T188">McCarron, M. (2021</text:span><text:span text:style-name="T189">b</text:span><text:span text:style-name="T188">) </text:span><text:span text:style-name="T189">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9"> </text:span><text:span text:style-name="T190">[includes source code and arduino instructions for A-B Coil mentioned in study]</text:span></text:p>
      <text:p text:style-name="P297"/>
      <text:p text:style-name="P254"/>
      <text:p text:style-name="P228">Murugan NJ, Karbowski LM, Lafrenie RM, Persinger MA (2013) Temporally-Patterned Magnetic Fields Induce Complete Fragmentation in Planaria. PLoS ONE 8(4): e61714. doi:10.1371/journal.pone.0061714 </text:p>
      <text:p text:style-name="P237"/>
      <text:p text:style-name="P358"><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195">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7">Proceedings Volume 3719, Sensor Fusion: Architectures, Algorithms, and Applications III;</text:span></text:a><text:span text:style-name="T377"> (1999) </text:span><text:a xlink:type="simple" xlink:href="https://doi.org/10.1117/12.341364" text:style-name="Internet_20_link" text:visited-style-name="Visited_20_Internet_20_Link"><text:span text:style-name="T377">https://doi.org/10.1117/12.341364</text:span></text:a><text:span text:style-name="T377"><text:line-break/>Event: </text:span><text:a xlink:type="simple" xlink:href="https://www.spiedigitallibrary.org/conference-proceedings-of-spie/browse/SPIE-Defense-Commercial-Sensing/1999" text:style-name="Internet_20_link" text:visited-style-name="Visited_20_Internet_20_Link"><text:span text:style-name="T377">AeroSense '99</text:span></text:a><text:span text:style-name="T377">, 1999, Orlando, FL, United States </text:span></text:p>
      <text:p text:style-name="P239"/>
      <text:p text:style-name="P357"><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52"><text:soft-page-break/>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8">Persinger, M., Saroka, K. Koren, S., St-Pierre, L. (2010) </text:span><text:span text:style-name="T37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7">https://www.researchgate.net/publication/265935637_The_Electromagnetic_Induction_of_Mystical_and_Altered_States_within_the_Laboratory</text:span></text:a></text:p>
      <text:p text:style-name="P226"/>
      <text:p text:style-name="P323"><text:span text:style-name="T395">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7">Persinger, <text:span text:style-name="T598">M.</text:span> (2015) inverse relationship between photon flux densities</text:p>
      <text:p text:style-name="P195"/>
      <text:p text:style-name="P316"><text:span text:style-name="T392">Persinger, M. (2015b) </text:span><text:span text:style-name="T56">The Graviton: An Emergent Solution From The Equivalence of Universal Magnetic Field Intensity and Radiant Flux Density</text:span><text:span text:style-name="T392">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7">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192">Persinger, M., </text:span><text:span text:style-name="T19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75">Pribram, K. (1999) </text:span><text:span text:style-name="T179">Quantum holography: Is it relevant to brain function? </text:span><text:span text:style-name="T180">Information Sciences 115 (1999) 97-102</text:span></text:p>
      <text:p text:style-name="P227"/>
      <text:p text:style-name="P373"><text:span text:style-name="Source_20_Text"><text:span text:style-name="T142">Puthoff, H. (1998) US Patent 5845220 ‘Communication Method and Apparatus with Singals Comprising Scalar and Vector Petentials without Electromagnetic Fields [Ahronov-Bohm Generator]</text:span></text:span></text:p>
      <text:p text:style-name="P371"><text:span text:style-name="Source_20_Text"><text:span text:style-name="T142"/></text:span></text:p>
      <text:p text:style-name="P372"><text:span text:style-name="Source_20_Text"><text:span text:style-name="T150">Ou-Yang, H., Kollias, N (2004) Spectral Responses of Melanin to Ultraviolet A Irradiation in Journal of Investigative Dermatology Vol. 122, Issue 2 Pg. 492-96 </text:span></text:span></text:p>
      <text:p text:style-name="P372"><text:span text:style-name="Source_20_Text"><text:span text:style-name="T150"/></text:span></text:p>
      <text:h text:style-name="P375" text:outline-level="3"><text:span text:style-name="T513">Romaualdo, I., Hackl, L., Yokomizo, N. (2019) </text:span><text:span text:style-name="T512">Entanglement production in the dynamical Casimir effect at parametric resonance </text:span><text:span text:style-name="T505">Phys. Rev. D </text:span><text:span text:style-name="T506">100</text:span><text:span text:style-name="T505">, 065022 – Published 26 September 2019 https://journals.aps.org/prd/abstract/10.1103/PhysRevD.100.065022</text:span></text:h>
      <text:p text:style-name="P369"/>
      <text:p text:style-name="P373"><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191">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998449004" text:style-name="L16">
        <text:list-header>
          <text:p text:style-name="P526"><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5"><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text:soft-page-break/></text:p>
      <text:p text:style-name="P313"><text:span text:style-name="T384">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5"><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2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79">Samokhvalov, V. (2016) </text:span><text:span text:style-name="T278">Non-electromagnetic force </text:span>interaction in presence of rotating masses in vacuum <text:span text:style-name="T279">IJUS E1</text:span></text:p>
      <text:h text:style-name="P366"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7">10.4103/0976-9668.210016</text:span></text:a><text:span text:style-name="T126"> </text:span><text:a xlink:type="simple" xlink:href="https://www.ncbi.nlm.nih.gov/pmc/articles/PMC5523517/" text:style-name="Internet_20_link" text:visited-style-name="Visited_20_Internet_20_Link"><text:span text:style-name="T397">https://www.ncbi.nlm.nih.gov/pmc/articles/PMC5523517/</text:span></text:a><text:span text:style-name="T127"> </text:span></text:h>
      <text:p text:style-name="P327"/>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58"><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5">Scott, M., Rouleau, N., Lehman, B., Tessaro, L., Juden-Kelly, L., Saroka, K., Persinger, M. (2015) </text:span><text:span text:style-name="T37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7">n_across_the_Atlantic_Ocean_of_Right_Hemispheric_Theta-Gamma_Power_between_Subject_Pairs_Sharing_Circumcerebral_Rotating_Magnetic_Fields_Part_I</text:span></text:a></text:p>
      <text:p text:style-name="P247"/>
      <text:p text:style-name="P373"><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9"/>
      <text:p text:style-name="P374">Shkatov, V.T. <text:span text:style-name="T438">(2009) </text:span>‘Additional Explanations for using the m<text:span text:style-name="T43">e</text:span>thod torsion [AB] phase portrait in the fine field diagnostics of of objects’ <text:span text:style-name="T438">at </text:span>Sochi Conference <text:span text:style-name="T438">on Torsion Science </text:span>in Russian</text:p>
      <text:p text:style-name="P369"/>
      <text:h text:style-name="P376"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7">10.1007/978-981-10-5699-4_20</text:span></text:a><text:span text:style-name="T52"> </text:span><text:span text:style-name="T51">In book: Soft Computing: Theories and Applications (pp.201-211)</text:span></text:h>
      <text:p text:style-name="P368"/>
      <text:p text:style-name="P272"><text:span text:style-name="T386">S</text:span><text:span text:style-name="T377">tav, T., Faerman, A., Maguid, E., Oren, D. Keleiner, V. (2018) Quantum entanglement of the spin and orbital angular momentum of photons using metamaterials. </text:span><text:span text:style-name="T387">In Science 14 Sep 2018 Vol. 361, Issue 6407, pp. 1101-1104 <text:s/>DOI: 10.1126/science.aat9042</text:span><text:span text:style-name="T388"> </text:span><text:a xlink:type="simple" xlink:href="https://science.sciencemag.org/content/361/6407/1101.full" text:style-name="Internet_20_link" text:visited-style-name="Visited_20_Internet_20_Link"><text:span text:style-name="T388">https://science.sciencemag.org/content/361/6407/1101.full</text:span></text:a></text:p>
      <text:p text:style-name="P248"/>
      <text:p text:style-name="P3"><text:span text:style-name="T386">Sterzer, P., Klwinschmidt, A. (2010) </text:span><text:span text:style-name="T389">Anterior insula activations in perceptual paradigms: often observed but barely understood </text:span><text:span text:style-name="T377">DOI 10.1007/s00429-010-0252-2 </text:span><text:soft-page-break/><text:a xlink:type="simple" xlink:href="http://behavioralhealth2000.com/wp-content/uploads/2017/09/Anterior-insula-activations-in-perceptual-paradigms-often-observed-but-barely-understood.pdf" text:style-name="Internet_20_link" text:visited-style-name="Visited_20_Internet_20_Link"><text:span text:style-name="T37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7">content/uploads/2017/09/Anterior-insula-activations-in-perceptual-paradigms-often-observed-but-barely-understood.pdf</text:span></text:a></text:p>
      <text:p text:style-name="P248"/>
      <text:p text:style-name="P227"/>
      <text:p text:style-name="P249"><text:span text:style-name="T217">Verma, R., Swanson, R., Parker, D. </text:span><text:span text:style-name="T531">(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73"><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7">https://ethz.ch/content/dam/ethz/special-interest/phys/theoretical-physics/itp-dam/documents/gaberdiel/proseminar_fs2018/06_Waechter.pdf</text:span></text:span></text:a></text:p>
      <text:p text:style-name="P370"/>
      <text:p text:style-name="P4"><text:span text:style-name="T390">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his paper is dedicated to Lt. Col.(Ret.) Tom Bearden <text:span text:style-name="T599">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1H17M55S</meta:editing-duration>
    <meta:editing-cycles>404</meta:editing-cycles>
    <meta:generator>LibreOffice/6.4.0.3$Windows_X86_64 LibreOffice_project/b0a288ab3d2d4774cb44b62f04d5d28733ac6df8</meta:generator>
    <dc:date>2021-05-13T18:29:19.594000000</dc:date>
    <meta:creation-date>2021-05-11T07:53:00</meta:creation-date>
    <meta:document-statistic meta:table-count="2" meta:image-count="40" meta:object-count="0" meta:page-count="59" meta:paragraph-count="564" meta:word-count="27224" meta:character-count="181371" meta:non-whitespace-character-count="153806"/>
    <meta:user-defined meta:name="DocumentEncoding">utf-8</meta:user-defined>
    <meta:user-defined meta:name="HTML" meta:value-type="boolean">true</meta:user-defined>
  </office:meta>
</office:document-meta>
</file>